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2.2571in"/>
    </style:style>
    <style:style style:name="co7" style:family="table-column">
      <style:table-column-properties fo:break-before="auto" style:column-width="1.9925in"/>
    </style:style>
    <style:style style:name="co8" style:family="table-column">
      <style:table-column-properties fo:break-before="auto" style:column-width="1.8382in"/>
    </style:style>
    <style:style style:name="co9" style:family="table-column">
      <style:table-column-properties fo:break-before="auto" style:column-width="1.7173in"/>
    </style:style>
    <style:style style:name="co10" style:family="table-column">
      <style:table-column-properties fo:break-before="auto" style:column-width="2.0583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Оказанные_20_услуги">
      <style:table-properties table:display="true" style:writing-mode="lr-tb"/>
    </style:style>
    <style:style style:name="ta2" style:family="table" style:master-page-name="PageStyle_5f_Услуги">
      <style:table-properties table:display="true" style:writing-mode="lr-tb"/>
    </style:style>
    <style:style style:name="ta3" style:family="table" style:master-page-name="PageStyle_5f_Клиент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казанные услу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1" table:number-columns-repeated="16375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Дата</text:p>
          </table:table-cell>
          <table:table-cell table:style-name="ce1" office:value-type="string" calcext:value-type="string">
            <text:p>ID клиента</text:p>
          </table:table-cell>
          <table:table-cell table:style-name="ce1" office:value-type="string" calcext:value-type="string">
            <text:p>ID услуги</text:p>
          </table:table-cell>
          <table:table-cell office:value-type="string" calcext:value-type="string">
            <text:p>Услуга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Стоимость</text:p>
          </table:table-cell>
          <table:table-cell/>
          <table:table-cell table:style-name="ce5" office:value-type="float" office:value="17800" calcext:value-type="float">
            <text:p>17800</text:p>
          </table:table-cell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D2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];[$Клиенты.A:.D]; 2;0)" office:value-type="string" office:string-value="Новый" calcext:value-type="string">
            <text:p>Новый</text:p>
          </table:table-cell>
          <table:table-cell table:formula="of:=VLOOKUP([.D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D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];[$Клиенты.A:.D]; 2;0)" office:value-type="string" office:string-value="Новый" calcext:value-type="string">
            <text:p>Новый</text:p>
          </table:table-cell>
          <table:table-cell table:formula="of:=VLOOKUP([.D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1.08.20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VLOOKUP([.D4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];[$Клиенты.A:.D]; 2;0)" office:value-type="string" office:string-value="Остров" calcext:value-type="string">
            <text:p>Остров</text:p>
          </table:table-cell>
          <table:table-cell table:formula="of:=VLOOKUP([.D4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1.08.2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VLOOKUP([.D5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5];[$Клиенты.A:.D]; 2;0)" office:value-type="string" office:string-value="Остров" calcext:value-type="string">
            <text:p>Остров</text:p>
          </table:table-cell>
          <table:table-cell table:formula="of:=VLOOKUP([.D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1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D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6];[$Клиенты.A:.D]; 2;0)" office:value-type="string" office:string-value="Ленинский" calcext:value-type="string">
            <text:p>Ленинский</text:p>
          </table:table-cell>
          <table:table-cell table:formula="of:=VLOOKUP([.D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1.08.202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VLOOKUP([.D7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7];[$Клиенты.A:.D]; 2;0)" office:value-type="string" office:string-value="Остров" calcext:value-type="string">
            <text:p>Остров</text:p>
          </table:table-cell>
          <table:table-cell table:formula="of:=VLOOKUP([.D7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VLOOKUP([.D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8];[$Клиенты.A:.D]; 2;0)" office:value-type="string" office:string-value="Речной" calcext:value-type="string">
            <text:p>Речной</text:p>
          </table:table-cell>
          <table:table-cell table:formula="of:=VLOOKUP([.D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VLOOKUP([.D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9];[$Клиенты.A:.D]; 2;0)" office:value-type="string" office:string-value="Речной" calcext:value-type="string">
            <text:p>Речной</text:p>
          </table:table-cell>
          <table:table-cell table:formula="of:=VLOOKUP([.D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01.08.202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VLOOKUP([.D10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0];[$Клиенты.A:.D]; 2;0)" office:value-type="string" office:string-value="Центральный" calcext:value-type="string">
            <text:p>Центральный</text:p>
          </table:table-cell>
          <table:table-cell table:formula="of:=VLOOKUP([.D1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01.08.202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VLOOKUP([.D1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1];[$Клиенты.A:.D]; 2;0)" office:value-type="string" office:string-value="Пролетарский" calcext:value-type="string">
            <text:p>Пролетарский</text:p>
          </table:table-cell>
          <table:table-cell table:formula="of:=VLOOKUP([.D1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01.08.20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VLOOKUP([.D12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2];[$Клиенты.A:.D]; 2;0)" office:value-type="string" office:string-value="Речной" calcext:value-type="string">
            <text:p>Речной</text:p>
          </table:table-cell>
          <table:table-cell table:formula="of:=VLOOKUP([.D1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01.08.20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VLOOKUP([.D13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3];[$Клиенты.A:.D]; 2;0)" office:value-type="string" office:string-value="Пролетарский" calcext:value-type="string">
            <text:p>Пролетарский</text:p>
          </table:table-cell>
          <table:table-cell table:formula="of:=VLOOKUP([.D1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01.08.2022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VLOOKUP([.D14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4];[$Клиенты.A:.D]; 2;0)" office:value-type="string" office:string-value="Полярный" calcext:value-type="string">
            <text:p>Полярный</text:p>
          </table:table-cell>
          <table:table-cell table:formula="of:=VLOOKUP([.D14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01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VLOOKUP([.D15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5];[$Клиенты.A:.D]; 2;0)" office:value-type="string" office:string-value="Пролетарский" calcext:value-type="string">
            <text:p>Пролетарский</text:p>
          </table:table-cell>
          <table:table-cell table:formula="of:=VLOOKUP([.D1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01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VLOOKUP([.D1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6];[$Клиенты.A:.D]; 2;0)" office:value-type="string" office:string-value="Пролетарский" calcext:value-type="string">
            <text:p>Пролетарский</text:p>
          </table:table-cell>
          <table:table-cell table:formula="of:=VLOOKUP([.D1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01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VLOOKUP([.D17];[$Услуги.A:.C]; 2;0)" office:value-type="string" office:string-value="телевидение" calcext:value-type="string">
            <text:p>телевидение</text:p>
          </table:table-cell>
          <table:table-cell table:formula="of:=VLOOKUP([.C17];[$Клиенты.A:.D]; 2;0)" office:value-type="string" office:string-value="Остров" calcext:value-type="string">
            <text:p>Остров</text:p>
          </table:table-cell>
          <table:table-cell table:formula="of:=VLOOKUP([.D1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1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VLOOKUP([.D1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8];[$Клиенты.A:.D]; 2;0)" office:value-type="string" office:string-value="Пролетарский" calcext:value-type="string">
            <text:p>Пролетарский</text:p>
          </table:table-cell>
          <table:table-cell table:formula="of:=VLOOKUP([.D1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01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formula="of:=VLOOKUP([.D19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9];[$Клиенты.A:.D]; 2;0)" office:value-type="string" office:string-value="Ленинский" calcext:value-type="string">
            <text:p>Ленинский</text:p>
          </table:table-cell>
          <table:table-cell table:formula="of:=VLOOKUP([.D19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01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formula="of:=VLOOKUP([.D20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0];[$Клиенты.A:.D]; 2;0)" office:value-type="string" office:string-value="Речной" calcext:value-type="string">
            <text:p>Речной</text:p>
          </table:table-cell>
          <table:table-cell table:formula="of:=VLOOKUP([.D2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01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VLOOKUP([.D21];[$Услуги.A:.C]; 2;0)" office:value-type="string" office:string-value="хостинг" calcext:value-type="string">
            <text:p>хостинг</text:p>
          </table:table-cell>
          <table:table-cell table:formula="of:=VLOOKUP([.C21];[$Клиенты.A:.D]; 2;0)" office:value-type="string" office:string-value="Центральный" calcext:value-type="string">
            <text:p>Центральный</text:p>
          </table:table-cell>
          <table:table-cell table:formula="of:=VLOOKUP([.D2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01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formula="of:=VLOOKUP([.D22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2];[$Клиенты.A:.D]; 2;0)" office:value-type="string" office:string-value="Ленинский" calcext:value-type="string">
            <text:p>Ленинский</text:p>
          </table:table-cell>
          <table:table-cell table:formula="of:=VLOOKUP([.D2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01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D23];[$Услуги.A:.C]; 2;0)" office:value-type="string" office:string-value="телевидение" calcext:value-type="string">
            <text:p>телевидение</text:p>
          </table:table-cell>
          <table:table-cell table:formula="of:=VLOOKUP([.C23];[$Клиенты.A:.D]; 2;0)" office:value-type="string" office:string-value="Левобережный" calcext:value-type="string">
            <text:p>Левобережный</text:p>
          </table:table-cell>
          <table:table-cell table:formula="of:=VLOOKUP([.D2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01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D24];[$Услуги.A:.C]; 2;0)" office:value-type="string" office:string-value="хостинг" calcext:value-type="string">
            <text:p>хостинг</text:p>
          </table:table-cell>
          <table:table-cell table:formula="of:=VLOOKUP([.C24];[$Клиенты.A:.D]; 2;0)" office:value-type="string" office:string-value="Ленинский" calcext:value-type="string">
            <text:p>Ленинский</text:p>
          </table:table-cell>
          <table:table-cell table:formula="of:=VLOOKUP([.D2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01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D25];[$Услуги.A:.C]; 2;0)" office:value-type="string" office:string-value="телевидение" calcext:value-type="string">
            <text:p>телевидение</text:p>
          </table:table-cell>
          <table:table-cell table:formula="of:=VLOOKUP([.C25];[$Клиенты.A:.D]; 2;0)" office:value-type="string" office:string-value="Пролетарский" calcext:value-type="string">
            <text:p>Пролетарский</text:p>
          </table:table-cell>
          <table:table-cell table:formula="of:=VLOOKUP([.D2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01.08.202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formula="of:=VLOOKUP([.D26];[$Услуги.A:.C]; 2;0)" office:value-type="string" office:string-value="телевидение" calcext:value-type="string">
            <text:p>телевидение</text:p>
          </table:table-cell>
          <table:table-cell table:formula="of:=VLOOKUP([.C26];[$Клиенты.A:.D]; 2;0)" office:value-type="string" office:string-value="Центральный" calcext:value-type="string">
            <text:p>Центральный</text:p>
          </table:table-cell>
          <table:table-cell table:formula="of:=VLOOKUP([.D2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01.08.2022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formula="of:=VLOOKUP([.D27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7];[$Клиенты.A:.D]; 2;0)" office:value-type="string" office:string-value="Центральный" calcext:value-type="string">
            <text:p>Центральный</text:p>
          </table:table-cell>
          <table:table-cell table:formula="of:=VLOOKUP([.D27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01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formula="of:=VLOOKUP([.D28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8];[$Клиенты.A:.D]; 2;0)" office:value-type="string" office:string-value="Новый" calcext:value-type="string">
            <text:p>Новый</text:p>
          </table:table-cell>
          <table:table-cell table:formula="of:=VLOOKUP([.D28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VLOOKUP([.D2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9];[$Клиенты.A:.D]; 2;0)" office:value-type="string" office:string-value="Пролетарский" calcext:value-type="string">
            <text:p>Пролетарский</text:p>
          </table:table-cell>
          <table:table-cell table:formula="of:=VLOOKUP([.D2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formula="of:=VLOOKUP([.D30];[$Услуги.A:.C]; 2;0)" office:value-type="string" office:string-value="хостинг" calcext:value-type="string">
            <text:p>хостинг</text:p>
          </table:table-cell>
          <table:table-cell table:formula="of:=VLOOKUP([.C30];[$Клиенты.A:.D]; 2;0)" office:value-type="string" office:string-value="Пролетарский" calcext:value-type="string">
            <text:p>Пролетарский</text:p>
          </table:table-cell>
          <table:table-cell table:formula="of:=VLOOKUP([.D3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01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VLOOKUP([.D3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1];[$Клиенты.A:.D]; 2;0)" office:value-type="string" office:string-value="Речной" calcext:value-type="string">
            <text:p>Речной</text:p>
          </table:table-cell>
          <table:table-cell table:formula="of:=VLOOKUP([.D3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01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formula="of:=VLOOKUP([.D3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2];[$Клиенты.A:.D]; 2;0)" office:value-type="string" office:string-value="Левобережный" calcext:value-type="string">
            <text:p>Левобережный</text:p>
          </table:table-cell>
          <table:table-cell table:formula="of:=VLOOKUP([.D3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01.08.2022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formula="of:=VLOOKUP([.D33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3];[$Клиенты.A:.D]; 2;0)" office:value-type="string" office:string-value="Пролетарский" calcext:value-type="string">
            <text:p>Пролетарский</text:p>
          </table:table-cell>
          <table:table-cell table:formula="of:=VLOOKUP([.D33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01.08.2022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formula="of:=VLOOKUP([.D34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4];[$Клиенты.A:.D]; 2;0)" office:value-type="string" office:string-value="Остров" calcext:value-type="string">
            <text:p>Остров</text:p>
          </table:table-cell>
          <table:table-cell table:formula="of:=VLOOKUP([.D34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01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D35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5];[$Клиенты.A:.D]; 2;0)" office:value-type="string" office:string-value="Пролетарский" calcext:value-type="string">
            <text:p>Пролетарский</text:p>
          </table:table-cell>
          <table:table-cell table:formula="of:=VLOOKUP([.D35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01.08.202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table:formula="of:=VLOOKUP([.D36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6];[$Клиенты.A:.D]; 2;0)" office:value-type="string" office:string-value="Полярный" calcext:value-type="string">
            <text:p>Полярный</text:p>
          </table:table-cell>
          <table:table-cell table:formula="of:=VLOOKUP([.D36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01.08.2022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formula="of:=VLOOKUP([.D37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7];[$Клиенты.A:.D]; 2;0)" office:value-type="string" office:string-value="Ленинский" calcext:value-type="string">
            <text:p>Ленинский</text:p>
          </table:table-cell>
          <table:table-cell table:formula="of:=VLOOKUP([.D37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02.08.202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VLOOKUP([.D3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8];[$Клиенты.A:.D]; 2;0)" office:value-type="string" office:string-value="Новый" calcext:value-type="string">
            <text:p>Новый</text:p>
          </table:table-cell>
          <table:table-cell table:formula="of:=VLOOKUP([.D3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02.08.202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VLOOKUP([.D3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9];[$Клиенты.A:.D]; 2;0)" office:value-type="string" office:string-value="Центральный" calcext:value-type="string">
            <text:p>Центральный</text:p>
          </table:table-cell>
          <table:table-cell table:formula="of:=VLOOKUP([.D3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02.08.202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VLOOKUP([.D40];[$Услуги.A:.C]; 2;0)" office:value-type="string" office:string-value="хостинг" calcext:value-type="string">
            <text:p>хостинг</text:p>
          </table:table-cell>
          <table:table-cell table:formula="of:=VLOOKUP([.C40];[$Клиенты.A:.D]; 2;0)" office:value-type="string" office:string-value="Речной" calcext:value-type="string">
            <text:p>Речной</text:p>
          </table:table-cell>
          <table:table-cell table:formula="of:=VLOOKUP([.D4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VLOOKUP([.D41];[$Услуги.A:.C]; 2;0)" office:value-type="string" office:string-value="телевидение" calcext:value-type="string">
            <text:p>телевидение</text:p>
          </table:table-cell>
          <table:table-cell table:formula="of:=VLOOKUP([.C41];[$Клиенты.A:.D]; 2;0)" office:value-type="string" office:string-value="Новый" calcext:value-type="string">
            <text:p>Новый</text:p>
          </table:table-cell>
          <table:table-cell table:formula="of:=VLOOKUP([.D4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VLOOKUP([.D42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2];[$Клиенты.A:.D]; 2;0)" office:value-type="string" office:string-value="Новый" calcext:value-type="string">
            <text:p>Новый</text:p>
          </table:table-cell>
          <table:table-cell table:formula="of:=VLOOKUP([.D42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02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formula="of:=VLOOKUP([.D43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3];[$Клиенты.A:.D]; 2;0)" office:value-type="string" office:string-value="Левобережный" calcext:value-type="string">
            <text:p>Левобережный</text:p>
          </table:table-cell>
          <table:table-cell table:formula="of:=VLOOKUP([.D43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02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VLOOKUP([.D44];[$Услуги.A:.C]; 2;0)" office:value-type="string" office:string-value="хостинг" calcext:value-type="string">
            <text:p>хостинг</text:p>
          </table:table-cell>
          <table:table-cell table:formula="of:=VLOOKUP([.C44];[$Клиенты.A:.D]; 2;0)" office:value-type="string" office:string-value="Пролетарский" calcext:value-type="string">
            <text:p>Пролетарский</text:p>
          </table:table-cell>
          <table:table-cell table:formula="of:=VLOOKUP([.D4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02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VLOOKUP([.D45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5];[$Клиенты.A:.D]; 2;0)" office:value-type="string" office:string-value="Левобережный" calcext:value-type="string">
            <text:p>Левобережный</text:p>
          </table:table-cell>
          <table:table-cell table:formula="of:=VLOOKUP([.D45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02.08.202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VLOOKUP([.D46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6];[$Клиенты.A:.D]; 2;0)" office:value-type="string" office:string-value="Новый" calcext:value-type="string">
            <text:p>Новый</text:p>
          </table:table-cell>
          <table:table-cell table:formula="of:=VLOOKUP([.D46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02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VLOOKUP([.D4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7];[$Клиенты.A:.D]; 2;0)" office:value-type="string" office:string-value="Левобережный" calcext:value-type="string">
            <text:p>Левобережный</text:p>
          </table:table-cell>
          <table:table-cell table:formula="of:=VLOOKUP([.D4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02.08.2022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formula="of:=VLOOKUP([.D4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8];[$Клиенты.A:.D]; 2;0)" office:value-type="string" office:string-value="Полярный" calcext:value-type="string">
            <text:p>Полярный</text:p>
          </table:table-cell>
          <table:table-cell table:formula="of:=VLOOKUP([.D4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02.08.202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VLOOKUP([.D49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9];[$Клиенты.A:.D]; 2;0)" office:value-type="string" office:string-value="Остров" calcext:value-type="string">
            <text:p>Остров</text:p>
          </table:table-cell>
          <table:table-cell table:formula="of:=VLOOKUP([.D4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D50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50];[$Клиенты.A:.D]; 2;0)" office:value-type="string" office:string-value="Ленинский" calcext:value-type="string">
            <text:p>Ленинский</text:p>
          </table:table-cell>
          <table:table-cell table:formula="of:=VLOOKUP([.D50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VLOOKUP([.D5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51];[$Клиенты.A:.D]; 2;0)" office:value-type="string" office:string-value="Ленинский" calcext:value-type="string">
            <text:p>Ленинский</text:p>
          </table:table-cell>
          <table:table-cell table:formula="of:=VLOOKUP([.D5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02.08.2022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formula="of:=VLOOKUP([.D52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52];[$Клиенты.A:.D]; 2;0)" office:value-type="string" office:string-value="Пролетарский" calcext:value-type="string">
            <text:p>Пролетарский</text:p>
          </table:table-cell>
          <table:table-cell table:formula="of:=VLOOKUP([.D5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02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VLOOKUP([.D5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53];[$Клиенты.A:.D]; 2;0)" office:value-type="string" office:string-value="Левобережный" calcext:value-type="string">
            <text:p>Левобережный</text:p>
          </table:table-cell>
          <table:table-cell table:formula="of:=VLOOKUP([.D5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02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formula="of:=VLOOKUP([.D54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54];[$Клиенты.A:.D]; 2;0)" office:value-type="string" office:string-value="Ленинский" calcext:value-type="string">
            <text:p>Ленинский</text:p>
          </table:table-cell>
          <table:table-cell table:formula="of:=VLOOKUP([.D54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02.08.2022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table:formula="of:=VLOOKUP([.D5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55];[$Клиенты.A:.D]; 2;0)" office:value-type="string" office:string-value="Левобережный" calcext:value-type="string">
            <text:p>Левобережный</text:p>
          </table:table-cell>
          <table:table-cell table:formula="of:=VLOOKUP([.D5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02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table:formula="of:=VLOOKUP([.D5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56];[$Клиенты.A:.D]; 2;0)" office:value-type="string" office:string-value="Полярный" calcext:value-type="string">
            <text:p>Полярный</text:p>
          </table:table-cell>
          <table:table-cell table:formula="of:=VLOOKUP([.D5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02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VLOOKUP([.D57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57];[$Клиенты.A:.D]; 2;0)" office:value-type="string" office:string-value="Речной" calcext:value-type="string">
            <text:p>Речной</text:p>
          </table:table-cell>
          <table:table-cell table:formula="of:=VLOOKUP([.D57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02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VLOOKUP([.D5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58];[$Клиенты.A:.D]; 2;0)" office:value-type="string" office:string-value="Речной" calcext:value-type="string">
            <text:p>Речной</text:p>
          </table:table-cell>
          <table:table-cell table:formula="of:=VLOOKUP([.D5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02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formula="of:=VLOOKUP([.D5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59];[$Клиенты.A:.D]; 2;0)" office:value-type="string" office:string-value="Полярный" calcext:value-type="string">
            <text:p>Полярный</text:p>
          </table:table-cell>
          <table:table-cell table:formula="of:=VLOOKUP([.D5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03.08.20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VLOOKUP([.D60];[$Услуги.A:.C]; 2;0)" office:value-type="string" office:string-value="хостинг" calcext:value-type="string">
            <text:p>хостинг</text:p>
          </table:table-cell>
          <table:table-cell table:formula="of:=VLOOKUP([.C60];[$Клиенты.A:.D]; 2;0)" office:value-type="string" office:string-value="Полярный" calcext:value-type="string">
            <text:p>Полярный</text:p>
          </table:table-cell>
          <table:table-cell table:formula="of:=VLOOKUP([.D6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03.08.202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VLOOKUP([.D6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61];[$Клиенты.A:.D]; 2;0)" office:value-type="string" office:string-value="Пролетарский" calcext:value-type="string">
            <text:p>Пролетарский</text:p>
          </table:table-cell>
          <table:table-cell table:formula="of:=VLOOKUP([.D6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03.08.20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VLOOKUP([.D62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62];[$Клиенты.A:.D]; 2;0)" office:value-type="string" office:string-value="Центральный" calcext:value-type="string">
            <text:p>Центральный</text:p>
          </table:table-cell>
          <table:table-cell table:formula="of:=VLOOKUP([.D62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03.08.202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formula="of:=VLOOKUP([.D63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63];[$Клиенты.A:.D]; 2;0)" office:value-type="string" office:string-value="Центральный" calcext:value-type="string">
            <text:p>Центральный</text:p>
          </table:table-cell>
          <table:table-cell table:formula="of:=VLOOKUP([.D63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VLOOKUP([.D64];[$Услуги.A:.C]; 2;0)" office:value-type="string" office:string-value="телевидение" calcext:value-type="string">
            <text:p>телевидение</text:p>
          </table:table-cell>
          <table:table-cell table:formula="of:=VLOOKUP([.C64];[$Клиенты.A:.D]; 2;0)" office:value-type="string" office:string-value="Пролетарский" calcext:value-type="string">
            <text:p>Пролетарский</text:p>
          </table:table-cell>
          <table:table-cell table:formula="of:=VLOOKUP([.D6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formula="of:=VLOOKUP([.D65];[$Услуги.A:.C]; 2;0)" office:value-type="string" office:string-value="хостинг" calcext:value-type="string">
            <text:p>хостинг</text:p>
          </table:table-cell>
          <table:table-cell table:formula="of:=VLOOKUP([.C65];[$Клиенты.A:.D]; 2;0)" office:value-type="string" office:string-value="Пролетарский" calcext:value-type="string">
            <text:p>Пролетарский</text:p>
          </table:table-cell>
          <table:table-cell table:formula="of:=VLOOKUP([.D6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03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VLOOKUP([.D66];[$Услуги.A:.C]; 2;0)" office:value-type="string" office:string-value="телевидение" calcext:value-type="string">
            <text:p>телевидение</text:p>
          </table:table-cell>
          <table:table-cell table:formula="of:=VLOOKUP([.C66];[$Клиенты.A:.D]; 2;0)" office:value-type="string" office:string-value="Ленинский" calcext:value-type="string">
            <text:p>Ленинский</text:p>
          </table:table-cell>
          <table:table-cell table:formula="of:=VLOOKUP([.D6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03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VLOOKUP([.D6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67];[$Клиенты.A:.D]; 2;0)" office:value-type="string" office:string-value="Новый" calcext:value-type="string">
            <text:p>Новый</text:p>
          </table:table-cell>
          <table:table-cell table:formula="of:=VLOOKUP([.D6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03.08.202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formula="of:=VLOOKUP([.D68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68];[$Клиенты.A:.D]; 2;0)" office:value-type="string" office:string-value="Речной" calcext:value-type="string">
            <text:p>Речной</text:p>
          </table:table-cell>
          <table:table-cell table:formula="of:=VLOOKUP([.D68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03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D69];[$Услуги.A:.C]; 2;0)" office:value-type="string" office:string-value="хостинг" calcext:value-type="string">
            <text:p>хостинг</text:p>
          </table:table-cell>
          <table:table-cell table:formula="of:=VLOOKUP([.C69];[$Клиенты.A:.D]; 2;0)" office:value-type="string" office:string-value="Остров" calcext:value-type="string">
            <text:p>Остров</text:p>
          </table:table-cell>
          <table:table-cell table:formula="of:=VLOOKUP([.D6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0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formula="of:=VLOOKUP([.D70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70];[$Клиенты.A:.D]; 2;0)" office:value-type="string" office:string-value="Ленинский" calcext:value-type="string">
            <text:p>Ленинский</text:p>
          </table:table-cell>
          <table:table-cell table:formula="of:=VLOOKUP([.D70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03.08.2022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VLOOKUP([.D7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71];[$Клиенты.A:.D]; 2;0)" office:value-type="string" office:string-value="Центральный" calcext:value-type="string">
            <text:p>Центральный</text:p>
          </table:table-cell>
          <table:table-cell table:formula="of:=VLOOKUP([.D7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03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formula="of:=VLOOKUP([.D7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72];[$Клиенты.A:.D]; 2;0)" office:value-type="string" office:string-value="Левобережный" calcext:value-type="string">
            <text:p>Левобережный</text:p>
          </table:table-cell>
          <table:table-cell table:formula="of:=VLOOKUP([.D7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03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formula="of:=VLOOKUP([.D73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73];[$Клиенты.A:.D]; 2;0)" office:value-type="string" office:string-value="Речной" calcext:value-type="string">
            <text:p>Речной</text:p>
          </table:table-cell>
          <table:table-cell table:formula="of:=VLOOKUP([.D7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03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VLOOKUP([.D74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74];[$Клиенты.A:.D]; 2;0)" office:value-type="string" office:string-value="Новый" calcext:value-type="string">
            <text:p>Новый</text:p>
          </table:table-cell>
          <table:table-cell table:formula="of:=VLOOKUP([.D74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03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formula="of:=VLOOKUP([.D7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75];[$Клиенты.A:.D]; 2;0)" office:value-type="string" office:string-value="Левобережный" calcext:value-type="string">
            <text:p>Левобережный</text:p>
          </table:table-cell>
          <table:table-cell table:formula="of:=VLOOKUP([.D7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03.08.2022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formula="of:=VLOOKUP([.D76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76];[$Клиенты.A:.D]; 2;0)" office:value-type="string" office:string-value="Новый" calcext:value-type="string">
            <text:p>Новый</text:p>
          </table:table-cell>
          <table:table-cell table:formula="of:=VLOOKUP([.D76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03.08.202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VLOOKUP([.D77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77];[$Клиенты.A:.D]; 2;0)" office:value-type="string" office:string-value="Новый" calcext:value-type="string">
            <text:p>Новый</text:p>
          </table:table-cell>
          <table:table-cell table:formula="of:=VLOOKUP([.D7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03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formula="of:=VLOOKUP([.D7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78];[$Клиенты.A:.D]; 2;0)" office:value-type="string" office:string-value="Пролетарский" calcext:value-type="string">
            <text:p>Пролетарский</text:p>
          </table:table-cell>
          <table:table-cell table:formula="of:=VLOOKUP([.D7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03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table:formula="of:=VLOOKUP([.D79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79];[$Клиенты.A:.D]; 2;0)" office:value-type="string" office:string-value="Полярный" calcext:value-type="string">
            <text:p>Полярный</text:p>
          </table:table-cell>
          <table:table-cell table:formula="of:=VLOOKUP([.D79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03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VLOOKUP([.D8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80];[$Клиенты.A:.D]; 2;0)" office:value-type="string" office:string-value="Ленинский" calcext:value-type="string">
            <text:p>Ленинский</text:p>
          </table:table-cell>
          <table:table-cell table:formula="of:=VLOOKUP([.D8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03.08.2022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table:formula="of:=VLOOKUP([.D8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81];[$Клиенты.A:.D]; 2;0)" office:value-type="string" office:string-value="Пролетарский" calcext:value-type="string">
            <text:p>Пролетарский</text:p>
          </table:table-cell>
          <table:table-cell table:formula="of:=VLOOKUP([.D8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03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table:formula="of:=VLOOKUP([.D82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82];[$Клиенты.A:.D]; 2;0)" office:value-type="string" office:string-value="Левобережный" calcext:value-type="string">
            <text:p>Левобережный</text:p>
          </table:table-cell>
          <table:table-cell table:formula="of:=VLOOKUP([.D82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03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table:formula="of:=VLOOKUP([.D83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83];[$Клиенты.A:.D]; 2;0)" office:value-type="string" office:string-value="Полярный" calcext:value-type="string">
            <text:p>Полярный</text:p>
          </table:table-cell>
          <table:table-cell table:formula="of:=VLOOKUP([.D8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03.08.2022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table:formula="of:=VLOOKUP([.D84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84];[$Клиенты.A:.D]; 2;0)" office:value-type="string" office:string-value="Речной" calcext:value-type="string">
            <text:p>Речной</text:p>
          </table:table-cell>
          <table:table-cell table:formula="of:=VLOOKUP([.D84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0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D85];[$Услуги.A:.C]; 2;0)" office:value-type="string" office:string-value="хостинг" calcext:value-type="string">
            <text:p>хостинг</text:p>
          </table:table-cell>
          <table:table-cell table:formula="of:=VLOOKUP([.C85];[$Клиенты.A:.D]; 2;0)" office:value-type="string" office:string-value="Ленинский" calcext:value-type="string">
            <text:p>Ленинский</text:p>
          </table:table-cell>
          <table:table-cell table:formula="of:=VLOOKUP([.D8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03.08.2022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table:formula="of:=VLOOKUP([.D86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86];[$Клиенты.A:.D]; 2;0)" office:value-type="string" office:string-value="Пролетарский" calcext:value-type="string">
            <text:p>Пролетарский</text:p>
          </table:table-cell>
          <table:table-cell table:formula="of:=VLOOKUP([.D86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04.08.202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VLOOKUP([.D87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87];[$Клиенты.A:.D]; 2;0)" office:value-type="string" office:string-value="Речной" calcext:value-type="string">
            <text:p>Речной</text:p>
          </table:table-cell>
          <table:table-cell table:formula="of:=VLOOKUP([.D87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D88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88];[$Клиенты.A:.D]; 2;0)" office:value-type="string" office:string-value="Пролетарский" calcext:value-type="string">
            <text:p>Пролетарский</text:p>
          </table:table-cell>
          <table:table-cell table:formula="of:=VLOOKUP([.D88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D8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89];[$Клиенты.A:.D]; 2;0)" office:value-type="string" office:string-value="Пролетарский" calcext:value-type="string">
            <text:p>Пролетарский</text:p>
          </table:table-cell>
          <table:table-cell table:formula="of:=VLOOKUP([.D8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04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D9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90];[$Клиенты.A:.D]; 2;0)" office:value-type="string" office:string-value="Ленинский" calcext:value-type="string">
            <text:p>Ленинский</text:p>
          </table:table-cell>
          <table:table-cell table:formula="of:=VLOOKUP([.D9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04.08.20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VLOOKUP([.D91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91];[$Клиенты.A:.D]; 2;0)" office:value-type="string" office:string-value="Полярный" calcext:value-type="string">
            <text:p>Полярный</text:p>
          </table:table-cell>
          <table:table-cell table:formula="of:=VLOOKUP([.D9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04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D92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92];[$Клиенты.A:.D]; 2;0)" office:value-type="string" office:string-value="Пролетарский" calcext:value-type="string">
            <text:p>Пролетарский</text:p>
          </table:table-cell>
          <table:table-cell table:formula="of:=VLOOKUP([.D9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0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formula="of:=VLOOKUP([.D9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93];[$Клиенты.A:.D]; 2;0)" office:value-type="string" office:string-value="Речной" calcext:value-type="string">
            <text:p>Речной</text:p>
          </table:table-cell>
          <table:table-cell table:formula="of:=VLOOKUP([.D9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04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VLOOKUP([.D94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94];[$Клиенты.A:.D]; 2;0)" office:value-type="string" office:string-value="Остров" calcext:value-type="string">
            <text:p>Остров</text:p>
          </table:table-cell>
          <table:table-cell table:formula="of:=VLOOKUP([.D9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04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formula="of:=VLOOKUP([.D9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95];[$Клиенты.A:.D]; 2;0)" office:value-type="string" office:string-value="Речной" calcext:value-type="string">
            <text:p>Речной</text:p>
          </table:table-cell>
          <table:table-cell table:formula="of:=VLOOKUP([.D9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04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table:formula="of:=VLOOKUP([.D96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96];[$Клиенты.A:.D]; 2;0)" office:value-type="string" office:string-value="Речной" calcext:value-type="string">
            <text:p>Речной</text:p>
          </table:table-cell>
          <table:table-cell table:formula="of:=VLOOKUP([.D96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04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table:formula="of:=VLOOKUP([.D97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97];[$Клиенты.A:.D]; 2;0)" office:value-type="string" office:string-value="Пролетарский" calcext:value-type="string">
            <text:p>Пролетарский</text:p>
          </table:table-cell>
          <table:table-cell table:formula="of:=VLOOKUP([.D97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04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formula="of:=VLOOKUP([.D98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98];[$Клиенты.A:.D]; 2;0)" office:value-type="string" office:string-value="Новый" calcext:value-type="string">
            <text:p>Новый</text:p>
          </table:table-cell>
          <table:table-cell table:formula="of:=VLOOKUP([.D98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04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formula="of:=VLOOKUP([.D9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99];[$Клиенты.A:.D]; 2;0)" office:value-type="string" office:string-value="Центральный" calcext:value-type="string">
            <text:p>Центральный</text:p>
          </table:table-cell>
          <table:table-cell table:formula="of:=VLOOKUP([.D9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04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VLOOKUP([.D10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00];[$Клиенты.A:.D]; 2;0)" office:value-type="string" office:string-value="Центральный" calcext:value-type="string">
            <text:p>Центральный</text:p>
          </table:table-cell>
          <table:table-cell table:formula="of:=VLOOKUP([.D10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04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D101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01];[$Клиенты.A:.D]; 2;0)" office:value-type="string" office:string-value="Ленинский" calcext:value-type="string">
            <text:p>Ленинский</text:p>
          </table:table-cell>
          <table:table-cell table:formula="of:=VLOOKUP([.D101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0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formula="of:=VLOOKUP([.D102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02];[$Клиенты.A:.D]; 2;0)" office:value-type="string" office:string-value="Пролетарский" calcext:value-type="string">
            <text:p>Пролетарский</text:p>
          </table:table-cell>
          <table:table-cell table:formula="of:=VLOOKUP([.D102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04.08.202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VLOOKUP([.D103];[$Услуги.A:.C]; 2;0)" office:value-type="string" office:string-value="хостинг" calcext:value-type="string">
            <text:p>хостинг</text:p>
          </table:table-cell>
          <table:table-cell table:formula="of:=VLOOKUP([.C103];[$Клиенты.A:.D]; 2;0)" office:value-type="string" office:string-value="Речной" calcext:value-type="string">
            <text:p>Речной</text:p>
          </table:table-cell>
          <table:table-cell table:formula="of:=VLOOKUP([.D10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04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VLOOKUP([.D104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04];[$Клиенты.A:.D]; 2;0)" office:value-type="string" office:string-value="Новый" calcext:value-type="string">
            <text:p>Новый</text:p>
          </table:table-cell>
          <table:table-cell table:formula="of:=VLOOKUP([.D10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04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formula="of:=VLOOKUP([.D105];[$Услуги.A:.C]; 2;0)" office:value-type="string" office:string-value="телевидение" calcext:value-type="string">
            <text:p>телевидение</text:p>
          </table:table-cell>
          <table:table-cell table:formula="of:=VLOOKUP([.C105];[$Клиенты.A:.D]; 2;0)" office:value-type="string" office:string-value="Пролетарский" calcext:value-type="string">
            <text:p>Пролетарский</text:p>
          </table:table-cell>
          <table:table-cell table:formula="of:=VLOOKUP([.D10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04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table:formula="of:=VLOOKUP([.D10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06];[$Клиенты.A:.D]; 2;0)" office:value-type="string" office:string-value="Ленинский" calcext:value-type="string">
            <text:p>Ленинский</text:p>
          </table:table-cell>
          <table:table-cell table:formula="of:=VLOOKUP([.D10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04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formula="of:=VLOOKUP([.D10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07];[$Клиенты.A:.D]; 2;0)" office:value-type="string" office:string-value="Ленинский" calcext:value-type="string">
            <text:p>Ленинский</text:p>
          </table:table-cell>
          <table:table-cell table:formula="of:=VLOOKUP([.D10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04.08.2022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formula="of:=VLOOKUP([.D108];[$Услуги.A:.C]; 2;0)" office:value-type="string" office:string-value="телевидение" calcext:value-type="string">
            <text:p>телевидение</text:p>
          </table:table-cell>
          <table:table-cell table:formula="of:=VLOOKUP([.C108];[$Клиенты.A:.D]; 2;0)" office:value-type="string" office:string-value="Ленинский" calcext:value-type="string">
            <text:p>Ленинский</text:p>
          </table:table-cell>
          <table:table-cell table:formula="of:=VLOOKUP([.D10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04.08.2022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formula="of:=VLOOKUP([.D109];[$Услуги.A:.C]; 2;0)" office:value-type="string" office:string-value="телевидение" calcext:value-type="string">
            <text:p>телевидение</text:p>
          </table:table-cell>
          <table:table-cell table:formula="of:=VLOOKUP([.C109];[$Клиенты.A:.D]; 2;0)" office:value-type="string" office:string-value="Полярный" calcext:value-type="string">
            <text:p>Полярный</text:p>
          </table:table-cell>
          <table:table-cell table:formula="of:=VLOOKUP([.D10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04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formula="of:=VLOOKUP([.D110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10];[$Клиенты.A:.D]; 2;0)" office:value-type="string" office:string-value="Остров" calcext:value-type="string">
            <text:p>Остров</text:p>
          </table:table-cell>
          <table:table-cell table:formula="of:=VLOOKUP([.D11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0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D11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11];[$Клиенты.A:.D]; 2;0)" office:value-type="string" office:string-value="Новый" calcext:value-type="string">
            <text:p>Новый</text:p>
          </table:table-cell>
          <table:table-cell table:formula="of:=VLOOKUP([.D11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04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table:formula="of:=VLOOKUP([.D11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12];[$Клиенты.A:.D]; 2;0)" office:value-type="string" office:string-value="Левобережный" calcext:value-type="string">
            <text:p>Левобережный</text:p>
          </table:table-cell>
          <table:table-cell table:formula="of:=VLOOKUP([.D11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04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VLOOKUP([.D113];[$Услуги.A:.C]; 2;0)" office:value-type="string" office:string-value="телевидение" calcext:value-type="string">
            <text:p>телевидение</text:p>
          </table:table-cell>
          <table:table-cell table:formula="of:=VLOOKUP([.C113];[$Клиенты.A:.D]; 2;0)" office:value-type="string" office:string-value="Левобережный" calcext:value-type="string">
            <text:p>Левобережный</text:p>
          </table:table-cell>
          <table:table-cell table:formula="of:=VLOOKUP([.D11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04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table:formula="of:=VLOOKUP([.D114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14];[$Клиенты.A:.D]; 2;0)" office:value-type="string" office:string-value="Остров" calcext:value-type="string">
            <text:p>Остров</text:p>
          </table:table-cell>
          <table:table-cell table:formula="of:=VLOOKUP([.D11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VLOOKUP([.D115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15];[$Клиенты.A:.D]; 2;0)" office:value-type="string" office:string-value="Речной" calcext:value-type="string">
            <text:p>Речной</text:p>
          </table:table-cell>
          <table:table-cell table:formula="of:=VLOOKUP([.D11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formula="of:=VLOOKUP([.D11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16];[$Клиенты.A:.D]; 2;0)" office:value-type="string" office:string-value="Речной" calcext:value-type="string">
            <text:p>Речной</text:p>
          </table:table-cell>
          <table:table-cell table:formula="of:=VLOOKUP([.D11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04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VLOOKUP([.D11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17];[$Клиенты.A:.D]; 2;0)" office:value-type="string" office:string-value="Полярный" calcext:value-type="string">
            <text:p>Полярный</text:p>
          </table:table-cell>
          <table:table-cell table:formula="of:=VLOOKUP([.D11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05.08.20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VLOOKUP([.D118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18];[$Клиенты.A:.D]; 2;0)" office:value-type="string" office:string-value="Речной" calcext:value-type="string">
            <text:p>Речной</text:p>
          </table:table-cell>
          <table:table-cell table:formula="of:=VLOOKUP([.D11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05.08.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VLOOKUP([.D119];[$Услуги.A:.C]; 2;0)" office:value-type="string" office:string-value="телевидение" calcext:value-type="string">
            <text:p>телевидение</text:p>
          </table:table-cell>
          <table:table-cell table:formula="of:=VLOOKUP([.C119];[$Клиенты.A:.D]; 2;0)" office:value-type="string" office:string-value="Новый" calcext:value-type="string">
            <text:p>Новый</text:p>
          </table:table-cell>
          <table:table-cell table:formula="of:=VLOOKUP([.D11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05.08.20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VLOOKUP([.D120];[$Услуги.A:.C]; 2;0)" office:value-type="string" office:string-value="хостинг" calcext:value-type="string">
            <text:p>хостинг</text:p>
          </table:table-cell>
          <table:table-cell table:formula="of:=VLOOKUP([.C120];[$Клиенты.A:.D]; 2;0)" office:value-type="string" office:string-value="Ленинский" calcext:value-type="string">
            <text:p>Ленинский</text:p>
          </table:table-cell>
          <table:table-cell table:formula="of:=VLOOKUP([.D12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05.08.20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VLOOKUP([.D12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21];[$Клиенты.A:.D]; 2;0)" office:value-type="string" office:string-value="Центральный" calcext:value-type="string">
            <text:p>Центральный</text:p>
          </table:table-cell>
          <table:table-cell table:formula="of:=VLOOKUP([.D12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05.08.20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VLOOKUP([.D12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22];[$Клиенты.A:.D]; 2;0)" office:value-type="string" office:string-value="Полярный" calcext:value-type="string">
            <text:p>Полярный</text:p>
          </table:table-cell>
          <table:table-cell table:formula="of:=VLOOKUP([.D12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05.08.202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VLOOKUP([.D12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23];[$Клиенты.A:.D]; 2;0)" office:value-type="string" office:string-value="Ленинский" calcext:value-type="string">
            <text:p>Ленинский</text:p>
          </table:table-cell>
          <table:table-cell table:formula="of:=VLOOKUP([.D12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05.08.202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VLOOKUP([.D124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24];[$Клиенты.A:.D]; 2;0)" office:value-type="string" office:string-value="Полярный" calcext:value-type="string">
            <text:p>Полярный</text:p>
          </table:table-cell>
          <table:table-cell table:formula="of:=VLOOKUP([.D12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05.08.202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VLOOKUP([.D125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25];[$Клиенты.A:.D]; 2;0)" office:value-type="string" office:string-value="Левобережный" calcext:value-type="string">
            <text:p>Левобережный</text:p>
          </table:table-cell>
          <table:table-cell table:formula="of:=VLOOKUP([.D12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05.08.202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VLOOKUP([.D126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26];[$Клиенты.A:.D]; 2;0)" office:value-type="string" office:string-value="Ленинский" calcext:value-type="string">
            <text:p>Ленинский</text:p>
          </table:table-cell>
          <table:table-cell table:formula="of:=VLOOKUP([.D12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05.08.20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VLOOKUP([.D127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27];[$Клиенты.A:.D]; 2;0)" office:value-type="string" office:string-value="Ленинский" calcext:value-type="string">
            <text:p>Ленинский</text:p>
          </table:table-cell>
          <table:table-cell table:formula="of:=VLOOKUP([.D127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05.08.202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VLOOKUP([.D12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28];[$Клиенты.A:.D]; 2;0)" office:value-type="string" office:string-value="Центральный" calcext:value-type="string">
            <text:p>Центральный</text:p>
          </table:table-cell>
          <table:table-cell table:formula="of:=VLOOKUP([.D12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05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VLOOKUP([.D12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29];[$Клиенты.A:.D]; 2;0)" office:value-type="string" office:string-value="Ленинский" calcext:value-type="string">
            <text:p>Ленинский</text:p>
          </table:table-cell>
          <table:table-cell table:formula="of:=VLOOKUP([.D12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05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formula="of:=VLOOKUP([.D130];[$Услуги.A:.C]; 2;0)" office:value-type="string" office:string-value="хостинг" calcext:value-type="string">
            <text:p>хостинг</text:p>
          </table:table-cell>
          <table:table-cell table:formula="of:=VLOOKUP([.C130];[$Клиенты.A:.D]; 2;0)" office:value-type="string" office:string-value="Речной" calcext:value-type="string">
            <text:p>Речной</text:p>
          </table:table-cell>
          <table:table-cell table:formula="of:=VLOOKUP([.D13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05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VLOOKUP([.D131];[$Услуги.A:.C]; 2;0)" office:value-type="string" office:string-value="телевидение" calcext:value-type="string">
            <text:p>телевидение</text:p>
          </table:table-cell>
          <table:table-cell table:formula="of:=VLOOKUP([.C131];[$Клиенты.A:.D]; 2;0)" office:value-type="string" office:string-value="Левобережный" calcext:value-type="string">
            <text:p>Левобережный</text:p>
          </table:table-cell>
          <table:table-cell table:formula="of:=VLOOKUP([.D13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05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formula="of:=VLOOKUP([.D132];[$Услуги.A:.C]; 2;0)" office:value-type="string" office:string-value="хостинг" calcext:value-type="string">
            <text:p>хостинг</text:p>
          </table:table-cell>
          <table:table-cell table:formula="of:=VLOOKUP([.C132];[$Клиенты.A:.D]; 2;0)" office:value-type="string" office:string-value="Центральный" calcext:value-type="string">
            <text:p>Центральный</text:p>
          </table:table-cell>
          <table:table-cell table:formula="of:=VLOOKUP([.D13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05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VLOOKUP([.D133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33];[$Клиенты.A:.D]; 2;0)" office:value-type="string" office:string-value="Ленинский" calcext:value-type="string">
            <text:p>Ленинский</text:p>
          </table:table-cell>
          <table:table-cell table:formula="of:=VLOOKUP([.D133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VLOOKUP([.D134];[$Услуги.A:.C]; 2;0)" office:value-type="string" office:string-value="телевидение" calcext:value-type="string">
            <text:p>телевидение</text:p>
          </table:table-cell>
          <table:table-cell table:formula="of:=VLOOKUP([.C134];[$Клиенты.A:.D]; 2;0)" office:value-type="string" office:string-value="Центральный" calcext:value-type="string">
            <text:p>Центральный</text:p>
          </table:table-cell>
          <table:table-cell table:formula="of:=VLOOKUP([.D13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formula="of:=VLOOKUP([.D13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35];[$Клиенты.A:.D]; 2;0)" office:value-type="string" office:string-value="Центральный" calcext:value-type="string">
            <text:p>Центральный</text:p>
          </table:table-cell>
          <table:table-cell table:formula="of:=VLOOKUP([.D13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05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VLOOKUP([.D13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36];[$Клиенты.A:.D]; 2;0)" office:value-type="string" office:string-value="Центральный" calcext:value-type="string">
            <text:p>Центральный</text:p>
          </table:table-cell>
          <table:table-cell table:formula="of:=VLOOKUP([.D13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VLOOKUP([.D137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37];[$Клиенты.A:.D]; 2;0)" office:value-type="string" office:string-value="Новый" calcext:value-type="string">
            <text:p>Новый</text:p>
          </table:table-cell>
          <table:table-cell table:formula="of:=VLOOKUP([.D137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formula="of:=VLOOKUP([.D13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38];[$Клиенты.A:.D]; 2;0)" office:value-type="string" office:string-value="Новый" calcext:value-type="string">
            <text:p>Новый</text:p>
          </table:table-cell>
          <table:table-cell table:formula="of:=VLOOKUP([.D13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05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table:formula="of:=VLOOKUP([.D139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39];[$Клиенты.A:.D]; 2;0)" office:value-type="string" office:string-value="Речной" calcext:value-type="string">
            <text:p>Речной</text:p>
          </table:table-cell>
          <table:table-cell table:formula="of:=VLOOKUP([.D139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05.08.2022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formula="of:=VLOOKUP([.D140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40];[$Клиенты.A:.D]; 2;0)" office:value-type="string" office:string-value="Остров" calcext:value-type="string">
            <text:p>Остров</text:p>
          </table:table-cell>
          <table:table-cell table:formula="of:=VLOOKUP([.D14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05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formula="of:=VLOOKUP([.D14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41];[$Клиенты.A:.D]; 2;0)" office:value-type="string" office:string-value="Пролетарский" calcext:value-type="string">
            <text:p>Пролетарский</text:p>
          </table:table-cell>
          <table:table-cell table:formula="of:=VLOOKUP([.D14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05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table:formula="of:=VLOOKUP([.D14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42];[$Клиенты.A:.D]; 2;0)" office:value-type="string" office:string-value="Пролетарский" calcext:value-type="string">
            <text:p>Пролетарский</text:p>
          </table:table-cell>
          <table:table-cell table:formula="of:=VLOOKUP([.D14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05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formula="of:=VLOOKUP([.D14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43];[$Клиенты.A:.D]; 2;0)" office:value-type="string" office:string-value="Ленинский" calcext:value-type="string">
            <text:p>Ленинский</text:p>
          </table:table-cell>
          <table:table-cell table:formula="of:=VLOOKUP([.D14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05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VLOOKUP([.D144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44];[$Клиенты.A:.D]; 2;0)" office:value-type="string" office:string-value="Ленинский" calcext:value-type="string">
            <text:p>Ленинский</text:p>
          </table:table-cell>
          <table:table-cell table:formula="of:=VLOOKUP([.D14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05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formula="of:=VLOOKUP([.D145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45];[$Клиенты.A:.D]; 2;0)" office:value-type="string" office:string-value="Левобережный" calcext:value-type="string">
            <text:p>Левобережный</text:p>
          </table:table-cell>
          <table:table-cell table:formula="of:=VLOOKUP([.D14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05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VLOOKUP([.D146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46];[$Клиенты.A:.D]; 2;0)" office:value-type="string" office:string-value="Полярный" calcext:value-type="string">
            <text:p>Полярный</text:p>
          </table:table-cell>
          <table:table-cell table:formula="of:=VLOOKUP([.D14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05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formula="of:=VLOOKUP([.D147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47];[$Клиенты.A:.D]; 2;0)" office:value-type="string" office:string-value="Остров" calcext:value-type="string">
            <text:p>Остров</text:p>
          </table:table-cell>
          <table:table-cell table:formula="of:=VLOOKUP([.D147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05.08.202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VLOOKUP([.D14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48];[$Клиенты.A:.D]; 2;0)" office:value-type="string" office:string-value="Ленинский" calcext:value-type="string">
            <text:p>Ленинский</text:p>
          </table:table-cell>
          <table:table-cell table:formula="of:=VLOOKUP([.D14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05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table:formula="of:=VLOOKUP([.D149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49];[$Клиенты.A:.D]; 2;0)" office:value-type="string" office:string-value="Речной" calcext:value-type="string">
            <text:p>Речной</text:p>
          </table:table-cell>
          <table:table-cell table:formula="of:=VLOOKUP([.D149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05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table:formula="of:=VLOOKUP([.D150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50];[$Клиенты.A:.D]; 2;0)" office:value-type="string" office:string-value="Пролетарский" calcext:value-type="string">
            <text:p>Пролетарский</text:p>
          </table:table-cell>
          <table:table-cell table:formula="of:=VLOOKUP([.D150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0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formula="of:=VLOOKUP([.D15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51];[$Клиенты.A:.D]; 2;0)" office:value-type="string" office:string-value="Полярный" calcext:value-type="string">
            <text:p>Полярный</text:p>
          </table:table-cell>
          <table:table-cell table:formula="of:=VLOOKUP([.D15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05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table:formula="of:=VLOOKUP([.D152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52];[$Клиенты.A:.D]; 2;0)" office:value-type="string" office:string-value="Речной" calcext:value-type="string">
            <text:p>Речной</text:p>
          </table:table-cell>
          <table:table-cell table:formula="of:=VLOOKUP([.D152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06.08.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D15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53];[$Клиенты.A:.D]; 2;0)" office:value-type="string" office:string-value="Пролетарский" calcext:value-type="string">
            <text:p>Пролетарский</text:p>
          </table:table-cell>
          <table:table-cell table:formula="of:=VLOOKUP([.D15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06.08.20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VLOOKUP([.D154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54];[$Клиенты.A:.D]; 2;0)" office:value-type="string" office:string-value="Левобережный" calcext:value-type="string">
            <text:p>Левобережный</text:p>
          </table:table-cell>
          <table:table-cell table:formula="of:=VLOOKUP([.D154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06.08.20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VLOOKUP([.D155];[$Услуги.A:.C]; 2;0)" office:value-type="string" office:string-value="телевидение" calcext:value-type="string">
            <text:p>телевидение</text:p>
          </table:table-cell>
          <table:table-cell table:formula="of:=VLOOKUP([.C155];[$Клиенты.A:.D]; 2;0)" office:value-type="string" office:string-value="Остров" calcext:value-type="string">
            <text:p>Остров</text:p>
          </table:table-cell>
          <table:table-cell table:formula="of:=VLOOKUP([.D15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06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D156];[$Услуги.A:.C]; 2;0)" office:value-type="string" office:string-value="телевидение" calcext:value-type="string">
            <text:p>телевидение</text:p>
          </table:table-cell>
          <table:table-cell table:formula="of:=VLOOKUP([.C156];[$Клиенты.A:.D]; 2;0)" office:value-type="string" office:string-value="Левобережный" calcext:value-type="string">
            <text:p>Левобережный</text:p>
          </table:table-cell>
          <table:table-cell table:formula="of:=VLOOKUP([.D15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06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VLOOKUP([.D157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57];[$Клиенты.A:.D]; 2;0)" office:value-type="string" office:string-value="Остров" calcext:value-type="string">
            <text:p>Остров</text:p>
          </table:table-cell>
          <table:table-cell table:formula="of:=VLOOKUP([.D157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06.08.202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formula="of:=VLOOKUP([.D158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58];[$Клиенты.A:.D]; 2;0)" office:value-type="string" office:string-value="Остров" calcext:value-type="string">
            <text:p>Остров</text:p>
          </table:table-cell>
          <table:table-cell table:formula="of:=VLOOKUP([.D158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06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VLOOKUP([.D15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59];[$Клиенты.A:.D]; 2;0)" office:value-type="string" office:string-value="Полярный" calcext:value-type="string">
            <text:p>Полярный</text:p>
          </table:table-cell>
          <table:table-cell table:formula="of:=VLOOKUP([.D15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06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formula="of:=VLOOKUP([.D160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60];[$Клиенты.A:.D]; 2;0)" office:value-type="string" office:string-value="Пролетарский" calcext:value-type="string">
            <text:p>Пролетарский</text:p>
          </table:table-cell>
          <table:table-cell table:formula="of:=VLOOKUP([.D160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06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VLOOKUP([.D161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61];[$Клиенты.A:.D]; 2;0)" office:value-type="string" office:string-value="Полярный" calcext:value-type="string">
            <text:p>Полярный</text:p>
          </table:table-cell>
          <table:table-cell table:formula="of:=VLOOKUP([.D16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06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formula="of:=VLOOKUP([.D16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62];[$Клиенты.A:.D]; 2;0)" office:value-type="string" office:string-value="Речной" calcext:value-type="string">
            <text:p>Речной</text:p>
          </table:table-cell>
          <table:table-cell table:formula="of:=VLOOKUP([.D16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06.08.2022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formula="of:=VLOOKUP([.D16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63];[$Клиенты.A:.D]; 2;0)" office:value-type="string" office:string-value="Ленинский" calcext:value-type="string">
            <text:p>Ленинский</text:p>
          </table:table-cell>
          <table:table-cell table:formula="of:=VLOOKUP([.D16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06.08.2022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formula="of:=VLOOKUP([.D164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64];[$Клиенты.A:.D]; 2;0)" office:value-type="string" office:string-value="Полярный" calcext:value-type="string">
            <text:p>Полярный</text:p>
          </table:table-cell>
          <table:table-cell table:formula="of:=VLOOKUP([.D164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06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formula="of:=VLOOKUP([.D16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65];[$Клиенты.A:.D]; 2;0)" office:value-type="string" office:string-value="Центральный" calcext:value-type="string">
            <text:p>Центральный</text:p>
          </table:table-cell>
          <table:table-cell table:formula="of:=VLOOKUP([.D16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06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VLOOKUP([.D16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66];[$Клиенты.A:.D]; 2;0)" office:value-type="string" office:string-value="Центральный" calcext:value-type="string">
            <text:p>Центральный</text:p>
          </table:table-cell>
          <table:table-cell table:formula="of:=VLOOKUP([.D16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06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D167];[$Услуги.A:.C]; 2;0)" office:value-type="string" office:string-value="телевидение" calcext:value-type="string">
            <text:p>телевидение</text:p>
          </table:table-cell>
          <table:table-cell table:formula="of:=VLOOKUP([.C167];[$Клиенты.A:.D]; 2;0)" office:value-type="string" office:string-value="Остров" calcext:value-type="string">
            <text:p>Остров</text:p>
          </table:table-cell>
          <table:table-cell table:formula="of:=VLOOKUP([.D16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06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VLOOKUP([.D168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68];[$Клиенты.A:.D]; 2;0)" office:value-type="string" office:string-value="Ленинский" calcext:value-type="string">
            <text:p>Ленинский</text:p>
          </table:table-cell>
          <table:table-cell table:formula="of:=VLOOKUP([.D168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06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formula="of:=VLOOKUP([.D16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69];[$Клиенты.A:.D]; 2;0)" office:value-type="string" office:string-value="Пролетарский" calcext:value-type="string">
            <text:p>Пролетарский</text:p>
          </table:table-cell>
          <table:table-cell table:formula="of:=VLOOKUP([.D16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06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VLOOKUP([.D170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70];[$Клиенты.A:.D]; 2;0)" office:value-type="string" office:string-value="Новый" calcext:value-type="string">
            <text:p>Новый</text:p>
          </table:table-cell>
          <table:table-cell table:formula="of:=VLOOKUP([.D170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0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D171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71];[$Клиенты.A:.D]; 2;0)" office:value-type="string" office:string-value="Остров" calcext:value-type="string">
            <text:p>Остров</text:p>
          </table:table-cell>
          <table:table-cell table:formula="of:=VLOOKUP([.D171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06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formula="of:=VLOOKUP([.D17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172];[$Клиенты.A:.D]; 2;0)" office:value-type="string" office:string-value="Новый" calcext:value-type="string">
            <text:p>Новый</text:p>
          </table:table-cell>
          <table:table-cell table:formula="of:=VLOOKUP([.D17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06.08.202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formula="of:=VLOOKUP([.D173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73];[$Клиенты.A:.D]; 2;0)" office:value-type="string" office:string-value="Полярный" calcext:value-type="string">
            <text:p>Полярный</text:p>
          </table:table-cell>
          <table:table-cell table:formula="of:=VLOOKUP([.D17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06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formula="of:=VLOOKUP([.D174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74];[$Клиенты.A:.D]; 2;0)" office:value-type="string" office:string-value="Ленинский" calcext:value-type="string">
            <text:p>Ленинский</text:p>
          </table:table-cell>
          <table:table-cell table:formula="of:=VLOOKUP([.D17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formula="of:=VLOOKUP([.D175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75];[$Клиенты.A:.D]; 2;0)" office:value-type="string" office:string-value="Полярный" calcext:value-type="string">
            <text:p>Полярный</text:p>
          </table:table-cell>
          <table:table-cell table:formula="of:=VLOOKUP([.D17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table:formula="of:=VLOOKUP([.D176];[$Услуги.A:.C]; 2;0)" office:value-type="string" office:string-value="хостинг" calcext:value-type="string">
            <text:p>хостинг</text:p>
          </table:table-cell>
          <table:table-cell table:formula="of:=VLOOKUP([.C176];[$Клиенты.A:.D]; 2;0)" office:value-type="string" office:string-value="Полярный" calcext:value-type="string">
            <text:p>Полярный</text:p>
          </table:table-cell>
          <table:table-cell table:formula="of:=VLOOKUP([.D17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06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formula="of:=VLOOKUP([.D17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77];[$Клиенты.A:.D]; 2;0)" office:value-type="string" office:string-value="Ленинский" calcext:value-type="string">
            <text:p>Ленинский</text:p>
          </table:table-cell>
          <table:table-cell table:formula="of:=VLOOKUP([.D17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06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VLOOKUP([.D17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78];[$Клиенты.A:.D]; 2;0)" office:value-type="string" office:string-value="Новый" calcext:value-type="string">
            <text:p>Новый</text:p>
          </table:table-cell>
          <table:table-cell table:formula="of:=VLOOKUP([.D17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06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D17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179];[$Клиенты.A:.D]; 2;0)" office:value-type="string" office:string-value="Пролетарский" calcext:value-type="string">
            <text:p>Пролетарский</text:p>
          </table:table-cell>
          <table:table-cell table:formula="of:=VLOOKUP([.D17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07.08.20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VLOOKUP([.D180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80];[$Клиенты.A:.D]; 2;0)" office:value-type="string" office:string-value="Центральный" calcext:value-type="string">
            <text:p>Центральный</text:p>
          </table:table-cell>
          <table:table-cell table:formula="of:=VLOOKUP([.D18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07.08.20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VLOOKUP([.D181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81];[$Клиенты.A:.D]; 2;0)" office:value-type="string" office:string-value="Левобережный" calcext:value-type="string">
            <text:p>Левобережный</text:p>
          </table:table-cell>
          <table:table-cell table:formula="of:=VLOOKUP([.D181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07.08.20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VLOOKUP([.D182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82];[$Клиенты.A:.D]; 2;0)" office:value-type="string" office:string-value="Полярный" calcext:value-type="string">
            <text:p>Полярный</text:p>
          </table:table-cell>
          <table:table-cell table:formula="of:=VLOOKUP([.D18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07.08.202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VLOOKUP([.D183];[$Услуги.A:.C]; 2;0)" office:value-type="string" office:string-value="хостинг" calcext:value-type="string">
            <text:p>хостинг</text:p>
          </table:table-cell>
          <table:table-cell table:formula="of:=VLOOKUP([.C183];[$Клиенты.A:.D]; 2;0)" office:value-type="string" office:string-value="Новый" calcext:value-type="string">
            <text:p>Новый</text:p>
          </table:table-cell>
          <table:table-cell table:formula="of:=VLOOKUP([.D18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07.08.20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VLOOKUP([.D184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84];[$Клиенты.A:.D]; 2;0)" office:value-type="string" office:string-value="Пролетарский" calcext:value-type="string">
            <text:p>Пролетарский</text:p>
          </table:table-cell>
          <table:table-cell table:formula="of:=VLOOKUP([.D18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07.08.20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VLOOKUP([.D185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185];[$Клиенты.A:.D]; 2;0)" office:value-type="string" office:string-value="Пролетарский" calcext:value-type="string">
            <text:p>Пролетарский</text:p>
          </table:table-cell>
          <table:table-cell table:formula="of:=VLOOKUP([.D185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07.08.202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VLOOKUP([.D186];[$Услуги.A:.C]; 2;0)" office:value-type="string" office:string-value="телевидение" calcext:value-type="string">
            <text:p>телевидение</text:p>
          </table:table-cell>
          <table:table-cell table:formula="of:=VLOOKUP([.C186];[$Клиенты.A:.D]; 2;0)" office:value-type="string" office:string-value="Пролетарский" calcext:value-type="string">
            <text:p>Пролетарский</text:p>
          </table:table-cell>
          <table:table-cell table:formula="of:=VLOOKUP([.D18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07.08.202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VLOOKUP([.D187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87];[$Клиенты.A:.D]; 2;0)" office:value-type="string" office:string-value="Речной" calcext:value-type="string">
            <text:p>Речной</text:p>
          </table:table-cell>
          <table:table-cell table:formula="of:=VLOOKUP([.D187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07.08.202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VLOOKUP([.D188];[$Услуги.A:.C]; 2;0)" office:value-type="string" office:string-value="телевидение" calcext:value-type="string">
            <text:p>телевидение</text:p>
          </table:table-cell>
          <table:table-cell table:formula="of:=VLOOKUP([.C188];[$Клиенты.A:.D]; 2;0)" office:value-type="string" office:string-value="Левобережный" calcext:value-type="string">
            <text:p>Левобережный</text:p>
          </table:table-cell>
          <table:table-cell table:formula="of:=VLOOKUP([.D18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07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VLOOKUP([.D18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89];[$Клиенты.A:.D]; 2;0)" office:value-type="string" office:string-value="Пролетарский" calcext:value-type="string">
            <text:p>Пролетарский</text:p>
          </table:table-cell>
          <table:table-cell table:formula="of:=VLOOKUP([.D18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0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VLOOKUP([.D190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90];[$Клиенты.A:.D]; 2;0)" office:value-type="string" office:string-value="Речной" calcext:value-type="string">
            <text:p>Речной</text:p>
          </table:table-cell>
          <table:table-cell table:formula="of:=VLOOKUP([.D190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07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VLOOKUP([.D19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91];[$Клиенты.A:.D]; 2;0)" office:value-type="string" office:string-value="Пролетарский" calcext:value-type="string">
            <text:p>Пролетарский</text:p>
          </table:table-cell>
          <table:table-cell table:formula="of:=VLOOKUP([.D19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07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VLOOKUP([.D192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92];[$Клиенты.A:.D]; 2;0)" office:value-type="string" office:string-value="Левобережный" calcext:value-type="string">
            <text:p>Левобережный</text:p>
          </table:table-cell>
          <table:table-cell table:formula="of:=VLOOKUP([.D19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07.08.20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VLOOKUP([.D193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93];[$Клиенты.A:.D]; 2;0)" office:value-type="string" office:string-value="Полярный" calcext:value-type="string">
            <text:p>Полярный</text:p>
          </table:table-cell>
          <table:table-cell table:formula="of:=VLOOKUP([.D19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07.08.202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VLOOKUP([.D194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194];[$Клиенты.A:.D]; 2;0)" office:value-type="string" office:string-value="Речной" calcext:value-type="string">
            <text:p>Речной</text:p>
          </table:table-cell>
          <table:table-cell table:formula="of:=VLOOKUP([.D19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07.08.202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VLOOKUP([.D195];[$Услуги.A:.C]; 2;0)" office:value-type="string" office:string-value="телевидение" calcext:value-type="string">
            <text:p>телевидение</text:p>
          </table:table-cell>
          <table:table-cell table:formula="of:=VLOOKUP([.C195];[$Клиенты.A:.D]; 2;0)" office:value-type="string" office:string-value="Пролетарский" calcext:value-type="string">
            <text:p>Пролетарский</text:p>
          </table:table-cell>
          <table:table-cell table:formula="of:=VLOOKUP([.D19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07.08.202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formula="of:=VLOOKUP([.D196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196];[$Клиенты.A:.D]; 2;0)" office:value-type="string" office:string-value="Новый" calcext:value-type="string">
            <text:p>Новый</text:p>
          </table:table-cell>
          <table:table-cell table:formula="of:=VLOOKUP([.D19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07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formula="of:=VLOOKUP([.D197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197];[$Клиенты.A:.D]; 2;0)" office:value-type="string" office:string-value="Пролетарский" calcext:value-type="string">
            <text:p>Пролетарский</text:p>
          </table:table-cell>
          <table:table-cell table:formula="of:=VLOOKUP([.D197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0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formula="of:=VLOOKUP([.D198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198];[$Клиенты.A:.D]; 2;0)" office:value-type="string" office:string-value="Новый" calcext:value-type="string">
            <text:p>Новый</text:p>
          </table:table-cell>
          <table:table-cell table:formula="of:=VLOOKUP([.D19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07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formula="of:=VLOOKUP([.D19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199];[$Клиенты.A:.D]; 2;0)" office:value-type="string" office:string-value="Остров" calcext:value-type="string">
            <text:p>Остров</text:p>
          </table:table-cell>
          <table:table-cell table:formula="of:=VLOOKUP([.D19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07.08.2022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formula="of:=VLOOKUP([.D200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00];[$Клиенты.A:.D]; 2;0)" office:value-type="string" office:string-value="Левобережный" calcext:value-type="string">
            <text:p>Левобережный</text:p>
          </table:table-cell>
          <table:table-cell table:formula="of:=VLOOKUP([.D200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07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table:formula="of:=VLOOKUP([.D20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01];[$Клиенты.A:.D]; 2;0)" office:value-type="string" office:string-value="Полярный" calcext:value-type="string">
            <text:p>Полярный</text:p>
          </table:table-cell>
          <table:table-cell table:formula="of:=VLOOKUP([.D20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07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VLOOKUP([.D202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02];[$Клиенты.A:.D]; 2;0)" office:value-type="string" office:string-value="Пролетарский" calcext:value-type="string">
            <text:p>Пролетарский</text:p>
          </table:table-cell>
          <table:table-cell table:formula="of:=VLOOKUP([.D202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07.08.2022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formula="of:=VLOOKUP([.D203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03];[$Клиенты.A:.D]; 2;0)" office:value-type="string" office:string-value="Ленинский" calcext:value-type="string">
            <text:p>Ленинский</text:p>
          </table:table-cell>
          <table:table-cell table:formula="of:=VLOOKUP([.D20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07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VLOOKUP([.D204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04];[$Клиенты.A:.D]; 2;0)" office:value-type="string" office:string-value="Пролетарский" calcext:value-type="string">
            <text:p>Пролетарский</text:p>
          </table:table-cell>
          <table:table-cell table:formula="of:=VLOOKUP([.D20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08.08.20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D205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05];[$Клиенты.A:.D]; 2;0)" office:value-type="string" office:string-value="Новый" calcext:value-type="string">
            <text:p>Новый</text:p>
          </table:table-cell>
          <table:table-cell table:formula="of:=VLOOKUP([.D205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08.08.20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D206];[$Услуги.A:.C]; 2;0)" office:value-type="string" office:string-value="телевидение" calcext:value-type="string">
            <text:p>телевидение</text:p>
          </table:table-cell>
          <table:table-cell table:formula="of:=VLOOKUP([.C206];[$Клиенты.A:.D]; 2;0)" office:value-type="string" office:string-value="Пролетарский" calcext:value-type="string">
            <text:p>Пролетарский</text:p>
          </table:table-cell>
          <table:table-cell table:formula="of:=VLOOKUP([.D20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08.08.20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VLOOKUP([.D207];[$Услуги.A:.C]; 2;0)" office:value-type="string" office:string-value="телевидение" calcext:value-type="string">
            <text:p>телевидение</text:p>
          </table:table-cell>
          <table:table-cell table:formula="of:=VLOOKUP([.C207];[$Клиенты.A:.D]; 2;0)" office:value-type="string" office:string-value="Речной" calcext:value-type="string">
            <text:p>Речной</text:p>
          </table:table-cell>
          <table:table-cell table:formula="of:=VLOOKUP([.D20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08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D208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08];[$Клиенты.A:.D]; 2;0)" office:value-type="string" office:string-value="Центральный" calcext:value-type="string">
            <text:p>Центральный</text:p>
          </table:table-cell>
          <table:table-cell table:formula="of:=VLOOKUP([.D20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08.08.20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VLOOKUP([.D20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09];[$Клиенты.A:.D]; 2;0)" office:value-type="string" office:string-value="Полярный" calcext:value-type="string">
            <text:p>Полярный</text:p>
          </table:table-cell>
          <table:table-cell table:formula="of:=VLOOKUP([.D20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08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D210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10];[$Клиенты.A:.D]; 2;0)" office:value-type="string" office:string-value="Остров" calcext:value-type="string">
            <text:p>Остров</text:p>
          </table:table-cell>
          <table:table-cell table:formula="of:=VLOOKUP([.D21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08.08.20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VLOOKUP([.D211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11];[$Клиенты.A:.D]; 2;0)" office:value-type="string" office:string-value="Полярный" calcext:value-type="string">
            <text:p>Полярный</text:p>
          </table:table-cell>
          <table:table-cell table:formula="of:=VLOOKUP([.D21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D212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12];[$Клиенты.A:.D]; 2;0)" office:value-type="string" office:string-value="Полярный" calcext:value-type="string">
            <text:p>Полярный</text:p>
          </table:table-cell>
          <table:table-cell table:formula="of:=VLOOKUP([.D21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VLOOKUP([.D21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13];[$Клиенты.A:.D]; 2;0)" office:value-type="string" office:string-value="Полярный" calcext:value-type="string">
            <text:p>Полярный</text:p>
          </table:table-cell>
          <table:table-cell table:formula="of:=VLOOKUP([.D21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08.08.202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VLOOKUP([.D214];[$Услуги.A:.C]; 2;0)" office:value-type="string" office:string-value="хостинг" calcext:value-type="string">
            <text:p>хостинг</text:p>
          </table:table-cell>
          <table:table-cell table:formula="of:=VLOOKUP([.C214];[$Клиенты.A:.D]; 2;0)" office:value-type="string" office:string-value="Ленинский" calcext:value-type="string">
            <text:p>Ленинский</text:p>
          </table:table-cell>
          <table:table-cell table:formula="of:=VLOOKUP([.D21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08.08.20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VLOOKUP([.D215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15];[$Клиенты.A:.D]; 2;0)" office:value-type="string" office:string-value="Пролетарский" calcext:value-type="string">
            <text:p>Пролетарский</text:p>
          </table:table-cell>
          <table:table-cell table:formula="of:=VLOOKUP([.D215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08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VLOOKUP([.D216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16];[$Клиенты.A:.D]; 2;0)" office:value-type="string" office:string-value="Новый" calcext:value-type="string">
            <text:p>Новый</text:p>
          </table:table-cell>
          <table:table-cell table:formula="of:=VLOOKUP([.D216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08.08.202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VLOOKUP([.D21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17];[$Клиенты.A:.D]; 2;0)" office:value-type="string" office:string-value="Ленинский" calcext:value-type="string">
            <text:p>Ленинский</text:p>
          </table:table-cell>
          <table:table-cell table:formula="of:=VLOOKUP([.D21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08.08.20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VLOOKUP([.D21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218];[$Клиенты.A:.D]; 2;0)" office:value-type="string" office:string-value="Ленинский" calcext:value-type="string">
            <text:p>Ленинский</text:p>
          </table:table-cell>
          <table:table-cell table:formula="of:=VLOOKUP([.D21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08.08.202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VLOOKUP([.D21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19];[$Клиенты.A:.D]; 2;0)" office:value-type="string" office:string-value="Левобережный" calcext:value-type="string">
            <text:p>Левобережный</text:p>
          </table:table-cell>
          <table:table-cell table:formula="of:=VLOOKUP([.D21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08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D220];[$Услуги.A:.C]; 2;0)" office:value-type="string" office:string-value="телевидение" calcext:value-type="string">
            <text:p>телевидение</text:p>
          </table:table-cell>
          <table:table-cell table:formula="of:=VLOOKUP([.C220];[$Клиенты.A:.D]; 2;0)" office:value-type="string" office:string-value="Ленинский" calcext:value-type="string">
            <text:p>Ленинский</text:p>
          </table:table-cell>
          <table:table-cell table:formula="of:=VLOOKUP([.D22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08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VLOOKUP([.D22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21];[$Клиенты.A:.D]; 2;0)" office:value-type="string" office:string-value="Новый" calcext:value-type="string">
            <text:p>Новый</text:p>
          </table:table-cell>
          <table:table-cell table:formula="of:=VLOOKUP([.D22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08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VLOOKUP([.D222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22];[$Клиенты.A:.D]; 2;0)" office:value-type="string" office:string-value="Речной" calcext:value-type="string">
            <text:p>Речной</text:p>
          </table:table-cell>
          <table:table-cell table:formula="of:=VLOOKUP([.D222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08.08.2022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formula="of:=VLOOKUP([.D223];[$Услуги.A:.C]; 2;0)" office:value-type="string" office:string-value="хостинг" calcext:value-type="string">
            <text:p>хостинг</text:p>
          </table:table-cell>
          <table:table-cell table:formula="of:=VLOOKUP([.C223];[$Клиенты.A:.D]; 2;0)" office:value-type="string" office:string-value="Центральный" calcext:value-type="string">
            <text:p>Центральный</text:p>
          </table:table-cell>
          <table:table-cell table:formula="of:=VLOOKUP([.D22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08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VLOOKUP([.D224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24];[$Клиенты.A:.D]; 2;0)" office:value-type="string" office:string-value="Речной" calcext:value-type="string">
            <text:p>Речной</text:p>
          </table:table-cell>
          <table:table-cell table:formula="of:=VLOOKUP([.D224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08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VLOOKUP([.D22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25];[$Клиенты.A:.D]; 2;0)" office:value-type="string" office:string-value="Полярный" calcext:value-type="string">
            <text:p>Полярный</text:p>
          </table:table-cell>
          <table:table-cell table:formula="of:=VLOOKUP([.D22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08.08.202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VLOOKUP([.D22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26];[$Клиенты.A:.D]; 2;0)" office:value-type="string" office:string-value="Пролетарский" calcext:value-type="string">
            <text:p>Пролетарский</text:p>
          </table:table-cell>
          <table:table-cell table:formula="of:=VLOOKUP([.D22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08.08.2022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VLOOKUP([.D227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27];[$Клиенты.A:.D]; 2;0)" office:value-type="string" office:string-value="Остров" calcext:value-type="string">
            <text:p>Остров</text:p>
          </table:table-cell>
          <table:table-cell table:formula="of:=VLOOKUP([.D227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08.08.2022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formula="of:=VLOOKUP([.D228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28];[$Клиенты.A:.D]; 2;0)" office:value-type="string" office:string-value="Остров" calcext:value-type="string">
            <text:p>Остров</text:p>
          </table:table-cell>
          <table:table-cell table:formula="of:=VLOOKUP([.D22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08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formula="of:=VLOOKUP([.D229];[$Услуги.A:.C]; 2;0)" office:value-type="string" office:string-value="телевидение" calcext:value-type="string">
            <text:p>телевидение</text:p>
          </table:table-cell>
          <table:table-cell table:formula="of:=VLOOKUP([.C229];[$Клиенты.A:.D]; 2;0)" office:value-type="string" office:string-value="Левобережный" calcext:value-type="string">
            <text:p>Левобережный</text:p>
          </table:table-cell>
          <table:table-cell table:formula="of:=VLOOKUP([.D22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0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formula="of:=VLOOKUP([.D230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30];[$Клиенты.A:.D]; 2;0)" office:value-type="string" office:string-value="Полярный" calcext:value-type="string">
            <text:p>Полярный</text:p>
          </table:table-cell>
          <table:table-cell table:formula="of:=VLOOKUP([.D23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08.08.2022</text:p>
          </table:table-cell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table:formula="of:=VLOOKUP([.D23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31];[$Клиенты.A:.D]; 2;0)" office:value-type="string" office:string-value="Полярный" calcext:value-type="string">
            <text:p>Полярный</text:p>
          </table:table-cell>
          <table:table-cell table:formula="of:=VLOOKUP([.D23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08.08.2022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table:formula="of:=VLOOKUP([.D23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32];[$Клиенты.A:.D]; 2;0)" office:value-type="string" office:string-value="Речной" calcext:value-type="string">
            <text:p>Речной</text:p>
          </table:table-cell>
          <table:table-cell table:formula="of:=VLOOKUP([.D23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09.08.20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VLOOKUP([.D233];[$Услуги.A:.C]; 2;0)" office:value-type="string" office:string-value="телевидение" calcext:value-type="string">
            <text:p>телевидение</text:p>
          </table:table-cell>
          <table:table-cell table:formula="of:=VLOOKUP([.C233];[$Клиенты.A:.D]; 2;0)" office:value-type="string" office:string-value="Речной" calcext:value-type="string">
            <text:p>Речной</text:p>
          </table:table-cell>
          <table:table-cell table:formula="of:=VLOOKUP([.D23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09.08.20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VLOOKUP([.D234];[$Услуги.A:.C]; 2;0)" office:value-type="string" office:string-value="хостинг" calcext:value-type="string">
            <text:p>хостинг</text:p>
          </table:table-cell>
          <table:table-cell table:formula="of:=VLOOKUP([.C234];[$Клиенты.A:.D]; 2;0)" office:value-type="string" office:string-value="Остров" calcext:value-type="string">
            <text:p>Остров</text:p>
          </table:table-cell>
          <table:table-cell table:formula="of:=VLOOKUP([.D23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9.08.202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VLOOKUP([.D235];[$Услуги.A:.C]; 2;0)" office:value-type="string" office:string-value="телевидение" calcext:value-type="string">
            <text:p>телевидение</text:p>
          </table:table-cell>
          <table:table-cell table:formula="of:=VLOOKUP([.C235];[$Клиенты.A:.D]; 2;0)" office:value-type="string" office:string-value="Пролетарский" calcext:value-type="string">
            <text:p>Пролетарский</text:p>
          </table:table-cell>
          <table:table-cell table:formula="of:=VLOOKUP([.D23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09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D23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36];[$Клиенты.A:.D]; 2;0)" office:value-type="string" office:string-value="Пролетарский" calcext:value-type="string">
            <text:p>Пролетарский</text:p>
          </table:table-cell>
          <table:table-cell table:formula="of:=VLOOKUP([.D23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09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D237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37];[$Клиенты.A:.D]; 2;0)" office:value-type="string" office:string-value="Полярный" calcext:value-type="string">
            <text:p>Полярный</text:p>
          </table:table-cell>
          <table:table-cell table:formula="of:=VLOOKUP([.D237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09.08.202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VLOOKUP([.D238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38];[$Клиенты.A:.D]; 2;0)" office:value-type="string" office:string-value="Новый" calcext:value-type="string">
            <text:p>Новый</text:p>
          </table:table-cell>
          <table:table-cell table:formula="of:=VLOOKUP([.D238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09.08.202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VLOOKUP([.D23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39];[$Клиенты.A:.D]; 2;0)" office:value-type="string" office:string-value="Речной" calcext:value-type="string">
            <text:p>Речной</text:p>
          </table:table-cell>
          <table:table-cell table:formula="of:=VLOOKUP([.D23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09.08.20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VLOOKUP([.D240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40];[$Клиенты.A:.D]; 2;0)" office:value-type="string" office:string-value="Центральный" calcext:value-type="string">
            <text:p>Центральный</text:p>
          </table:table-cell>
          <table:table-cell table:formula="of:=VLOOKUP([.D24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9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VLOOKUP([.D241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41];[$Клиенты.A:.D]; 2;0)" office:value-type="string" office:string-value="Новый" calcext:value-type="string">
            <text:p>Новый</text:p>
          </table:table-cell>
          <table:table-cell table:formula="of:=VLOOKUP([.D241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09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formula="of:=VLOOKUP([.D24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42];[$Клиенты.A:.D]; 2;0)" office:value-type="string" office:string-value="Ленинский" calcext:value-type="string">
            <text:p>Ленинский</text:p>
          </table:table-cell>
          <table:table-cell table:formula="of:=VLOOKUP([.D24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09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formula="of:=VLOOKUP([.D24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43];[$Клиенты.A:.D]; 2;0)" office:value-type="string" office:string-value="Полярный" calcext:value-type="string">
            <text:p>Полярный</text:p>
          </table:table-cell>
          <table:table-cell table:formula="of:=VLOOKUP([.D24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09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formula="of:=VLOOKUP([.D244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44];[$Клиенты.A:.D]; 2;0)" office:value-type="string" office:string-value="Речной" calcext:value-type="string">
            <text:p>Речной</text:p>
          </table:table-cell>
          <table:table-cell table:formula="of:=VLOOKUP([.D244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09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D245];[$Услуги.A:.C]; 2;0)" office:value-type="string" office:string-value="телевидение" calcext:value-type="string">
            <text:p>телевидение</text:p>
          </table:table-cell>
          <table:table-cell table:formula="of:=VLOOKUP([.C245];[$Клиенты.A:.D]; 2;0)" office:value-type="string" office:string-value="Остров" calcext:value-type="string">
            <text:p>Остров</text:p>
          </table:table-cell>
          <table:table-cell table:formula="of:=VLOOKUP([.D24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09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D246];[$Услуги.A:.C]; 2;0)" office:value-type="string" office:string-value="телевидение" calcext:value-type="string">
            <text:p>телевидение</text:p>
          </table:table-cell>
          <table:table-cell table:formula="of:=VLOOKUP([.C246];[$Клиенты.A:.D]; 2;0)" office:value-type="string" office:string-value="Левобережный" calcext:value-type="string">
            <text:p>Левобережный</text:p>
          </table:table-cell>
          <table:table-cell table:formula="of:=VLOOKUP([.D24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0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VLOOKUP([.D24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47];[$Клиенты.A:.D]; 2;0)" office:value-type="string" office:string-value="Ленинский" calcext:value-type="string">
            <text:p>Ленинский</text:p>
          </table:table-cell>
          <table:table-cell table:formula="of:=VLOOKUP([.D24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09.08.202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formula="of:=VLOOKUP([.D248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48];[$Клиенты.A:.D]; 2;0)" office:value-type="string" office:string-value="Полярный" calcext:value-type="string">
            <text:p>Полярный</text:p>
          </table:table-cell>
          <table:table-cell table:formula="of:=VLOOKUP([.D248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09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formula="of:=VLOOKUP([.D24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49];[$Клиенты.A:.D]; 2;0)" office:value-type="string" office:string-value="Левобережный" calcext:value-type="string">
            <text:p>Левобережный</text:p>
          </table:table-cell>
          <table:table-cell table:formula="of:=VLOOKUP([.D24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09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formula="of:=VLOOKUP([.D250];[$Услуги.A:.C]; 2;0)" office:value-type="string" office:string-value="хостинг" calcext:value-type="string">
            <text:p>хостинг</text:p>
          </table:table-cell>
          <table:table-cell table:formula="of:=VLOOKUP([.C250];[$Клиенты.A:.D]; 2;0)" office:value-type="string" office:string-value="Пролетарский" calcext:value-type="string">
            <text:p>Пролетарский</text:p>
          </table:table-cell>
          <table:table-cell table:formula="of:=VLOOKUP([.D25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09.08.2022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formula="of:=VLOOKUP([.D251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51];[$Клиенты.A:.D]; 2;0)" office:value-type="string" office:string-value="Новый" calcext:value-type="string">
            <text:p>Новый</text:p>
          </table:table-cell>
          <table:table-cell table:formula="of:=VLOOKUP([.D251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09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formula="of:=VLOOKUP([.D252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52];[$Клиенты.A:.D]; 2;0)" office:value-type="string" office:string-value="Ленинский" calcext:value-type="string">
            <text:p>Ленинский</text:p>
          </table:table-cell>
          <table:table-cell table:formula="of:=VLOOKUP([.D252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0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formula="of:=VLOOKUP([.D253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53];[$Клиенты.A:.D]; 2;0)" office:value-type="string" office:string-value="Новый" calcext:value-type="string">
            <text:p>Новый</text:p>
          </table:table-cell>
          <table:table-cell table:formula="of:=VLOOKUP([.D25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10.08.20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VLOOKUP([.D254];[$Услуги.A:.C]; 2;0)" office:value-type="string" office:string-value="телевидение" calcext:value-type="string">
            <text:p>телевидение</text:p>
          </table:table-cell>
          <table:table-cell table:formula="of:=VLOOKUP([.C254];[$Клиенты.A:.D]; 2;0)" office:value-type="string" office:string-value="Полярный" calcext:value-type="string">
            <text:p>Полярный</text:p>
          </table:table-cell>
          <table:table-cell table:formula="of:=VLOOKUP([.D25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10.08.202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VLOOKUP([.D255];[$Услуги.A:.C]; 2;0)" office:value-type="string" office:string-value="телевидение" calcext:value-type="string">
            <text:p>телевидение</text:p>
          </table:table-cell>
          <table:table-cell table:formula="of:=VLOOKUP([.C255];[$Клиенты.A:.D]; 2;0)" office:value-type="string" office:string-value="Полярный" calcext:value-type="string">
            <text:p>Полярный</text:p>
          </table:table-cell>
          <table:table-cell table:formula="of:=VLOOKUP([.D25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10.08.202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VLOOKUP([.D256];[$Услуги.A:.C]; 2;0)" office:value-type="string" office:string-value="телевидение" calcext:value-type="string">
            <text:p>телевидение</text:p>
          </table:table-cell>
          <table:table-cell table:formula="of:=VLOOKUP([.C256];[$Клиенты.A:.D]; 2;0)" office:value-type="string" office:string-value="Ленинский" calcext:value-type="string">
            <text:p>Ленинский</text:p>
          </table:table-cell>
          <table:table-cell table:formula="of:=VLOOKUP([.D25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10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VLOOKUP([.D257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57];[$Клиенты.A:.D]; 2;0)" office:value-type="string" office:string-value="Пролетарский" calcext:value-type="string">
            <text:p>Пролетарский</text:p>
          </table:table-cell>
          <table:table-cell table:formula="of:=VLOOKUP([.D257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10.08.202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VLOOKUP([.D258];[$Услуги.A:.C]; 2;0)" office:value-type="string" office:string-value="телевидение" calcext:value-type="string">
            <text:p>телевидение</text:p>
          </table:table-cell>
          <table:table-cell table:formula="of:=VLOOKUP([.C258];[$Клиенты.A:.D]; 2;0)" office:value-type="string" office:string-value="Остров" calcext:value-type="string">
            <text:p>Остров</text:p>
          </table:table-cell>
          <table:table-cell table:formula="of:=VLOOKUP([.D25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10.08.202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VLOOKUP([.D25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59];[$Клиенты.A:.D]; 2;0)" office:value-type="string" office:string-value="Речной" calcext:value-type="string">
            <text:p>Речной</text:p>
          </table:table-cell>
          <table:table-cell table:formula="of:=VLOOKUP([.D25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10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D260];[$Услуги.A:.C]; 2;0)" office:value-type="string" office:string-value="хостинг" calcext:value-type="string">
            <text:p>хостинг</text:p>
          </table:table-cell>
          <table:table-cell table:formula="of:=VLOOKUP([.C260];[$Клиенты.A:.D]; 2;0)" office:value-type="string" office:string-value="Левобережный" calcext:value-type="string">
            <text:p>Левобережный</text:p>
          </table:table-cell>
          <table:table-cell table:formula="of:=VLOOKUP([.D26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10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VLOOKUP([.D261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61];[$Клиенты.A:.D]; 2;0)" office:value-type="string" office:string-value="Речной" calcext:value-type="string">
            <text:p>Речной</text:p>
          </table:table-cell>
          <table:table-cell table:formula="of:=VLOOKUP([.D261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10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D262];[$Услуги.A:.C]; 2;0)" office:value-type="string" office:string-value="телевидение" calcext:value-type="string">
            <text:p>телевидение</text:p>
          </table:table-cell>
          <table:table-cell table:formula="of:=VLOOKUP([.C262];[$Клиенты.A:.D]; 2;0)" office:value-type="string" office:string-value="Ленинский" calcext:value-type="string">
            <text:p>Ленинский</text:p>
          </table:table-cell>
          <table:table-cell table:formula="of:=VLOOKUP([.D26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10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formula="of:=VLOOKUP([.D263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63];[$Клиенты.A:.D]; 2;0)" office:value-type="string" office:string-value="Левобережный" calcext:value-type="string">
            <text:p>Левобережный</text:p>
          </table:table-cell>
          <table:table-cell table:formula="of:=VLOOKUP([.D26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10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VLOOKUP([.D264];[$Услуги.A:.C]; 2;0)" office:value-type="string" office:string-value="телевидение" calcext:value-type="string">
            <text:p>телевидение</text:p>
          </table:table-cell>
          <table:table-cell table:formula="of:=VLOOKUP([.C264];[$Клиенты.A:.D]; 2;0)" office:value-type="string" office:string-value="Остров" calcext:value-type="string">
            <text:p>Остров</text:p>
          </table:table-cell>
          <table:table-cell table:formula="of:=VLOOKUP([.D26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10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VLOOKUP([.D265];[$Услуги.A:.C]; 2;0)" office:value-type="string" office:string-value="телевидение" calcext:value-type="string">
            <text:p>телевидение</text:p>
          </table:table-cell>
          <table:table-cell table:formula="of:=VLOOKUP([.C265];[$Клиенты.A:.D]; 2;0)" office:value-type="string" office:string-value="Центральный" calcext:value-type="string">
            <text:p>Центральный</text:p>
          </table:table-cell>
          <table:table-cell table:formula="of:=VLOOKUP([.D26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10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D266];[$Услуги.A:.C]; 2;0)" office:value-type="string" office:string-value="хостинг" calcext:value-type="string">
            <text:p>хостинг</text:p>
          </table:table-cell>
          <table:table-cell table:formula="of:=VLOOKUP([.C266];[$Клиенты.A:.D]; 2;0)" office:value-type="string" office:string-value="Остров" calcext:value-type="string">
            <text:p>Остров</text:p>
          </table:table-cell>
          <table:table-cell table:formula="of:=VLOOKUP([.D26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10.08.2022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formula="of:=VLOOKUP([.D267];[$Услуги.A:.C]; 2;0)" office:value-type="string" office:string-value="телевидение" calcext:value-type="string">
            <text:p>телевидение</text:p>
          </table:table-cell>
          <table:table-cell table:formula="of:=VLOOKUP([.C267];[$Клиенты.A:.D]; 2;0)" office:value-type="string" office:string-value="Пролетарский" calcext:value-type="string">
            <text:p>Пролетарский</text:p>
          </table:table-cell>
          <table:table-cell table:formula="of:=VLOOKUP([.D26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10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formula="of:=VLOOKUP([.D268];[$Услуги.A:.C]; 2;0)" office:value-type="string" office:string-value="хостинг" calcext:value-type="string">
            <text:p>хостинг</text:p>
          </table:table-cell>
          <table:table-cell table:formula="of:=VLOOKUP([.C268];[$Клиенты.A:.D]; 2;0)" office:value-type="string" office:string-value="Речной" calcext:value-type="string">
            <text:p>Речной</text:p>
          </table:table-cell>
          <table:table-cell table:formula="of:=VLOOKUP([.D26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11.08.20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VLOOKUP([.D26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269];[$Клиенты.A:.D]; 2;0)" office:value-type="string" office:string-value="Пролетарский" calcext:value-type="string">
            <text:p>Пролетарский</text:p>
          </table:table-cell>
          <table:table-cell table:formula="of:=VLOOKUP([.D26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11.08.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D270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70];[$Клиенты.A:.D]; 2;0)" office:value-type="string" office:string-value="Пролетарский" calcext:value-type="string">
            <text:p>Пролетарский</text:p>
          </table:table-cell>
          <table:table-cell table:formula="of:=VLOOKUP([.D270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11.08.20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VLOOKUP([.D27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71];[$Клиенты.A:.D]; 2;0)" office:value-type="string" office:string-value="Речной" calcext:value-type="string">
            <text:p>Речной</text:p>
          </table:table-cell>
          <table:table-cell table:formula="of:=VLOOKUP([.D27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11.08.20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VLOOKUP([.D27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72];[$Клиенты.A:.D]; 2;0)" office:value-type="string" office:string-value="Полярный" calcext:value-type="string">
            <text:p>Полярный</text:p>
          </table:table-cell>
          <table:table-cell table:formula="of:=VLOOKUP([.D27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VLOOKUP([.D27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273];[$Клиенты.A:.D]; 2;0)" office:value-type="string" office:string-value="Центральный" calcext:value-type="string">
            <text:p>Центральный</text:p>
          </table:table-cell>
          <table:table-cell table:formula="of:=VLOOKUP([.D27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VLOOKUP([.D274];[$Услуги.A:.C]; 2;0)" office:value-type="string" office:string-value="телевидение" calcext:value-type="string">
            <text:p>телевидение</text:p>
          </table:table-cell>
          <table:table-cell table:formula="of:=VLOOKUP([.C274];[$Клиенты.A:.D]; 2;0)" office:value-type="string" office:string-value="Центральный" calcext:value-type="string">
            <text:p>Центральный</text:p>
          </table:table-cell>
          <table:table-cell table:formula="of:=VLOOKUP([.D27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11.08.202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VLOOKUP([.D275];[$Услуги.A:.C]; 2;0)" office:value-type="string" office:string-value="телевидение" calcext:value-type="string">
            <text:p>телевидение</text:p>
          </table:table-cell>
          <table:table-cell table:formula="of:=VLOOKUP([.C275];[$Клиенты.A:.D]; 2;0)" office:value-type="string" office:string-value="Центральный" calcext:value-type="string">
            <text:p>Центральный</text:p>
          </table:table-cell>
          <table:table-cell table:formula="of:=VLOOKUP([.D27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11.08.2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VLOOKUP([.D27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76];[$Клиенты.A:.D]; 2;0)" office:value-type="string" office:string-value="Новый" calcext:value-type="string">
            <text:p>Новый</text:p>
          </table:table-cell>
          <table:table-cell table:formula="of:=VLOOKUP([.D27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11.08.202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VLOOKUP([.D27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77];[$Клиенты.A:.D]; 2;0)" office:value-type="string" office:string-value="Левобережный" calcext:value-type="string">
            <text:p>Левобережный</text:p>
          </table:table-cell>
          <table:table-cell table:formula="of:=VLOOKUP([.D27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11.08.202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VLOOKUP([.D278];[$Услуги.A:.C]; 2;0)" office:value-type="string" office:string-value="хостинг" calcext:value-type="string">
            <text:p>хостинг</text:p>
          </table:table-cell>
          <table:table-cell table:formula="of:=VLOOKUP([.C278];[$Клиенты.A:.D]; 2;0)" office:value-type="string" office:string-value="Центральный" calcext:value-type="string">
            <text:p>Центральный</text:p>
          </table:table-cell>
          <table:table-cell table:formula="of:=VLOOKUP([.D27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11.08.202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VLOOKUP([.D27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79];[$Клиенты.A:.D]; 2;0)" office:value-type="string" office:string-value="Левобережный" calcext:value-type="string">
            <text:p>Левобережный</text:p>
          </table:table-cell>
          <table:table-cell table:formula="of:=VLOOKUP([.D27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11.08.202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VLOOKUP([.D280];[$Услуги.A:.C]; 2;0)" office:value-type="string" office:string-value="телевидение" calcext:value-type="string">
            <text:p>телевидение</text:p>
          </table:table-cell>
          <table:table-cell table:formula="of:=VLOOKUP([.C280];[$Клиенты.A:.D]; 2;0)" office:value-type="string" office:string-value="Центральный" calcext:value-type="string">
            <text:p>Центральный</text:p>
          </table:table-cell>
          <table:table-cell table:formula="of:=VLOOKUP([.D28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11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VLOOKUP([.D28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81];[$Клиенты.A:.D]; 2;0)" office:value-type="string" office:string-value="Речной" calcext:value-type="string">
            <text:p>Речной</text:p>
          </table:table-cell>
          <table:table-cell table:formula="of:=VLOOKUP([.D28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11.08.202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VLOOKUP([.D282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82];[$Клиенты.A:.D]; 2;0)" office:value-type="string" office:string-value="Полярный" calcext:value-type="string">
            <text:p>Полярный</text:p>
          </table:table-cell>
          <table:table-cell table:formula="of:=VLOOKUP([.D28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11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D283];[$Услуги.A:.C]; 2;0)" office:value-type="string" office:string-value="хостинг" calcext:value-type="string">
            <text:p>хостинг</text:p>
          </table:table-cell>
          <table:table-cell table:formula="of:=VLOOKUP([.C283];[$Клиенты.A:.D]; 2;0)" office:value-type="string" office:string-value="Левобережный" calcext:value-type="string">
            <text:p>Левобережный</text:p>
          </table:table-cell>
          <table:table-cell table:formula="of:=VLOOKUP([.D28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11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VLOOKUP([.D284];[$Услуги.A:.C]; 2;0)" office:value-type="string" office:string-value="телевидение" calcext:value-type="string">
            <text:p>телевидение</text:p>
          </table:table-cell>
          <table:table-cell table:formula="of:=VLOOKUP([.C284];[$Клиенты.A:.D]; 2;0)" office:value-type="string" office:string-value="Речной" calcext:value-type="string">
            <text:p>Речной</text:p>
          </table:table-cell>
          <table:table-cell table:formula="of:=VLOOKUP([.D28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VLOOKUP([.D285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85];[$Клиенты.A:.D]; 2;0)" office:value-type="string" office:string-value="Левобережный" calcext:value-type="string">
            <text:p>Левобережный</text:p>
          </table:table-cell>
          <table:table-cell table:formula="of:=VLOOKUP([.D28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VLOOKUP([.D28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86];[$Клиенты.A:.D]; 2;0)" office:value-type="string" office:string-value="Левобережный" calcext:value-type="string">
            <text:p>Левобережный</text:p>
          </table:table-cell>
          <table:table-cell table:formula="of:=VLOOKUP([.D28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11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VLOOKUP([.D28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87];[$Клиенты.A:.D]; 2;0)" office:value-type="string" office:string-value="Новый" calcext:value-type="string">
            <text:p>Новый</text:p>
          </table:table-cell>
          <table:table-cell table:formula="of:=VLOOKUP([.D28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11.08.2022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formula="of:=VLOOKUP([.D288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288];[$Клиенты.A:.D]; 2;0)" office:value-type="string" office:string-value="Речной" calcext:value-type="string">
            <text:p>Речной</text:p>
          </table:table-cell>
          <table:table-cell table:formula="of:=VLOOKUP([.D288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11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formula="of:=VLOOKUP([.D28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89];[$Клиенты.A:.D]; 2;0)" office:value-type="string" office:string-value="Ленинский" calcext:value-type="string">
            <text:p>Ленинский</text:p>
          </table:table-cell>
          <table:table-cell table:formula="of:=VLOOKUP([.D28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11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VLOOKUP([.D290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90];[$Клиенты.A:.D]; 2;0)" office:value-type="string" office:string-value="Ленинский" calcext:value-type="string">
            <text:p>Ленинский</text:p>
          </table:table-cell>
          <table:table-cell table:formula="of:=VLOOKUP([.D29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11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formula="of:=VLOOKUP([.D29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91];[$Клиенты.A:.D]; 2;0)" office:value-type="string" office:string-value="Пролетарский" calcext:value-type="string">
            <text:p>Пролетарский</text:p>
          </table:table-cell>
          <table:table-cell table:formula="of:=VLOOKUP([.D29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11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formula="of:=VLOOKUP([.D29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92];[$Клиенты.A:.D]; 2;0)" office:value-type="string" office:string-value="Левобережный" calcext:value-type="string">
            <text:p>Левобережный</text:p>
          </table:table-cell>
          <table:table-cell table:formula="of:=VLOOKUP([.D29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11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formula="of:=VLOOKUP([.D293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93];[$Клиенты.A:.D]; 2;0)" office:value-type="string" office:string-value="Полярный" calcext:value-type="string">
            <text:p>Полярный</text:p>
          </table:table-cell>
          <table:table-cell table:formula="of:=VLOOKUP([.D293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11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formula="of:=VLOOKUP([.D294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94];[$Клиенты.A:.D]; 2;0)" office:value-type="string" office:string-value="Остров" calcext:value-type="string">
            <text:p>Остров</text:p>
          </table:table-cell>
          <table:table-cell table:formula="of:=VLOOKUP([.D29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11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VLOOKUP([.D295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295];[$Клиенты.A:.D]; 2;0)" office:value-type="string" office:string-value="Остров" calcext:value-type="string">
            <text:p>Остров</text:p>
          </table:table-cell>
          <table:table-cell table:formula="of:=VLOOKUP([.D295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12.08.20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VLOOKUP([.D29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296];[$Клиенты.A:.D]; 2;0)" office:value-type="string" office:string-value="Пролетарский" calcext:value-type="string">
            <text:p>Пролетарский</text:p>
          </table:table-cell>
          <table:table-cell table:formula="of:=VLOOKUP([.D29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12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D29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297];[$Клиенты.A:.D]; 2;0)" office:value-type="string" office:string-value="Центральный" calcext:value-type="string">
            <text:p>Центральный</text:p>
          </table:table-cell>
          <table:table-cell table:formula="of:=VLOOKUP([.D29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12.08.2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VLOOKUP([.D29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298];[$Клиенты.A:.D]; 2;0)" office:value-type="string" office:string-value="Ленинский" calcext:value-type="string">
            <text:p>Ленинский</text:p>
          </table:table-cell>
          <table:table-cell table:formula="of:=VLOOKUP([.D29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12.08.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VLOOKUP([.D29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299];[$Клиенты.A:.D]; 2;0)" office:value-type="string" office:string-value="Пролетарский" calcext:value-type="string">
            <text:p>Пролетарский</text:p>
          </table:table-cell>
          <table:table-cell table:formula="of:=VLOOKUP([.D29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12.08.202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VLOOKUP([.D300];[$Услуги.A:.C]; 2;0)" office:value-type="string" office:string-value="хостинг" calcext:value-type="string">
            <text:p>хостинг</text:p>
          </table:table-cell>
          <table:table-cell table:formula="of:=VLOOKUP([.C300];[$Клиенты.A:.D]; 2;0)" office:value-type="string" office:string-value="Ленинский" calcext:value-type="string">
            <text:p>Ленинский</text:p>
          </table:table-cell>
          <table:table-cell table:formula="of:=VLOOKUP([.D30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12.08.202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VLOOKUP([.D301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01];[$Клиенты.A:.D]; 2;0)" office:value-type="string" office:string-value="Новый" calcext:value-type="string">
            <text:p>Новый</text:p>
          </table:table-cell>
          <table:table-cell table:formula="of:=VLOOKUP([.D30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12.08.202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VLOOKUP([.D30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02];[$Клиенты.A:.D]; 2;0)" office:value-type="string" office:string-value="Полярный" calcext:value-type="string">
            <text:p>Полярный</text:p>
          </table:table-cell>
          <table:table-cell table:formula="of:=VLOOKUP([.D30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12.08.202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VLOOKUP([.D303];[$Услуги.A:.C]; 2;0)" office:value-type="string" office:string-value="хостинг" calcext:value-type="string">
            <text:p>хостинг</text:p>
          </table:table-cell>
          <table:table-cell table:formula="of:=VLOOKUP([.C303];[$Клиенты.A:.D]; 2;0)" office:value-type="string" office:string-value="Новый" calcext:value-type="string">
            <text:p>Новый</text:p>
          </table:table-cell>
          <table:table-cell table:formula="of:=VLOOKUP([.D30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12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VLOOKUP([.D304];[$Услуги.A:.C]; 2;0)" office:value-type="string" office:string-value="хостинг" calcext:value-type="string">
            <text:p>хостинг</text:p>
          </table:table-cell>
          <table:table-cell table:formula="of:=VLOOKUP([.C304];[$Клиенты.A:.D]; 2;0)" office:value-type="string" office:string-value="Речной" calcext:value-type="string">
            <text:p>Речной</text:p>
          </table:table-cell>
          <table:table-cell table:formula="of:=VLOOKUP([.D30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12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VLOOKUP([.D305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05];[$Клиенты.A:.D]; 2;0)" office:value-type="string" office:string-value="Ленинский" calcext:value-type="string">
            <text:p>Ленинский</text:p>
          </table:table-cell>
          <table:table-cell table:formula="of:=VLOOKUP([.D305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12.08.202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VLOOKUP([.D306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06];[$Клиенты.A:.D]; 2;0)" office:value-type="string" office:string-value="Левобережный" calcext:value-type="string">
            <text:p>Левобережный</text:p>
          </table:table-cell>
          <table:table-cell table:formula="of:=VLOOKUP([.D306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12.08.202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VLOOKUP([.D307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07];[$Клиенты.A:.D]; 2;0)" office:value-type="string" office:string-value="Левобережный" calcext:value-type="string">
            <text:p>Левобережный</text:p>
          </table:table-cell>
          <table:table-cell table:formula="of:=VLOOKUP([.D307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12.08.202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formula="of:=VLOOKUP([.D30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08];[$Клиенты.A:.D]; 2;0)" office:value-type="string" office:string-value="Пролетарский" calcext:value-type="string">
            <text:p>Пролетарский</text:p>
          </table:table-cell>
          <table:table-cell table:formula="of:=VLOOKUP([.D30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12.08.202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formula="of:=VLOOKUP([.D309];[$Услуги.A:.C]; 2;0)" office:value-type="string" office:string-value="хостинг" calcext:value-type="string">
            <text:p>хостинг</text:p>
          </table:table-cell>
          <table:table-cell table:formula="of:=VLOOKUP([.C309];[$Клиенты.A:.D]; 2;0)" office:value-type="string" office:string-value="Остров" calcext:value-type="string">
            <text:p>Остров</text:p>
          </table:table-cell>
          <table:table-cell table:formula="of:=VLOOKUP([.D30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12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VLOOKUP([.D310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10];[$Клиенты.A:.D]; 2;0)" office:value-type="string" office:string-value="Пролетарский" calcext:value-type="string">
            <text:p>Пролетарский</text:p>
          </table:table-cell>
          <table:table-cell table:formula="of:=VLOOKUP([.D31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12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VLOOKUP([.D311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11];[$Клиенты.A:.D]; 2;0)" office:value-type="string" office:string-value="Речной" calcext:value-type="string">
            <text:p>Речной</text:p>
          </table:table-cell>
          <table:table-cell table:formula="of:=VLOOKUP([.D31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12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formula="of:=VLOOKUP([.D31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12];[$Клиенты.A:.D]; 2;0)" office:value-type="string" office:string-value="Ленинский" calcext:value-type="string">
            <text:p>Ленинский</text:p>
          </table:table-cell>
          <table:table-cell table:formula="of:=VLOOKUP([.D31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12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VLOOKUP([.D31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13];[$Клиенты.A:.D]; 2;0)" office:value-type="string" office:string-value="Центральный" calcext:value-type="string">
            <text:p>Центральный</text:p>
          </table:table-cell>
          <table:table-cell table:formula="of:=VLOOKUP([.D31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12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VLOOKUP([.D314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14];[$Клиенты.A:.D]; 2;0)" office:value-type="string" office:string-value="Пролетарский" calcext:value-type="string">
            <text:p>Пролетарский</text:p>
          </table:table-cell>
          <table:table-cell table:formula="of:=VLOOKUP([.D314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12.08.2022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formula="of:=VLOOKUP([.D315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15];[$Клиенты.A:.D]; 2;0)" office:value-type="string" office:string-value="Новый" calcext:value-type="string">
            <text:p>Новый</text:p>
          </table:table-cell>
          <table:table-cell table:formula="of:=VLOOKUP([.D31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12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table:formula="of:=VLOOKUP([.D31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16];[$Клиенты.A:.D]; 2;0)" office:value-type="string" office:string-value="Речной" calcext:value-type="string">
            <text:p>Речной</text:p>
          </table:table-cell>
          <table:table-cell table:formula="of:=VLOOKUP([.D31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12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formula="of:=VLOOKUP([.D317];[$Услуги.A:.C]; 2;0)" office:value-type="string" office:string-value="телевидение" calcext:value-type="string">
            <text:p>телевидение</text:p>
          </table:table-cell>
          <table:table-cell table:formula="of:=VLOOKUP([.C317];[$Клиенты.A:.D]; 2;0)" office:value-type="string" office:string-value="Новый" calcext:value-type="string">
            <text:p>Новый</text:p>
          </table:table-cell>
          <table:table-cell table:formula="of:=VLOOKUP([.D31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13.08.202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VLOOKUP([.D31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18];[$Клиенты.A:.D]; 2;0)" office:value-type="string" office:string-value="Пролетарский" calcext:value-type="string">
            <text:p>Пролетарский</text:p>
          </table:table-cell>
          <table:table-cell table:formula="of:=VLOOKUP([.D31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13.08.202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VLOOKUP([.D31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19];[$Клиенты.A:.D]; 2;0)" office:value-type="string" office:string-value="Речной" calcext:value-type="string">
            <text:p>Речной</text:p>
          </table:table-cell>
          <table:table-cell table:formula="of:=VLOOKUP([.D31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13.08.202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VLOOKUP([.D32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20];[$Клиенты.A:.D]; 2;0)" office:value-type="string" office:string-value="Новый" calcext:value-type="string">
            <text:p>Новый</text:p>
          </table:table-cell>
          <table:table-cell table:formula="of:=VLOOKUP([.D32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13.08.202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VLOOKUP([.D32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21];[$Клиенты.A:.D]; 2;0)" office:value-type="string" office:string-value="Полярный" calcext:value-type="string">
            <text:p>Полярный</text:p>
          </table:table-cell>
          <table:table-cell table:formula="of:=VLOOKUP([.D32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13.08.202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VLOOKUP([.D322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22];[$Клиенты.A:.D]; 2;0)" office:value-type="string" office:string-value="Ленинский" calcext:value-type="string">
            <text:p>Ленинский</text:p>
          </table:table-cell>
          <table:table-cell table:formula="of:=VLOOKUP([.D322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13.08.20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VLOOKUP([.D323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23];[$Клиенты.A:.D]; 2;0)" office:value-type="string" office:string-value="Левобережный" calcext:value-type="string">
            <text:p>Левобережный</text:p>
          </table:table-cell>
          <table:table-cell table:formula="of:=VLOOKUP([.D323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13.08.202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VLOOKUP([.D324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24];[$Клиенты.A:.D]; 2;0)" office:value-type="string" office:string-value="Центральный" calcext:value-type="string">
            <text:p>Центральный</text:p>
          </table:table-cell>
          <table:table-cell table:formula="of:=VLOOKUP([.D324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13.08.202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VLOOKUP([.D32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25];[$Клиенты.A:.D]; 2;0)" office:value-type="string" office:string-value="Новый" calcext:value-type="string">
            <text:p>Новый</text:p>
          </table:table-cell>
          <table:table-cell table:formula="of:=VLOOKUP([.D32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13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VLOOKUP([.D326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26];[$Клиенты.A:.D]; 2;0)" office:value-type="string" office:string-value="Остров" calcext:value-type="string">
            <text:p>Остров</text:p>
          </table:table-cell>
          <table:table-cell table:formula="of:=VLOOKUP([.D326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13.08.20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VLOOKUP([.D32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27];[$Клиенты.A:.D]; 2;0)" office:value-type="string" office:string-value="Ленинский" calcext:value-type="string">
            <text:p>Ленинский</text:p>
          </table:table-cell>
          <table:table-cell table:formula="of:=VLOOKUP([.D32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13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D32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28];[$Клиенты.A:.D]; 2;0)" office:value-type="string" office:string-value="Пролетарский" calcext:value-type="string">
            <text:p>Пролетарский</text:p>
          </table:table-cell>
          <table:table-cell table:formula="of:=VLOOKUP([.D32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VLOOKUP([.D32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29];[$Клиенты.A:.D]; 2;0)" office:value-type="string" office:string-value="Новый" calcext:value-type="string">
            <text:p>Новый</text:p>
          </table:table-cell>
          <table:table-cell table:formula="of:=VLOOKUP([.D32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formula="of:=VLOOKUP([.D330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30];[$Клиенты.A:.D]; 2;0)" office:value-type="string" office:string-value="Новый" calcext:value-type="string">
            <text:p>Новый</text:p>
          </table:table-cell>
          <table:table-cell table:formula="of:=VLOOKUP([.D330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13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formula="of:=VLOOKUP([.D33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31];[$Клиенты.A:.D]; 2;0)" office:value-type="string" office:string-value="Пролетарский" calcext:value-type="string">
            <text:p>Пролетарский</text:p>
          </table:table-cell>
          <table:table-cell table:formula="of:=VLOOKUP([.D33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13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VLOOKUP([.D33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32];[$Клиенты.A:.D]; 2;0)" office:value-type="string" office:string-value="Левобережный" calcext:value-type="string">
            <text:p>Левобережный</text:p>
          </table:table-cell>
          <table:table-cell table:formula="of:=VLOOKUP([.D33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13.08.202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VLOOKUP([.D333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33];[$Клиенты.A:.D]; 2;0)" office:value-type="string" office:string-value="Пролетарский" calcext:value-type="string">
            <text:p>Пролетарский</text:p>
          </table:table-cell>
          <table:table-cell table:formula="of:=VLOOKUP([.D333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13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VLOOKUP([.D334];[$Услуги.A:.C]; 2;0)" office:value-type="string" office:string-value="телевидение" calcext:value-type="string">
            <text:p>телевидение</text:p>
          </table:table-cell>
          <table:table-cell table:formula="of:=VLOOKUP([.C334];[$Клиенты.A:.D]; 2;0)" office:value-type="string" office:string-value="Ленинский" calcext:value-type="string">
            <text:p>Ленинский</text:p>
          </table:table-cell>
          <table:table-cell table:formula="of:=VLOOKUP([.D33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13.08.2022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VLOOKUP([.D335];[$Услуги.A:.C]; 2;0)" office:value-type="string" office:string-value="хостинг" calcext:value-type="string">
            <text:p>хостинг</text:p>
          </table:table-cell>
          <table:table-cell table:formula="of:=VLOOKUP([.C335];[$Клиенты.A:.D]; 2;0)" office:value-type="string" office:string-value="Речной" calcext:value-type="string">
            <text:p>Речной</text:p>
          </table:table-cell>
          <table:table-cell table:formula="of:=VLOOKUP([.D33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13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formula="of:=VLOOKUP([.D33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36];[$Клиенты.A:.D]; 2;0)" office:value-type="string" office:string-value="Остров" calcext:value-type="string">
            <text:p>Остров</text:p>
          </table:table-cell>
          <table:table-cell table:formula="of:=VLOOKUP([.D33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1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VLOOKUP([.D337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37];[$Клиенты.A:.D]; 2;0)" office:value-type="string" office:string-value="Ленинский" calcext:value-type="string">
            <text:p>Ленинский</text:p>
          </table:table-cell>
          <table:table-cell table:formula="of:=VLOOKUP([.D33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13.08.2022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formula="of:=VLOOKUP([.D338];[$Услуги.A:.C]; 2;0)" office:value-type="string" office:string-value="телевидение" calcext:value-type="string">
            <text:p>телевидение</text:p>
          </table:table-cell>
          <table:table-cell table:formula="of:=VLOOKUP([.C338];[$Клиенты.A:.D]; 2;0)" office:value-type="string" office:string-value="Пролетарский" calcext:value-type="string">
            <text:p>Пролетарский</text:p>
          </table:table-cell>
          <table:table-cell table:formula="of:=VLOOKUP([.D33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13.08.202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VLOOKUP([.D33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39];[$Клиенты.A:.D]; 2;0)" office:value-type="string" office:string-value="Новый" calcext:value-type="string">
            <text:p>Новый</text:p>
          </table:table-cell>
          <table:table-cell table:formula="of:=VLOOKUP([.D33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13.08.2022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formula="of:=VLOOKUP([.D340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40];[$Клиенты.A:.D]; 2;0)" office:value-type="string" office:string-value="Центральный" calcext:value-type="string">
            <text:p>Центральный</text:p>
          </table:table-cell>
          <table:table-cell table:formula="of:=VLOOKUP([.D340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13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VLOOKUP([.D341];[$Услуги.A:.C]; 2;0)" office:value-type="string" office:string-value="хостинг" calcext:value-type="string">
            <text:p>хостинг</text:p>
          </table:table-cell>
          <table:table-cell table:formula="of:=VLOOKUP([.C341];[$Клиенты.A:.D]; 2;0)" office:value-type="string" office:string-value="Полярный" calcext:value-type="string">
            <text:p>Полярный</text:p>
          </table:table-cell>
          <table:table-cell table:formula="of:=VLOOKUP([.D34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D342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42];[$Клиенты.A:.D]; 2;0)" office:value-type="string" office:string-value="Левобережный" calcext:value-type="string">
            <text:p>Левобережный</text:p>
          </table:table-cell>
          <table:table-cell table:formula="of:=VLOOKUP([.D342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D34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43];[$Клиенты.A:.D]; 2;0)" office:value-type="string" office:string-value="Левобережный" calcext:value-type="string">
            <text:p>Левобережный</text:p>
          </table:table-cell>
          <table:table-cell table:formula="of:=VLOOKUP([.D34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VLOOKUP([.D344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44];[$Клиенты.A:.D]; 2;0)" office:value-type="string" office:string-value="Остров" calcext:value-type="string">
            <text:p>Остров</text:p>
          </table:table-cell>
          <table:table-cell table:formula="of:=VLOOKUP([.D344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D34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45];[$Клиенты.A:.D]; 2;0)" office:value-type="string" office:string-value="Остров" calcext:value-type="string">
            <text:p>Остров</text:p>
          </table:table-cell>
          <table:table-cell table:formula="of:=VLOOKUP([.D34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13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formula="of:=VLOOKUP([.D346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46];[$Клиенты.A:.D]; 2;0)" office:value-type="string" office:string-value="Пролетарский" calcext:value-type="string">
            <text:p>Пролетарский</text:p>
          </table:table-cell>
          <table:table-cell table:formula="of:=VLOOKUP([.D34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13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VLOOKUP([.D347];[$Услуги.A:.C]; 2;0)" office:value-type="string" office:string-value="телевидение" calcext:value-type="string">
            <text:p>телевидение</text:p>
          </table:table-cell>
          <table:table-cell table:formula="of:=VLOOKUP([.C347];[$Клиенты.A:.D]; 2;0)" office:value-type="string" office:string-value="Центральный" calcext:value-type="string">
            <text:p>Центральный</text:p>
          </table:table-cell>
          <table:table-cell table:formula="of:=VLOOKUP([.D34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13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formula="of:=VLOOKUP([.D348];[$Услуги.A:.C]; 2;0)" office:value-type="string" office:string-value="телевидение" calcext:value-type="string">
            <text:p>телевидение</text:p>
          </table:table-cell>
          <table:table-cell table:formula="of:=VLOOKUP([.C348];[$Клиенты.A:.D]; 2;0)" office:value-type="string" office:string-value="Новый" calcext:value-type="string">
            <text:p>Новый</text:p>
          </table:table-cell>
          <table:table-cell table:formula="of:=VLOOKUP([.D34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13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formula="of:=VLOOKUP([.D349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49];[$Клиенты.A:.D]; 2;0)" office:value-type="string" office:string-value="Пролетарский" calcext:value-type="string">
            <text:p>Пролетарский</text:p>
          </table:table-cell>
          <table:table-cell table:formula="of:=VLOOKUP([.D34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1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D350];[$Услуги.A:.C]; 2;0)" office:value-type="string" office:string-value="хостинг" calcext:value-type="string">
            <text:p>хостинг</text:p>
          </table:table-cell>
          <table:table-cell table:formula="of:=VLOOKUP([.C350];[$Клиенты.A:.D]; 2;0)" office:value-type="string" office:string-value="Ленинский" calcext:value-type="string">
            <text:p>Ленинский</text:p>
          </table:table-cell>
          <table:table-cell table:formula="of:=VLOOKUP([.D35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14.08.20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VLOOKUP([.D351];[$Услуги.A:.C]; 2;0)" office:value-type="string" office:string-value="хостинг" calcext:value-type="string">
            <text:p>хостинг</text:p>
          </table:table-cell>
          <table:table-cell table:formula="of:=VLOOKUP([.C351];[$Клиенты.A:.D]; 2;0)" office:value-type="string" office:string-value="Центральный" calcext:value-type="string">
            <text:p>Центральный</text:p>
          </table:table-cell>
          <table:table-cell table:formula="of:=VLOOKUP([.D35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14.08.20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VLOOKUP([.D35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52];[$Клиенты.A:.D]; 2;0)" office:value-type="string" office:string-value="Ленинский" calcext:value-type="string">
            <text:p>Ленинский</text:p>
          </table:table-cell>
          <table:table-cell table:formula="of:=VLOOKUP([.D35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14.08.202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VLOOKUP([.D35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53];[$Клиенты.A:.D]; 2;0)" office:value-type="string" office:string-value="Пролетарский" calcext:value-type="string">
            <text:p>Пролетарский</text:p>
          </table:table-cell>
          <table:table-cell table:formula="of:=VLOOKUP([.D35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14.08.202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VLOOKUP([.D354];[$Услуги.A:.C]; 2;0)" office:value-type="string" office:string-value="телевидение" calcext:value-type="string">
            <text:p>телевидение</text:p>
          </table:table-cell>
          <table:table-cell table:formula="of:=VLOOKUP([.C354];[$Клиенты.A:.D]; 2;0)" office:value-type="string" office:string-value="Ленинский" calcext:value-type="string">
            <text:p>Ленинский</text:p>
          </table:table-cell>
          <table:table-cell table:formula="of:=VLOOKUP([.D35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1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VLOOKUP([.D355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55];[$Клиенты.A:.D]; 2;0)" office:value-type="string" office:string-value="Речной" calcext:value-type="string">
            <text:p>Речной</text:p>
          </table:table-cell>
          <table:table-cell table:formula="of:=VLOOKUP([.D355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14.08.202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VLOOKUP([.D356];[$Услуги.A:.C]; 2;0)" office:value-type="string" office:string-value="хостинг" calcext:value-type="string">
            <text:p>хостинг</text:p>
          </table:table-cell>
          <table:table-cell table:formula="of:=VLOOKUP([.C356];[$Клиенты.A:.D]; 2;0)" office:value-type="string" office:string-value="Речной" calcext:value-type="string">
            <text:p>Речной</text:p>
          </table:table-cell>
          <table:table-cell table:formula="of:=VLOOKUP([.D35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14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VLOOKUP([.D357];[$Услуги.A:.C]; 2;0)" office:value-type="string" office:string-value="хостинг" calcext:value-type="string">
            <text:p>хостинг</text:p>
          </table:table-cell>
          <table:table-cell table:formula="of:=VLOOKUP([.C357];[$Клиенты.A:.D]; 2;0)" office:value-type="string" office:string-value="Полярный" calcext:value-type="string">
            <text:p>Полярный</text:p>
          </table:table-cell>
          <table:table-cell table:formula="of:=VLOOKUP([.D35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14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formula="of:=VLOOKUP([.D35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58];[$Клиенты.A:.D]; 2;0)" office:value-type="string" office:string-value="Ленинский" calcext:value-type="string">
            <text:p>Ленинский</text:p>
          </table:table-cell>
          <table:table-cell table:formula="of:=VLOOKUP([.D35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14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VLOOKUP([.D359];[$Услуги.A:.C]; 2;0)" office:value-type="string" office:string-value="телевидение" calcext:value-type="string">
            <text:p>телевидение</text:p>
          </table:table-cell>
          <table:table-cell table:formula="of:=VLOOKUP([.C359];[$Клиенты.A:.D]; 2;0)" office:value-type="string" office:string-value="Ленинский" calcext:value-type="string">
            <text:p>Ленинский</text:p>
          </table:table-cell>
          <table:table-cell table:formula="of:=VLOOKUP([.D35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14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VLOOKUP([.D360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60];[$Клиенты.A:.D]; 2;0)" office:value-type="string" office:string-value="Речной" calcext:value-type="string">
            <text:p>Речной</text:p>
          </table:table-cell>
          <table:table-cell table:formula="of:=VLOOKUP([.D360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14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table:formula="of:=VLOOKUP([.D36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61];[$Клиенты.A:.D]; 2;0)" office:value-type="string" office:string-value="Пролетарский" calcext:value-type="string">
            <text:p>Пролетарский</text:p>
          </table:table-cell>
          <table:table-cell table:formula="of:=VLOOKUP([.D36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1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D362];[$Услуги.A:.C]; 2;0)" office:value-type="string" office:string-value="телевидение" calcext:value-type="string">
            <text:p>телевидение</text:p>
          </table:table-cell>
          <table:table-cell table:formula="of:=VLOOKUP([.C362];[$Клиенты.A:.D]; 2;0)" office:value-type="string" office:string-value="Пролетарский" calcext:value-type="string">
            <text:p>Пролетарский</text:p>
          </table:table-cell>
          <table:table-cell table:formula="of:=VLOOKUP([.D36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14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formula="of:=VLOOKUP([.D36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63];[$Клиенты.A:.D]; 2;0)" office:value-type="string" office:string-value="Новый" calcext:value-type="string">
            <text:p>Новый</text:p>
          </table:table-cell>
          <table:table-cell table:formula="of:=VLOOKUP([.D36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14.08.2022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formula="of:=VLOOKUP([.D364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64];[$Клиенты.A:.D]; 2;0)" office:value-type="string" office:string-value="Ленинский" calcext:value-type="string">
            <text:p>Ленинский</text:p>
          </table:table-cell>
          <table:table-cell table:formula="of:=VLOOKUP([.D364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14.08.202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VLOOKUP([.D36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65];[$Клиенты.A:.D]; 2;0)" office:value-type="string" office:string-value="Остров" calcext:value-type="string">
            <text:p>Остров</text:p>
          </table:table-cell>
          <table:table-cell table:formula="of:=VLOOKUP([.D36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14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formula="of:=VLOOKUP([.D36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66];[$Клиенты.A:.D]; 2;0)" office:value-type="string" office:string-value="Полярный" calcext:value-type="string">
            <text:p>Полярный</text:p>
          </table:table-cell>
          <table:table-cell table:formula="of:=VLOOKUP([.D36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1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D367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67];[$Клиенты.A:.D]; 2;0)" office:value-type="string" office:string-value="Новый" calcext:value-type="string">
            <text:p>Новый</text:p>
          </table:table-cell>
          <table:table-cell table:formula="of:=VLOOKUP([.D367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14.08.2022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formula="of:=VLOOKUP([.D368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68];[$Клиенты.A:.D]; 2;0)" office:value-type="string" office:string-value="Ленинский" calcext:value-type="string">
            <text:p>Ленинский</text:p>
          </table:table-cell>
          <table:table-cell table:formula="of:=VLOOKUP([.D36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14.08.202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formula="of:=VLOOKUP([.D369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69];[$Клиенты.A:.D]; 2;0)" office:value-type="string" office:string-value="Новый" calcext:value-type="string">
            <text:p>Новый</text:p>
          </table:table-cell>
          <table:table-cell table:formula="of:=VLOOKUP([.D36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14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VLOOKUP([.D370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70];[$Клиенты.A:.D]; 2;0)" office:value-type="string" office:string-value="Ленинский" calcext:value-type="string">
            <text:p>Ленинский</text:p>
          </table:table-cell>
          <table:table-cell table:formula="of:=VLOOKUP([.D37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15.08.202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VLOOKUP([.D37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71];[$Клиенты.A:.D]; 2;0)" office:value-type="string" office:string-value="Новый" calcext:value-type="string">
            <text:p>Новый</text:p>
          </table:table-cell>
          <table:table-cell table:formula="of:=VLOOKUP([.D37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15.08.20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VLOOKUP([.D37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72];[$Клиенты.A:.D]; 2;0)" office:value-type="string" office:string-value="Полярный" calcext:value-type="string">
            <text:p>Полярный</text:p>
          </table:table-cell>
          <table:table-cell table:formula="of:=VLOOKUP([.D37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15.08.202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VLOOKUP([.D373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73];[$Клиенты.A:.D]; 2;0)" office:value-type="string" office:string-value="Новый" calcext:value-type="string">
            <text:p>Новый</text:p>
          </table:table-cell>
          <table:table-cell table:formula="of:=VLOOKUP([.D373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15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D374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74];[$Клиенты.A:.D]; 2;0)" office:value-type="string" office:string-value="Полярный" calcext:value-type="string">
            <text:p>Полярный</text:p>
          </table:table-cell>
          <table:table-cell table:formula="of:=VLOOKUP([.D374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15.08.20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VLOOKUP([.D375];[$Услуги.A:.C]; 2;0)" office:value-type="string" office:string-value="телевидение" calcext:value-type="string">
            <text:p>телевидение</text:p>
          </table:table-cell>
          <table:table-cell table:formula="of:=VLOOKUP([.C375];[$Клиенты.A:.D]; 2;0)" office:value-type="string" office:string-value="Новый" calcext:value-type="string">
            <text:p>Новый</text:p>
          </table:table-cell>
          <table:table-cell table:formula="of:=VLOOKUP([.D37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15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VLOOKUP([.D376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76];[$Клиенты.A:.D]; 2;0)" office:value-type="string" office:string-value="Остров" calcext:value-type="string">
            <text:p>Остров</text:p>
          </table:table-cell>
          <table:table-cell table:formula="of:=VLOOKUP([.D37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15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formula="of:=VLOOKUP([.D37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77];[$Клиенты.A:.D]; 2;0)" office:value-type="string" office:string-value="Полярный" calcext:value-type="string">
            <text:p>Полярный</text:p>
          </table:table-cell>
          <table:table-cell table:formula="of:=VLOOKUP([.D37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15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VLOOKUP([.D378];[$Услуги.A:.C]; 2;0)" office:value-type="string" office:string-value="хостинг" calcext:value-type="string">
            <text:p>хостинг</text:p>
          </table:table-cell>
          <table:table-cell table:formula="of:=VLOOKUP([.C378];[$Клиенты.A:.D]; 2;0)" office:value-type="string" office:string-value="Левобережный" calcext:value-type="string">
            <text:p>Левобережный</text:p>
          </table:table-cell>
          <table:table-cell table:formula="of:=VLOOKUP([.D37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15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formula="of:=VLOOKUP([.D379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79];[$Клиенты.A:.D]; 2;0)" office:value-type="string" office:string-value="Ленинский" calcext:value-type="string">
            <text:p>Ленинский</text:p>
          </table:table-cell>
          <table:table-cell table:formula="of:=VLOOKUP([.D379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15.08.2022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formula="of:=VLOOKUP([.D380];[$Услуги.A:.C]; 2;0)" office:value-type="string" office:string-value="хостинг" calcext:value-type="string">
            <text:p>хостинг</text:p>
          </table:table-cell>
          <table:table-cell table:formula="of:=VLOOKUP([.C380];[$Клиенты.A:.D]; 2;0)" office:value-type="string" office:string-value="Полярный" calcext:value-type="string">
            <text:p>Полярный</text:p>
          </table:table-cell>
          <table:table-cell table:formula="of:=VLOOKUP([.D38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15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VLOOKUP([.D381];[$Услуги.A:.C]; 2;0)" office:value-type="string" office:string-value="телевидение" calcext:value-type="string">
            <text:p>телевидение</text:p>
          </table:table-cell>
          <table:table-cell table:formula="of:=VLOOKUP([.C381];[$Клиенты.A:.D]; 2;0)" office:value-type="string" office:string-value="Полярный" calcext:value-type="string">
            <text:p>Полярный</text:p>
          </table:table-cell>
          <table:table-cell table:formula="of:=VLOOKUP([.D38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15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formula="of:=VLOOKUP([.D38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82];[$Клиенты.A:.D]; 2;0)" office:value-type="string" office:string-value="Остров" calcext:value-type="string">
            <text:p>Остров</text:p>
          </table:table-cell>
          <table:table-cell table:formula="of:=VLOOKUP([.D38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15.08.2022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formula="of:=VLOOKUP([.D383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83];[$Клиенты.A:.D]; 2;0)" office:value-type="string" office:string-value="Полярный" calcext:value-type="string">
            <text:p>Полярный</text:p>
          </table:table-cell>
          <table:table-cell table:formula="of:=VLOOKUP([.D38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15.08.202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VLOOKUP([.D384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84];[$Клиенты.A:.D]; 2;0)" office:value-type="string" office:string-value="Центральный" calcext:value-type="string">
            <text:p>Центральный</text:p>
          </table:table-cell>
          <table:table-cell table:formula="of:=VLOOKUP([.D384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15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table:formula="of:=VLOOKUP([.D385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85];[$Клиенты.A:.D]; 2;0)" office:value-type="string" office:string-value="Пролетарский" calcext:value-type="string">
            <text:p>Пролетарский</text:p>
          </table:table-cell>
          <table:table-cell table:formula="of:=VLOOKUP([.D385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15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VLOOKUP([.D386];[$Услуги.A:.C]; 2;0)" office:value-type="string" office:string-value="телевидение" calcext:value-type="string">
            <text:p>телевидение</text:p>
          </table:table-cell>
          <table:table-cell table:formula="of:=VLOOKUP([.C386];[$Клиенты.A:.D]; 2;0)" office:value-type="string" office:string-value="Ленинский" calcext:value-type="string">
            <text:p>Ленинский</text:p>
          </table:table-cell>
          <table:table-cell table:formula="of:=VLOOKUP([.D38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15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formula="of:=VLOOKUP([.D38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87];[$Клиенты.A:.D]; 2;0)" office:value-type="string" office:string-value="Полярный" calcext:value-type="string">
            <text:p>Полярный</text:p>
          </table:table-cell>
          <table:table-cell table:formula="of:=VLOOKUP([.D38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15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formula="of:=VLOOKUP([.D388];[$Услуги.A:.C]; 2;0)" office:value-type="string" office:string-value="телевидение" calcext:value-type="string">
            <text:p>телевидение</text:p>
          </table:table-cell>
          <table:table-cell table:formula="of:=VLOOKUP([.C388];[$Клиенты.A:.D]; 2;0)" office:value-type="string" office:string-value="Пролетарский" calcext:value-type="string">
            <text:p>Пролетарский</text:p>
          </table:table-cell>
          <table:table-cell table:formula="of:=VLOOKUP([.D38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15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formula="of:=VLOOKUP([.D389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389];[$Клиенты.A:.D]; 2;0)" office:value-type="string" office:string-value="Речной" calcext:value-type="string">
            <text:p>Речной</text:p>
          </table:table-cell>
          <table:table-cell table:formula="of:=VLOOKUP([.D38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15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table:formula="of:=VLOOKUP([.D390];[$Услуги.A:.C]; 2;0)" office:value-type="string" office:string-value="хостинг" calcext:value-type="string">
            <text:p>хостинг</text:p>
          </table:table-cell>
          <table:table-cell table:formula="of:=VLOOKUP([.C390];[$Клиенты.A:.D]; 2;0)" office:value-type="string" office:string-value="Речной" calcext:value-type="string">
            <text:p>Речной</text:p>
          </table:table-cell>
          <table:table-cell table:formula="of:=VLOOKUP([.D390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15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formula="of:=VLOOKUP([.D391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391];[$Клиенты.A:.D]; 2;0)" office:value-type="string" office:string-value="Ленинский" calcext:value-type="string">
            <text:p>Ленинский</text:p>
          </table:table-cell>
          <table:table-cell table:formula="of:=VLOOKUP([.D391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1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formula="of:=VLOOKUP([.D392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92];[$Клиенты.A:.D]; 2;0)" office:value-type="string" office:string-value="Полярный" calcext:value-type="string">
            <text:p>Полярный</text:p>
          </table:table-cell>
          <table:table-cell table:formula="of:=VLOOKUP([.D392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16.08.20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VLOOKUP([.D393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393];[$Клиенты.A:.D]; 2;0)" office:value-type="string" office:string-value="Левобережный" calcext:value-type="string">
            <text:p>Левобережный</text:p>
          </table:table-cell>
          <table:table-cell table:formula="of:=VLOOKUP([.D393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16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D394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394];[$Клиенты.A:.D]; 2;0)" office:value-type="string" office:string-value="Центральный" calcext:value-type="string">
            <text:p>Центральный</text:p>
          </table:table-cell>
          <table:table-cell table:formula="of:=VLOOKUP([.D39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16.08.202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VLOOKUP([.D39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395];[$Клиенты.A:.D]; 2;0)" office:value-type="string" office:string-value="Левобережный" calcext:value-type="string">
            <text:p>Левобережный</text:p>
          </table:table-cell>
          <table:table-cell table:formula="of:=VLOOKUP([.D39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16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D39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396];[$Клиенты.A:.D]; 2;0)" office:value-type="string" office:string-value="Полярный" calcext:value-type="string">
            <text:p>Полярный</text:p>
          </table:table-cell>
          <table:table-cell table:formula="of:=VLOOKUP([.D39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16.08.20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VLOOKUP([.D397];[$Услуги.A:.C]; 2;0)" office:value-type="string" office:string-value="хостинг" calcext:value-type="string">
            <text:p>хостинг</text:p>
          </table:table-cell>
          <table:table-cell table:formula="of:=VLOOKUP([.C397];[$Клиенты.A:.D]; 2;0)" office:value-type="string" office:string-value="Центральный" calcext:value-type="string">
            <text:p>Центральный</text:p>
          </table:table-cell>
          <table:table-cell table:formula="of:=VLOOKUP([.D39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16.08.202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VLOOKUP([.D39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398];[$Клиенты.A:.D]; 2;0)" office:value-type="string" office:string-value="Ленинский" calcext:value-type="string">
            <text:p>Ленинский</text:p>
          </table:table-cell>
          <table:table-cell table:formula="of:=VLOOKUP([.D39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16.08.202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VLOOKUP([.D39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399];[$Клиенты.A:.D]; 2;0)" office:value-type="string" office:string-value="Ленинский" calcext:value-type="string">
            <text:p>Ленинский</text:p>
          </table:table-cell>
          <table:table-cell table:formula="of:=VLOOKUP([.D39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16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formula="of:=VLOOKUP([.D400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00];[$Клиенты.A:.D]; 2;0)" office:value-type="string" office:string-value="Пролетарский" calcext:value-type="string">
            <text:p>Пролетарский</text:p>
          </table:table-cell>
          <table:table-cell table:formula="of:=VLOOKUP([.D400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16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formula="of:=VLOOKUP([.D401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01];[$Клиенты.A:.D]; 2;0)" office:value-type="string" office:string-value="Ленинский" calcext:value-type="string">
            <text:p>Ленинский</text:p>
          </table:table-cell>
          <table:table-cell table:formula="of:=VLOOKUP([.D401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16.08.202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formula="of:=VLOOKUP([.D402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02];[$Клиенты.A:.D]; 2;0)" office:value-type="string" office:string-value="Остров" calcext:value-type="string">
            <text:p>Остров</text:p>
          </table:table-cell>
          <table:table-cell table:formula="of:=VLOOKUP([.D402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16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VLOOKUP([.D403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03];[$Клиенты.A:.D]; 2;0)" office:value-type="string" office:string-value="Центральный" calcext:value-type="string">
            <text:p>Центральный</text:p>
          </table:table-cell>
          <table:table-cell table:formula="of:=VLOOKUP([.D403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16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table:formula="of:=VLOOKUP([.D404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04];[$Клиенты.A:.D]; 2;0)" office:value-type="string" office:string-value="Левобережный" calcext:value-type="string">
            <text:p>Левобережный</text:p>
          </table:table-cell>
          <table:table-cell table:formula="of:=VLOOKUP([.D404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16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table:formula="of:=VLOOKUP([.D405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05];[$Клиенты.A:.D]; 2;0)" office:value-type="string" office:string-value="Центральный" calcext:value-type="string">
            <text:p>Центральный</text:p>
          </table:table-cell>
          <table:table-cell table:formula="of:=VLOOKUP([.D405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16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formula="of:=VLOOKUP([.D40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06];[$Клиенты.A:.D]; 2;0)" office:value-type="string" office:string-value="Остров" calcext:value-type="string">
            <text:p>Остров</text:p>
          </table:table-cell>
          <table:table-cell table:formula="of:=VLOOKUP([.D40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16.08.2022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formula="of:=VLOOKUP([.D40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07];[$Клиенты.A:.D]; 2;0)" office:value-type="string" office:string-value="Остров" calcext:value-type="string">
            <text:p>Остров</text:p>
          </table:table-cell>
          <table:table-cell table:formula="of:=VLOOKUP([.D40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16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VLOOKUP([.D408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08];[$Клиенты.A:.D]; 2;0)" office:value-type="string" office:string-value="Речной" calcext:value-type="string">
            <text:p>Речной</text:p>
          </table:table-cell>
          <table:table-cell table:formula="of:=VLOOKUP([.D40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16.08.2022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VLOOKUP([.D409];[$Услуги.A:.C]; 2;0)" office:value-type="string" office:string-value="телевидение" calcext:value-type="string">
            <text:p>телевидение</text:p>
          </table:table-cell>
          <table:table-cell table:formula="of:=VLOOKUP([.C409];[$Клиенты.A:.D]; 2;0)" office:value-type="string" office:string-value="Речной" calcext:value-type="string">
            <text:p>Речной</text:p>
          </table:table-cell>
          <table:table-cell table:formula="of:=VLOOKUP([.D409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16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formula="of:=VLOOKUP([.D410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10];[$Клиенты.A:.D]; 2;0)" office:value-type="string" office:string-value="Ленинский" calcext:value-type="string">
            <text:p>Ленинский</text:p>
          </table:table-cell>
          <table:table-cell table:formula="of:=VLOOKUP([.D410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16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VLOOKUP([.D411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11];[$Клиенты.A:.D]; 2;0)" office:value-type="string" office:string-value="Полярный" calcext:value-type="string">
            <text:p>Полярный</text:p>
          </table:table-cell>
          <table:table-cell table:formula="of:=VLOOKUP([.D41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1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VLOOKUP([.D41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12];[$Клиенты.A:.D]; 2;0)" office:value-type="string" office:string-value="Остров" calcext:value-type="string">
            <text:p>Остров</text:p>
          </table:table-cell>
          <table:table-cell table:formula="of:=VLOOKUP([.D41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16.08.202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formula="of:=VLOOKUP([.D413];[$Услуги.A:.C]; 2;0)" office:value-type="string" office:string-value="телевидение" calcext:value-type="string">
            <text:p>телевидение</text:p>
          </table:table-cell>
          <table:table-cell table:formula="of:=VLOOKUP([.C413];[$Клиенты.A:.D]; 2;0)" office:value-type="string" office:string-value="Остров" calcext:value-type="string">
            <text:p>Остров</text:p>
          </table:table-cell>
          <table:table-cell table:formula="of:=VLOOKUP([.D41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16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VLOOKUP([.D414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14];[$Клиенты.A:.D]; 2;0)" office:value-type="string" office:string-value="Центральный" calcext:value-type="string">
            <text:p>Центральный</text:p>
          </table:table-cell>
          <table:table-cell table:formula="of:=VLOOKUP([.D414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16.08.2022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formula="of:=VLOOKUP([.D41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15];[$Клиенты.A:.D]; 2;0)" office:value-type="string" office:string-value="Полярный" calcext:value-type="string">
            <text:p>Полярный</text:p>
          </table:table-cell>
          <table:table-cell table:formula="of:=VLOOKUP([.D41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16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formula="of:=VLOOKUP([.D416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16];[$Клиенты.A:.D]; 2;0)" office:value-type="string" office:string-value="Остров" calcext:value-type="string">
            <text:p>Остров</text:p>
          </table:table-cell>
          <table:table-cell table:formula="of:=VLOOKUP([.D416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16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VLOOKUP([.D417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17];[$Клиенты.A:.D]; 2;0)" office:value-type="string" office:string-value="Полярный" calcext:value-type="string">
            <text:p>Полярный</text:p>
          </table:table-cell>
          <table:table-cell table:formula="of:=VLOOKUP([.D41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16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table:formula="of:=VLOOKUP([.D41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18];[$Клиенты.A:.D]; 2;0)" office:value-type="string" office:string-value="Остров" calcext:value-type="string">
            <text:p>Остров</text:p>
          </table:table-cell>
          <table:table-cell table:formula="of:=VLOOKUP([.D41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17.08.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D419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19];[$Клиенты.A:.D]; 2;0)" office:value-type="string" office:string-value="Пролетарский" calcext:value-type="string">
            <text:p>Пролетарский</text:p>
          </table:table-cell>
          <table:table-cell table:formula="of:=VLOOKUP([.D41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17.08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D420];[$Услуги.A:.C]; 2;0)" office:value-type="string" office:string-value="телевидение" calcext:value-type="string">
            <text:p>телевидение</text:p>
          </table:table-cell>
          <table:table-cell table:formula="of:=VLOOKUP([.C420];[$Клиенты.A:.D]; 2;0)" office:value-type="string" office:string-value="Левобережный" calcext:value-type="string">
            <text:p>Левобережный</text:p>
          </table:table-cell>
          <table:table-cell table:formula="of:=VLOOKUP([.D42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17.08.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D421];[$Услуги.A:.C]; 2;0)" office:value-type="string" office:string-value="телевидение" calcext:value-type="string">
            <text:p>телевидение</text:p>
          </table:table-cell>
          <table:table-cell table:formula="of:=VLOOKUP([.C421];[$Клиенты.A:.D]; 2;0)" office:value-type="string" office:string-value="Новый" calcext:value-type="string">
            <text:p>Новый</text:p>
          </table:table-cell>
          <table:table-cell table:formula="of:=VLOOKUP([.D42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17.08.20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D422];[$Услуги.A:.C]; 2;0)" office:value-type="string" office:string-value="телевидение" calcext:value-type="string">
            <text:p>телевидение</text:p>
          </table:table-cell>
          <table:table-cell table:formula="of:=VLOOKUP([.C422];[$Клиенты.A:.D]; 2;0)" office:value-type="string" office:string-value="Ленинский" calcext:value-type="string">
            <text:p>Ленинский</text:p>
          </table:table-cell>
          <table:table-cell table:formula="of:=VLOOKUP([.D42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17.08.20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VLOOKUP([.D423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23];[$Клиенты.A:.D]; 2;0)" office:value-type="string" office:string-value="Речной" calcext:value-type="string">
            <text:p>Речной</text:p>
          </table:table-cell>
          <table:table-cell table:formula="of:=VLOOKUP([.D423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17.08.20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VLOOKUP([.D424];[$Услуги.A:.C]; 2;0)" office:value-type="string" office:string-value="хостинг" calcext:value-type="string">
            <text:p>хостинг</text:p>
          </table:table-cell>
          <table:table-cell table:formula="of:=VLOOKUP([.C424];[$Клиенты.A:.D]; 2;0)" office:value-type="string" office:string-value="Пролетарский" calcext:value-type="string">
            <text:p>Пролетарский</text:p>
          </table:table-cell>
          <table:table-cell table:formula="of:=VLOOKUP([.D42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17.08.20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VLOOKUP([.D425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25];[$Клиенты.A:.D]; 2;0)" office:value-type="string" office:string-value="Новый" calcext:value-type="string">
            <text:p>Новый</text:p>
          </table:table-cell>
          <table:table-cell table:formula="of:=VLOOKUP([.D42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17.08.202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VLOOKUP([.D426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26];[$Клиенты.A:.D]; 2;0)" office:value-type="string" office:string-value="Пролетарский" calcext:value-type="string">
            <text:p>Пролетарский</text:p>
          </table:table-cell>
          <table:table-cell table:formula="of:=VLOOKUP([.D426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17.08.2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VLOOKUP([.D427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27];[$Клиенты.A:.D]; 2;0)" office:value-type="string" office:string-value="Центральный" calcext:value-type="string">
            <text:p>Центральный</text:p>
          </table:table-cell>
          <table:table-cell table:formula="of:=VLOOKUP([.D427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17.08.202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VLOOKUP([.D428];[$Услуги.A:.C]; 2;0)" office:value-type="string" office:string-value="телевидение" calcext:value-type="string">
            <text:p>телевидение</text:p>
          </table:table-cell>
          <table:table-cell table:formula="of:=VLOOKUP([.C428];[$Клиенты.A:.D]; 2;0)" office:value-type="string" office:string-value="Левобережный" calcext:value-type="string">
            <text:p>Левобережный</text:p>
          </table:table-cell>
          <table:table-cell table:formula="of:=VLOOKUP([.D428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17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VLOOKUP([.D42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29];[$Клиенты.A:.D]; 2;0)" office:value-type="string" office:string-value="Остров" calcext:value-type="string">
            <text:p>Остров</text:p>
          </table:table-cell>
          <table:table-cell table:formula="of:=VLOOKUP([.D42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17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D430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30];[$Клиенты.A:.D]; 2;0)" office:value-type="string" office:string-value="Пролетарский" calcext:value-type="string">
            <text:p>Пролетарский</text:p>
          </table:table-cell>
          <table:table-cell table:formula="of:=VLOOKUP([.D430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17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formula="of:=VLOOKUP([.D431];[$Услуги.A:.C]; 2;0)" office:value-type="string" office:string-value="хостинг" calcext:value-type="string">
            <text:p>хостинг</text:p>
          </table:table-cell>
          <table:table-cell table:formula="of:=VLOOKUP([.C431];[$Клиенты.A:.D]; 2;0)" office:value-type="string" office:string-value="Остров" calcext:value-type="string">
            <text:p>Остров</text:p>
          </table:table-cell>
          <table:table-cell table:formula="of:=VLOOKUP([.D43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1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VLOOKUP([.D43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32];[$Клиенты.A:.D]; 2;0)" office:value-type="string" office:string-value="Речной" calcext:value-type="string">
            <text:p>Речной</text:p>
          </table:table-cell>
          <table:table-cell table:formula="of:=VLOOKUP([.D43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D433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33];[$Клиенты.A:.D]; 2;0)" office:value-type="string" office:string-value="Речной" calcext:value-type="string">
            <text:p>Речной</text:p>
          </table:table-cell>
          <table:table-cell table:formula="of:=VLOOKUP([.D433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D434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34];[$Клиенты.A:.D]; 2;0)" office:value-type="string" office:string-value="Речной" calcext:value-type="string">
            <text:p>Речной</text:p>
          </table:table-cell>
          <table:table-cell table:formula="of:=VLOOKUP([.D434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17.08.2022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table:formula="of:=VLOOKUP([.D43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35];[$Клиенты.A:.D]; 2;0)" office:value-type="string" office:string-value="Левобережный" calcext:value-type="string">
            <text:p>Левобережный</text:p>
          </table:table-cell>
          <table:table-cell table:formula="of:=VLOOKUP([.D43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17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VLOOKUP([.D436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36];[$Клиенты.A:.D]; 2;0)" office:value-type="string" office:string-value="Новый" calcext:value-type="string">
            <text:p>Новый</text:p>
          </table:table-cell>
          <table:table-cell table:formula="of:=VLOOKUP([.D436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17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formula="of:=VLOOKUP([.D437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37];[$Клиенты.A:.D]; 2;0)" office:value-type="string" office:string-value="Речной" calcext:value-type="string">
            <text:p>Речной</text:p>
          </table:table-cell>
          <table:table-cell table:formula="of:=VLOOKUP([.D437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17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VLOOKUP([.D438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38];[$Клиенты.A:.D]; 2;0)" office:value-type="string" office:string-value="Полярный" calcext:value-type="string">
            <text:p>Полярный</text:p>
          </table:table-cell>
          <table:table-cell table:formula="of:=VLOOKUP([.D43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17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VLOOKUP([.D439];[$Услуги.A:.C]; 2;0)" office:value-type="string" office:string-value="хостинг" calcext:value-type="string">
            <text:p>хостинг</text:p>
          </table:table-cell>
          <table:table-cell table:formula="of:=VLOOKUP([.C439];[$Клиенты.A:.D]; 2;0)" office:value-type="string" office:string-value="Новый" calcext:value-type="string">
            <text:p>Новый</text:p>
          </table:table-cell>
          <table:table-cell table:formula="of:=VLOOKUP([.D43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1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formula="of:=VLOOKUP([.D44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40];[$Клиенты.A:.D]; 2;0)" office:value-type="string" office:string-value="Новый" calcext:value-type="string">
            <text:p>Новый</text:p>
          </table:table-cell>
          <table:table-cell table:formula="of:=VLOOKUP([.D44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17.08.202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VLOOKUP([.D441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41];[$Клиенты.A:.D]; 2;0)" office:value-type="string" office:string-value="Ленинский" calcext:value-type="string">
            <text:p>Ленинский</text:p>
          </table:table-cell>
          <table:table-cell table:formula="of:=VLOOKUP([.D44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18.08.20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VLOOKUP([.D44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42];[$Клиенты.A:.D]; 2;0)" office:value-type="string" office:string-value="Остров" calcext:value-type="string">
            <text:p>Остров</text:p>
          </table:table-cell>
          <table:table-cell table:formula="of:=VLOOKUP([.D44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18.08.2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VLOOKUP([.D443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43];[$Клиенты.A:.D]; 2;0)" office:value-type="string" office:string-value="Речной" calcext:value-type="string">
            <text:p>Речной</text:p>
          </table:table-cell>
          <table:table-cell table:formula="of:=VLOOKUP([.D443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18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D444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44];[$Клиенты.A:.D]; 2;0)" office:value-type="string" office:string-value="Центральный" calcext:value-type="string">
            <text:p>Центральный</text:p>
          </table:table-cell>
          <table:table-cell table:formula="of:=VLOOKUP([.D44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18.08.202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VLOOKUP([.D445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45];[$Клиенты.A:.D]; 2;0)" office:value-type="string" office:string-value="Пролетарский" calcext:value-type="string">
            <text:p>Пролетарский</text:p>
          </table:table-cell>
          <table:table-cell table:formula="of:=VLOOKUP([.D445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18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formula="of:=VLOOKUP([.D446];[$Услуги.A:.C]; 2;0)" office:value-type="string" office:string-value="хостинг" calcext:value-type="string">
            <text:p>хостинг</text:p>
          </table:table-cell>
          <table:table-cell table:formula="of:=VLOOKUP([.C446];[$Клиенты.A:.D]; 2;0)" office:value-type="string" office:string-value="Пролетарский" calcext:value-type="string">
            <text:p>Пролетарский</text:p>
          </table:table-cell>
          <table:table-cell table:formula="of:=VLOOKUP([.D44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18.08.202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VLOOKUP([.D44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47];[$Клиенты.A:.D]; 2;0)" office:value-type="string" office:string-value="Остров" calcext:value-type="string">
            <text:p>Остров</text:p>
          </table:table-cell>
          <table:table-cell table:formula="of:=VLOOKUP([.D44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18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VLOOKUP([.D448];[$Услуги.A:.C]; 2;0)" office:value-type="string" office:string-value="хостинг" calcext:value-type="string">
            <text:p>хостинг</text:p>
          </table:table-cell>
          <table:table-cell table:formula="of:=VLOOKUP([.C448];[$Клиенты.A:.D]; 2;0)" office:value-type="string" office:string-value="Ленинский" calcext:value-type="string">
            <text:p>Ленинский</text:p>
          </table:table-cell>
          <table:table-cell table:formula="of:=VLOOKUP([.D44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18.08.20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VLOOKUP([.D449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49];[$Клиенты.A:.D]; 2;0)" office:value-type="string" office:string-value="Пролетарский" calcext:value-type="string">
            <text:p>Пролетарский</text:p>
          </table:table-cell>
          <table:table-cell table:formula="of:=VLOOKUP([.D449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18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VLOOKUP([.D450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50];[$Клиенты.A:.D]; 2;0)" office:value-type="string" office:string-value="Ленинский" calcext:value-type="string">
            <text:p>Ленинский</text:p>
          </table:table-cell>
          <table:table-cell table:formula="of:=VLOOKUP([.D450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18.08.202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VLOOKUP([.D451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51];[$Клиенты.A:.D]; 2;0)" office:value-type="string" office:string-value="Новый" calcext:value-type="string">
            <text:p>Новый</text:p>
          </table:table-cell>
          <table:table-cell table:formula="of:=VLOOKUP([.D451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18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VLOOKUP([.D452];[$Услуги.A:.C]; 2;0)" office:value-type="string" office:string-value="телевидение" calcext:value-type="string">
            <text:p>телевидение</text:p>
          </table:table-cell>
          <table:table-cell table:formula="of:=VLOOKUP([.C452];[$Клиенты.A:.D]; 2;0)" office:value-type="string" office:string-value="Левобережный" calcext:value-type="string">
            <text:p>Левобережный</text:p>
          </table:table-cell>
          <table:table-cell table:formula="of:=VLOOKUP([.D45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formula="of:=VLOOKUP([.D453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53];[$Клиенты.A:.D]; 2;0)" office:value-type="string" office:string-value="Остров" calcext:value-type="string">
            <text:p>Остров</text:p>
          </table:table-cell>
          <table:table-cell table:formula="of:=VLOOKUP([.D453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formula="of:=VLOOKUP([.D454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54];[$Клиенты.A:.D]; 2;0)" office:value-type="string" office:string-value="Остров" calcext:value-type="string">
            <text:p>Остров</text:p>
          </table:table-cell>
          <table:table-cell table:formula="of:=VLOOKUP([.D454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18.08.202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VLOOKUP([.D455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55];[$Клиенты.A:.D]; 2;0)" office:value-type="string" office:string-value="Остров" calcext:value-type="string">
            <text:p>Остров</text:p>
          </table:table-cell>
          <table:table-cell table:formula="of:=VLOOKUP([.D455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18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formula="of:=VLOOKUP([.D456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56];[$Клиенты.A:.D]; 2;0)" office:value-type="string" office:string-value="Остров" calcext:value-type="string">
            <text:p>Остров</text:p>
          </table:table-cell>
          <table:table-cell table:formula="of:=VLOOKUP([.D45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18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VLOOKUP([.D457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57];[$Клиенты.A:.D]; 2;0)" office:value-type="string" office:string-value="Речной" calcext:value-type="string">
            <text:p>Речной</text:p>
          </table:table-cell>
          <table:table-cell table:formula="of:=VLOOKUP([.D45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18.08.2022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VLOOKUP([.D458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58];[$Клиенты.A:.D]; 2;0)" office:value-type="string" office:string-value="Новый" calcext:value-type="string">
            <text:p>Новый</text:p>
          </table:table-cell>
          <table:table-cell table:formula="of:=VLOOKUP([.D458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18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formula="of:=VLOOKUP([.D459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59];[$Клиенты.A:.D]; 2;0)" office:value-type="string" office:string-value="Ленинский" calcext:value-type="string">
            <text:p>Ленинский</text:p>
          </table:table-cell>
          <table:table-cell table:formula="of:=VLOOKUP([.D459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18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formula="of:=VLOOKUP([.D460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60];[$Клиенты.A:.D]; 2;0)" office:value-type="string" office:string-value="Левобережный" calcext:value-type="string">
            <text:p>Левобережный</text:p>
          </table:table-cell>
          <table:table-cell table:formula="of:=VLOOKUP([.D460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18.08.2022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table:formula="of:=VLOOKUP([.D461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61];[$Клиенты.A:.D]; 2;0)" office:value-type="string" office:string-value="Новый" calcext:value-type="string">
            <text:p>Новый</text:p>
          </table:table-cell>
          <table:table-cell table:formula="of:=VLOOKUP([.D461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18.08.2022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table:formula="of:=VLOOKUP([.D462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62];[$Клиенты.A:.D]; 2;0)" office:value-type="string" office:string-value="Остров" calcext:value-type="string">
            <text:p>Остров</text:p>
          </table:table-cell>
          <table:table-cell table:formula="of:=VLOOKUP([.D462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18.08.202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VLOOKUP([.D46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63];[$Клиенты.A:.D]; 2;0)" office:value-type="string" office:string-value="Ленинский" calcext:value-type="string">
            <text:p>Ленинский</text:p>
          </table:table-cell>
          <table:table-cell table:formula="of:=VLOOKUP([.D46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18.08.202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VLOOKUP([.D464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64];[$Клиенты.A:.D]; 2;0)" office:value-type="string" office:string-value="Полярный" calcext:value-type="string">
            <text:p>Полярный</text:p>
          </table:table-cell>
          <table:table-cell table:formula="of:=VLOOKUP([.D464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18.08.2022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formula="of:=VLOOKUP([.D465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465];[$Клиенты.A:.D]; 2;0)" office:value-type="string" office:string-value="Ленинский" calcext:value-type="string">
            <text:p>Ленинский</text:p>
          </table:table-cell>
          <table:table-cell table:formula="of:=VLOOKUP([.D465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18.08.202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VLOOKUP([.D466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66];[$Клиенты.A:.D]; 2;0)" office:value-type="string" office:string-value="Центральный" calcext:value-type="string">
            <text:p>Центральный</text:p>
          </table:table-cell>
          <table:table-cell table:formula="of:=VLOOKUP([.D466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18.08.2022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formula="of:=VLOOKUP([.D467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67];[$Клиенты.A:.D]; 2;0)" office:value-type="string" office:string-value="Ленинский" calcext:value-type="string">
            <text:p>Ленинский</text:p>
          </table:table-cell>
          <table:table-cell table:formula="of:=VLOOKUP([.D467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18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formula="of:=VLOOKUP([.D46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68];[$Клиенты.A:.D]; 2;0)" office:value-type="string" office:string-value="Речной" calcext:value-type="string">
            <text:p>Речной</text:p>
          </table:table-cell>
          <table:table-cell table:formula="of:=VLOOKUP([.D46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formula="of:=VLOOKUP([.D469];[$Услуги.A:.C]; 2;0)" office:value-type="string" office:string-value="выделенный IP-адрес" calcext:value-type="string">
            <text:p>выделенный IP-адрес</text:p>
          </table:table-cell>
          <table:table-cell table:formula="of:=VLOOKUP([.C469];[$Клиенты.A:.D]; 2;0)" office:value-type="string" office:string-value="Пролетарский" calcext:value-type="string">
            <text:p>Пролетарский</text:p>
          </table:table-cell>
          <table:table-cell table:formula="of:=VLOOKUP([.D469];[$Услуги.A:.C]; 3; 0)"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table:formula="of:=VLOOKUP([.D470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70];[$Клиенты.A:.D]; 2;0)" office:value-type="string" office:string-value="Пролетарский" calcext:value-type="string">
            <text:p>Пролетарский</text:p>
          </table:table-cell>
          <table:table-cell table:formula="of:=VLOOKUP([.D470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18.08.202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formula="of:=VLOOKUP([.D471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71];[$Клиенты.A:.D]; 2;0)" office:value-type="string" office:string-value="Левобережный" calcext:value-type="string">
            <text:p>Левобережный</text:p>
          </table:table-cell>
          <table:table-cell table:formula="of:=VLOOKUP([.D471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1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table:formula="of:=VLOOKUP([.D47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72];[$Клиенты.A:.D]; 2;0)" office:value-type="string" office:string-value="Полярный" calcext:value-type="string">
            <text:p>Полярный</text:p>
          </table:table-cell>
          <table:table-cell table:formula="of:=VLOOKUP([.D47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18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formula="of:=VLOOKUP([.D47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73];[$Клиенты.A:.D]; 2;0)" office:value-type="string" office:string-value="Остров" calcext:value-type="string">
            <text:p>Остров</text:p>
          </table:table-cell>
          <table:table-cell table:formula="of:=VLOOKUP([.D47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19.08.20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VLOOKUP([.D474];[$Услуги.A:.C]; 2;0)" office:value-type="string" office:string-value="телевидение" calcext:value-type="string">
            <text:p>телевидение</text:p>
          </table:table-cell>
          <table:table-cell table:formula="of:=VLOOKUP([.C474];[$Клиенты.A:.D]; 2;0)" office:value-type="string" office:string-value="Левобережный" calcext:value-type="string">
            <text:p>Левобережный</text:p>
          </table:table-cell>
          <table:table-cell table:formula="of:=VLOOKUP([.D47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19.08.202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VLOOKUP([.D475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75];[$Клиенты.A:.D]; 2;0)" office:value-type="string" office:string-value="Левобережный" calcext:value-type="string">
            <text:p>Левобережный</text:p>
          </table:table-cell>
          <table:table-cell table:formula="of:=VLOOKUP([.D475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19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D476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76];[$Клиенты.A:.D]; 2;0)" office:value-type="string" office:string-value="Остров" calcext:value-type="string">
            <text:p>Остров</text:p>
          </table:table-cell>
          <table:table-cell table:formula="of:=VLOOKUP([.D476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19.08.202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VLOOKUP([.D47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77];[$Клиенты.A:.D]; 2;0)" office:value-type="string" office:string-value="Ленинский" calcext:value-type="string">
            <text:p>Ленинский</text:p>
          </table:table-cell>
          <table:table-cell table:formula="of:=VLOOKUP([.D47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19.08.20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VLOOKUP([.D478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78];[$Клиенты.A:.D]; 2;0)" office:value-type="string" office:string-value="Левобережный" calcext:value-type="string">
            <text:p>Левобережный</text:p>
          </table:table-cell>
          <table:table-cell table:formula="of:=VLOOKUP([.D478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19.08.20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VLOOKUP([.D479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79];[$Клиенты.A:.D]; 2;0)" office:value-type="string" office:string-value="Полярный" calcext:value-type="string">
            <text:p>Полярный</text:p>
          </table:table-cell>
          <table:table-cell table:formula="of:=VLOOKUP([.D47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19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D480];[$Услуги.A:.C]; 2;0)" office:value-type="string" office:string-value="телевидение" calcext:value-type="string">
            <text:p>телевидение</text:p>
          </table:table-cell>
          <table:table-cell table:formula="of:=VLOOKUP([.C480];[$Клиенты.A:.D]; 2;0)" office:value-type="string" office:string-value="Левобережный" calcext:value-type="string">
            <text:p>Левобережный</text:p>
          </table:table-cell>
          <table:table-cell table:formula="of:=VLOOKUP([.D48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19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VLOOKUP([.D481];[$Услуги.A:.C]; 2;0)" office:value-type="string" office:string-value="домашний телефон" calcext:value-type="string">
            <text:p>домашний телефон</text:p>
          </table:table-cell>
          <table:table-cell table:formula="of:=VLOOKUP([.C481];[$Клиенты.A:.D]; 2;0)" office:value-type="string" office:string-value="Новый" calcext:value-type="string">
            <text:p>Новый</text:p>
          </table:table-cell>
          <table:table-cell table:formula="of:=VLOOKUP([.D481];[$Услуги.A:.C]; 3; 0)"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19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formula="of:=VLOOKUP([.D482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82];[$Клиенты.A:.D]; 2;0)" office:value-type="string" office:string-value="Пролетарский" calcext:value-type="string">
            <text:p>Пролетарский</text:p>
          </table:table-cell>
          <table:table-cell table:formula="of:=VLOOKUP([.D482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19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VLOOKUP([.D483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83];[$Клиенты.A:.D]; 2;0)" office:value-type="string" office:string-value="Ленинский" calcext:value-type="string">
            <text:p>Ленинский</text:p>
          </table:table-cell>
          <table:table-cell table:formula="of:=VLOOKUP([.D483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19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formula="of:=VLOOKUP([.D484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84];[$Клиенты.A:.D]; 2;0)" office:value-type="string" office:string-value="Новый" calcext:value-type="string">
            <text:p>Новый</text:p>
          </table:table-cell>
          <table:table-cell table:formula="of:=VLOOKUP([.D484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19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VLOOKUP([.D485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85];[$Клиенты.A:.D]; 2;0)" office:value-type="string" office:string-value="Ленинский" calcext:value-type="string">
            <text:p>Ленинский</text:p>
          </table:table-cell>
          <table:table-cell table:formula="of:=VLOOKUP([.D485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19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VLOOKUP([.D486];[$Услуги.A:.C]; 2;0)" office:value-type="string" office:string-value="телевидение" calcext:value-type="string">
            <text:p>телевидение</text:p>
          </table:table-cell>
          <table:table-cell table:formula="of:=VLOOKUP([.C486];[$Клиенты.A:.D]; 2;0)" office:value-type="string" office:string-value="Остров" calcext:value-type="string">
            <text:p>Остров</text:p>
          </table:table-cell>
          <table:table-cell table:formula="of:=VLOOKUP([.D48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1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D487];[$Услуги.A:.C]; 2;0)" office:value-type="string" office:string-value="хостинг" calcext:value-type="string">
            <text:p>хостинг</text:p>
          </table:table-cell>
          <table:table-cell table:formula="of:=VLOOKUP([.C487];[$Клиенты.A:.D]; 2;0)" office:value-type="string" office:string-value="Ленинский" calcext:value-type="string">
            <text:p>Ленинский</text:p>
          </table:table-cell>
          <table:table-cell table:formula="of:=VLOOKUP([.D48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19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VLOOKUP([.D488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88];[$Клиенты.A:.D]; 2;0)" office:value-type="string" office:string-value="Центральный" calcext:value-type="string">
            <text:p>Центральный</text:p>
          </table:table-cell>
          <table:table-cell table:formula="of:=VLOOKUP([.D488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19.08.202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formula="of:=VLOOKUP([.D489];[$Услуги.A:.C]; 2;0)" office:value-type="string" office:string-value="хостинг" calcext:value-type="string">
            <text:p>хостинг</text:p>
          </table:table-cell>
          <table:table-cell table:formula="of:=VLOOKUP([.C489];[$Клиенты.A:.D]; 2;0)" office:value-type="string" office:string-value="Остров" calcext:value-type="string">
            <text:p>Остров</text:p>
          </table:table-cell>
          <table:table-cell table:formula="of:=VLOOKUP([.D489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19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formula="of:=VLOOKUP([.D490];[$Услуги.A:.C]; 2;0)" office:value-type="string" office:string-value="телевидение" calcext:value-type="string">
            <text:p>телевидение</text:p>
          </table:table-cell>
          <table:table-cell table:formula="of:=VLOOKUP([.C490];[$Клиенты.A:.D]; 2;0)" office:value-type="string" office:string-value="Ленинский" calcext:value-type="string">
            <text:p>Ленинский</text:p>
          </table:table-cell>
          <table:table-cell table:formula="of:=VLOOKUP([.D49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19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VLOOKUP([.D491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91];[$Клиенты.A:.D]; 2;0)" office:value-type="string" office:string-value="Полярный" calcext:value-type="string">
            <text:p>Полярный</text:p>
          </table:table-cell>
          <table:table-cell table:formula="of:=VLOOKUP([.D491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19.08.202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VLOOKUP([.D492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92];[$Клиенты.A:.D]; 2;0)" office:value-type="string" office:string-value="Новый" calcext:value-type="string">
            <text:p>Новый</text:p>
          </table:table-cell>
          <table:table-cell table:formula="of:=VLOOKUP([.D492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19.08.202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VLOOKUP([.D493];[$Услуги.A:.C]; 2;0)" office:value-type="string" office:string-value="интернет 100Мбит" calcext:value-type="string">
            <text:p>интернет 100Мбит</text:p>
          </table:table-cell>
          <table:table-cell table:formula="of:=VLOOKUP([.C493];[$Клиенты.A:.D]; 2;0)" office:value-type="string" office:string-value="Полярный" calcext:value-type="string">
            <text:p>Полярный</text:p>
          </table:table-cell>
          <table:table-cell table:formula="of:=VLOOKUP([.D493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19.08.202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VLOOKUP([.D494];[$Услуги.A:.C]; 2;0)" office:value-type="string" office:string-value="телевидение" calcext:value-type="string">
            <text:p>телевидение</text:p>
          </table:table-cell>
          <table:table-cell table:formula="of:=VLOOKUP([.C494];[$Клиенты.A:.D]; 2;0)" office:value-type="string" office:string-value="Пролетарский" calcext:value-type="string">
            <text:p>Пролетарский</text:p>
          </table:table-cell>
          <table:table-cell table:formula="of:=VLOOKUP([.D494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19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VLOOKUP([.D495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95];[$Клиенты.A:.D]; 2;0)" office:value-type="string" office:string-value="Остров" calcext:value-type="string">
            <text:p>Остров</text:p>
          </table:table-cell>
          <table:table-cell table:formula="of:=VLOOKUP([.D495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19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formula="of:=VLOOKUP([.D496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496];[$Клиенты.A:.D]; 2;0)" office:value-type="string" office:string-value="Полярный" calcext:value-type="string">
            <text:p>Полярный</text:p>
          </table:table-cell>
          <table:table-cell table:formula="of:=VLOOKUP([.D496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19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table:formula="of:=VLOOKUP([.D497];[$Услуги.A:.C]; 2;0)" office:value-type="string" office:string-value="интернет+телевидение" calcext:value-type="string">
            <text:p>интернет+телевидение</text:p>
          </table:table-cell>
          <table:table-cell table:formula="of:=VLOOKUP([.C497];[$Клиенты.A:.D]; 2;0)" office:value-type="string" office:string-value="Остров" calcext:value-type="string">
            <text:p>Остров</text:p>
          </table:table-cell>
          <table:table-cell table:formula="of:=VLOOKUP([.D497];[$Услуги.A:.C]; 3; 0)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19.08.2022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table:formula="of:=VLOOKUP([.D498];[$Услуги.A:.C]; 2;0)" office:value-type="string" office:string-value="оформление SSL-сертификата" calcext:value-type="string">
            <text:p>оформление SSL-сертификата</text:p>
          </table:table-cell>
          <table:table-cell table:formula="of:=VLOOKUP([.C498];[$Клиенты.A:.D]; 2;0)" office:value-type="string" office:string-value="Ленинский" calcext:value-type="string">
            <text:p>Ленинский</text:p>
          </table:table-cell>
          <table:table-cell table:formula="of:=VLOOKUP([.D498];[$Услуги.A:.C]; 3; 0)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1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formula="of:=VLOOKUP([.D499];[$Услуги.A:.C]; 2;0)" office:value-type="string" office:string-value="видеонаблюдение" calcext:value-type="string">
            <text:p>видеонаблюдение</text:p>
          </table:table-cell>
          <table:table-cell table:formula="of:=VLOOKUP([.C499];[$Клиенты.A:.D]; 2;0)" office:value-type="string" office:string-value="Новый" calcext:value-type="string">
            <text:p>Новый</text:p>
          </table:table-cell>
          <table:table-cell table:formula="of:=VLOOKUP([.D499];[$Услуги.A:.C]; 3; 0)" office:value-type="float" office:value="1500" calcext:value-type="float">
            <text:p>15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19.08.202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formula="of:=VLOOKUP([.D500];[$Услуги.A:.C]; 2;0)" office:value-type="string" office:string-value="интернет 50Мбит" calcext:value-type="string">
            <text:p>интернет 50Мбит</text:p>
          </table:table-cell>
          <table:table-cell table:formula="of:=VLOOKUP([.C500];[$Клиенты.A:.D]; 2;0)" office:value-type="string" office:string-value="Полярный" calcext:value-type="string">
            <text:p>Полярный</text:p>
          </table:table-cell>
          <table:table-cell table:formula="of:=VLOOKUP([.D500];[$Услуги.A:.C]; 3; 0)"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visibility="filter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19.08.2022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formula="of:=VLOOKUP([.D501];[$Услуги.A:.C]; 2;0)" office:value-type="string" office:string-value="установка антивируса" calcext:value-type="string">
            <text:p>установка антивируса</text:p>
          </table:table-cell>
          <table:table-cell table:formula="of:=VLOOKUP([.C501];[$Клиенты.A:.D]; 2;0)" office:value-type="string" office:string-value="Левобережный" calcext:value-type="string">
            <text:p>Левобережный</text:p>
          </table:table-cell>
          <table:table-cell table:formula="of:=VLOOKUP([.D501];[$Услуги.A:.C]; 3; 0)" office:value-type="float" office:value="700" calcext:value-type="float">
            <text:p>700</text:p>
          </table:table-cell>
          <table:table-cell table:number-columns-repeated="2"/>
          <table:table-cell table:style-name="Default" table:number-columns-repeated="16375"/>
        </table:table-row>
        <table:table-row table:style-name="ro2" table:number-rows-repeated="1048074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named-expressions>
          <table:named-range table:name="Excel_BuiltIn__FilterDatabase" table:base-cell-address="$'Оказанные услуги'.$A$1" table:cell-range-address="$'Оказанные услуги'.$A$1:.$G$501"/>
        </table:named-expressions>
      </table:table>
      <table:table table:name="Услуги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2"/>
        <table:table-column table:style-name="co1" table:default-cell-style-name="Default"/>
        <table:table-column table:style-name="co1" table:number-columns-repeated="16381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интернет 50Мбит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интернет 100Мбит</text:p>
          </table:table-cell>
          <table:table-cell table:style-name="ce2" office:value-type="float" office:value="500" calcext:value-type="float">
            <text:p>5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домашний телефон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телевидение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видеонаблюдение</text:p>
          </table:table-cell>
          <table:table-cell table:style-name="ce2" office:value-type="float" office:value="1500" calcext:value-type="float">
            <text:p>15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интернет+телевидение</text:p>
          </table:table-cell>
          <table:table-cell table:style-name="ce2" office:value-type="float" office:value="500" calcext:value-type="float">
            <text:p>5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выделенный IP-адрес</text:p>
          </table:table-cell>
          <table:table-cell table:style-name="ce2" office:value-type="float" office:value="150" calcext:value-type="float">
            <text:p>15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хостинг</text:p>
          </table:table-cell>
          <table:table-cell table:style-name="ce2" office:value-type="float" office:value="500" calcext:value-type="float">
            <text:p>5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оформление SSL-сертификата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установка антивируса</text:p>
          </table:table-cell>
          <table:table-cell table:style-name="ce2" office:value-type="float" office:value="700" calcext:value-type="float">
            <text:p>700</text:p>
          </table:table-cell>
          <table:table-cell table:style-name="Default" table:number-columns-repeated="16381"/>
        </table:table-row>
        <table:table-row table:style-name="ro2" table:number-rows-repeated="1048564">
          <table:table-cell table:number-columns-repeated="3"/>
          <table:table-cell table:style-name="Default" table:number-columns-repeated="16381"/>
        </table:table-row>
        <table:table-row table:style-name="ro2">
          <table:table-cell table:number-columns-repeated="3"/>
          <table:table-cell table:style-name="Default" table:number-columns-repeated="16381"/>
        </table:table-row>
      </table:table>
      <table:table table:name="Клиенты" table:style-name="ta3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6380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Районе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Фамилия ИО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Сафонова П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139</text:p>
          </table:table-cell>
          <table:table-cell office:value-type="string" calcext:value-type="string">
            <text:p>Дорофеев Д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140</text:p>
          </table:table-cell>
          <table:table-cell office:value-type="string" calcext:value-type="string">
            <text:p>Давыдова Д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50</text:p>
          </table:table-cell>
          <table:table-cell office:value-type="string" calcext:value-type="string">
            <text:p>Колесова С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0</text:p>
          </table:table-cell>
          <table:table-cell office:value-type="string" calcext:value-type="string">
            <text:p>Макарова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1</text:p>
          </table:table-cell>
          <table:table-cell office:value-type="string" calcext:value-type="string">
            <text:p>Захарова С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5</text:p>
          </table:table-cell>
          <table:table-cell office:value-type="string" calcext:value-type="string">
            <text:p>Парамон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137</text:p>
          </table:table-cell>
          <table:table-cell office:value-type="string" calcext:value-type="string">
            <text:p>Зуев Р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49</text:p>
          </table:table-cell>
          <table:table-cell office:value-type="string" calcext:value-type="string">
            <text:p>Терехов И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Калинин Н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Сорокин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74</text:p>
          </table:table-cell>
          <table:table-cell office:value-type="string" calcext:value-type="string">
            <text:p>Матвеева И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32</text:p>
          </table:table-cell>
          <table:table-cell office:value-type="string" calcext:value-type="string">
            <text:p>Егоров Э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50</text:p>
          </table:table-cell>
          <table:table-cell office:value-type="string" calcext:value-type="string">
            <text:p>Панфилова С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43</text:p>
          </table:table-cell>
          <table:table-cell office:value-type="string" calcext:value-type="string">
            <text:p>Фетисова С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35</text:p>
          </table:table-cell>
          <table:table-cell office:value-type="string" calcext:value-type="string">
            <text:p>Лебедев Л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46</text:p>
          </table:table-cell>
          <table:table-cell office:value-type="string" calcext:value-type="string">
            <text:p>Воробьева В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Киселев С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28</text:p>
          </table:table-cell>
          <table:table-cell office:value-type="string" calcext:value-type="string">
            <text:p>Иванов И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33</text:p>
          </table:table-cell>
          <table:table-cell office:value-type="string" calcext:value-type="string">
            <text:p>Игнатьева Д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94</text:p>
          </table:table-cell>
          <table:table-cell office:value-type="string" calcext:value-type="string">
            <text:p>Соловьев И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Сидоро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рвая, 70</text:p>
          </table:table-cell>
          <table:table-cell office:value-type="string" calcext:value-type="string">
            <text:p>Александров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16</text:p>
          </table:table-cell>
          <table:table-cell office:value-type="string" calcext:value-type="string">
            <text:p>Яковлев Я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6</text:p>
          </table:table-cell>
          <table:table-cell office:value-type="string" calcext:value-type="string">
            <text:p>Захарова Н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ивая, 30</text:p>
          </table:table-cell>
          <table:table-cell office:value-type="string" calcext:value-type="string">
            <text:p>Никулина С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78</text:p>
          </table:table-cell>
          <table:table-cell office:value-type="string" calcext:value-type="string">
            <text:p>Аксено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108</text:p>
          </table:table-cell>
          <table:table-cell office:value-type="string" calcext:value-type="string">
            <text:p>Николаев Т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91</text:p>
          </table:table-cell>
          <table:table-cell office:value-type="string" calcext:value-type="string">
            <text:p>Чернышев С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Гуляев И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94</text:p>
          </table:table-cell>
          <table:table-cell office:value-type="string" calcext:value-type="string">
            <text:p>Новиков Н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56</text:p>
          </table:table-cell>
          <table:table-cell office:value-type="string" calcext:value-type="string">
            <text:p>Колесникова А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14</text:p>
          </table:table-cell>
          <table:table-cell office:value-type="string" calcext:value-type="string">
            <text:p>Широкова М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42</text:p>
          </table:table-cell>
          <table:table-cell office:value-type="string" calcext:value-type="string">
            <text:p>Быкова У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7</text:p>
          </table:table-cell>
          <table:table-cell office:value-type="string" calcext:value-type="string">
            <text:p>Захарова А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15</text:p>
          </table:table-cell>
          <table:table-cell office:value-type="string" calcext:value-type="string">
            <text:p>Малышев С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65</text:p>
          </table:table-cell>
          <table:table-cell office:value-type="string" calcext:value-type="string">
            <text:p>Исаев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76</text:p>
          </table:table-cell>
          <table:table-cell office:value-type="string" calcext:value-type="string">
            <text:p>Иванова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12</text:p>
          </table:table-cell>
          <table:table-cell office:value-type="string" calcext:value-type="string">
            <text:p>Барано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83</text:p>
          </table:table-cell>
          <table:table-cell office:value-type="string" calcext:value-type="string">
            <text:p>Егорова В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9</text:p>
          </table:table-cell>
          <table:table-cell office:value-type="string" calcext:value-type="string">
            <text:p>Дмитриев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124</text:p>
          </table:table-cell>
          <table:table-cell office:value-type="string" calcext:value-type="string">
            <text:p>Румянцев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рвая, 38</text:p>
          </table:table-cell>
          <table:table-cell office:value-type="string" calcext:value-type="string">
            <text:p>Крылов Т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140</text:p>
          </table:table-cell>
          <table:table-cell office:value-type="string" calcext:value-type="string">
            <text:p>Зайцев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02</text:p>
          </table:table-cell>
          <table:table-cell office:value-type="string" calcext:value-type="string">
            <text:p>Хохлов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0</text:p>
          </table:table-cell>
          <table:table-cell office:value-type="string" calcext:value-type="string">
            <text:p>Соколова М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рилюдная, 24</text:p>
          </table:table-cell>
          <table:table-cell office:value-type="string" calcext:value-type="string">
            <text:p>Иванов Т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5</text:p>
          </table:table-cell>
          <table:table-cell office:value-type="string" calcext:value-type="string">
            <text:p>Степанов Т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19</text:p>
          </table:table-cell>
          <table:table-cell office:value-type="string" calcext:value-type="string">
            <text:p>Сергее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89</text:p>
          </table:table-cell>
          <table:table-cell office:value-type="string" calcext:value-type="string">
            <text:p>Добрынин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62</text:p>
          </table:table-cell>
          <table:table-cell office:value-type="string" calcext:value-type="string">
            <text:p>Баженов Н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42</text:p>
          </table:table-cell>
          <table:table-cell office:value-type="string" calcext:value-type="string">
            <text:p>Соколова С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7</text:p>
          </table:table-cell>
          <table:table-cell office:value-type="string" calcext:value-type="string">
            <text:p>Павлов Д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76</text:p>
          </table:table-cell>
          <table:table-cell office:value-type="string" calcext:value-type="string">
            <text:p>Тарасов Д. З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Железнодорожная, 17</text:p>
          </table:table-cell>
          <table:table-cell office:value-type="string" calcext:value-type="string">
            <text:p>Павлов И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70</text:p>
          </table:table-cell>
          <table:table-cell office:value-type="string" calcext:value-type="string">
            <text:p>Лазарев Я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63</text:p>
          </table:table-cell>
          <table:table-cell office:value-type="string" calcext:value-type="string">
            <text:p>Калинин Я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13</text:p>
          </table:table-cell>
          <table:table-cell office:value-type="string" calcext:value-type="string">
            <text:p>Панов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141</text:p>
          </table:table-cell>
          <table:table-cell office:value-type="string" calcext:value-type="string">
            <text:p>Швецов Д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146</text:p>
          </table:table-cell>
          <table:table-cell office:value-type="string" calcext:value-type="string">
            <text:p>Артемов Г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48</text:p>
          </table:table-cell>
          <table:table-cell office:value-type="string" calcext:value-type="string">
            <text:p>Алексеев М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82</text:p>
          </table:table-cell>
          <table:table-cell office:value-type="string" calcext:value-type="string">
            <text:p>Иванова Е. З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5</text:p>
          </table:table-cell>
          <table:table-cell office:value-type="string" calcext:value-type="string">
            <text:p>Кузнецов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60</text:p>
          </table:table-cell>
          <table:table-cell office:value-type="string" calcext:value-type="string">
            <text:p>Попова В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2</text:p>
          </table:table-cell>
          <table:table-cell office:value-type="string" calcext:value-type="string">
            <text:p>Сухов Р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39</text:p>
          </table:table-cell>
          <table:table-cell office:value-type="string" calcext:value-type="string">
            <text:p>Филиппов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8</text:p>
          </table:table-cell>
          <table:table-cell office:value-type="string" calcext:value-type="string">
            <text:p>Румянцева М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62</text:p>
          </table:table-cell>
          <table:table-cell office:value-type="string" calcext:value-type="string">
            <text:p>Русанова Е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1</text:p>
          </table:table-cell>
          <table:table-cell office:value-type="string" calcext:value-type="string">
            <text:p>Свиридова П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07</text:p>
          </table:table-cell>
          <table:table-cell office:value-type="string" calcext:value-type="string">
            <text:p>Румянцев М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103</text:p>
          </table:table-cell>
          <table:table-cell office:value-type="string" calcext:value-type="string">
            <text:p>Иванов Ю. Э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61</text:p>
          </table:table-cell>
          <table:table-cell office:value-type="string" calcext:value-type="string">
            <text:p>Громова У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81</text:p>
          </table:table-cell>
          <table:table-cell office:value-type="string" calcext:value-type="string">
            <text:p>Ананьев Д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19</text:p>
          </table:table-cell>
          <table:table-cell office:value-type="string" calcext:value-type="string">
            <text:p>Корнеев В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6</text:p>
          </table:table-cell>
          <table:table-cell office:value-type="string" calcext:value-type="string">
            <text:p>Иванова В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44</text:p>
          </table:table-cell>
          <table:table-cell office:value-type="string" calcext:value-type="string">
            <text:p>Ждан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45</text:p>
          </table:table-cell>
          <table:table-cell office:value-type="string" calcext:value-type="string">
            <text:p>Сальников Д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50</text:p>
          </table:table-cell>
          <table:table-cell office:value-type="string" calcext:value-type="string">
            <text:p>Сорокин Г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Петрова А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6</text:p>
          </table:table-cell>
          <table:table-cell office:value-type="string" calcext:value-type="string">
            <text:p>Михайлова Я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42</text:p>
          </table:table-cell>
          <table:table-cell office:value-type="string" calcext:value-type="string">
            <text:p>Никитин И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43</text:p>
          </table:table-cell>
          <table:table-cell office:value-type="string" calcext:value-type="string">
            <text:p>Смирнов Р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41</text:p>
          </table:table-cell>
          <table:table-cell office:value-type="string" calcext:value-type="string">
            <text:p>Козлов Е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23</text:p>
          </table:table-cell>
          <table:table-cell office:value-type="string" calcext:value-type="string">
            <text:p>Фомиче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1</text:p>
          </table:table-cell>
          <table:table-cell office:value-type="string" calcext:value-type="string">
            <text:p>Широк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Князев В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135</text:p>
          </table:table-cell>
          <table:table-cell office:value-type="string" calcext:value-type="string">
            <text:p>Платонова Д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бегайделинская, 102</text:p>
          </table:table-cell>
          <table:table-cell office:value-type="string" calcext:value-type="string">
            <text:p>Федото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Орехов В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узенштерна, 47</text:p>
          </table:table-cell>
          <table:table-cell office:value-type="string" calcext:value-type="string">
            <text:p>Белоусов И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ктябрьская, 75</text:p>
          </table:table-cell>
          <table:table-cell office:value-type="string" calcext:value-type="string">
            <text:p>Малинина В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03</text:p>
          </table:table-cell>
          <table:table-cell office:value-type="string" calcext:value-type="string">
            <text:p>Кузнецова Ю. З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86</text:p>
          </table:table-cell>
          <table:table-cell office:value-type="string" calcext:value-type="string">
            <text:p>Медведе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86</text:p>
          </table:table-cell>
          <table:table-cell office:value-type="string" calcext:value-type="string">
            <text:p>Герасимова В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60</text:p>
          </table:table-cell>
          <table:table-cell office:value-type="string" calcext:value-type="string">
            <text:p>Алексеев И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Угольная, 29</text:p>
          </table:table-cell>
          <table:table-cell office:value-type="string" calcext:value-type="string">
            <text:p>Иванова Ю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Шаповалова Е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111</text:p>
          </table:table-cell>
          <table:table-cell office:value-type="string" calcext:value-type="string">
            <text:p>Полякова Е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41</text:p>
          </table:table-cell>
          <table:table-cell office:value-type="string" calcext:value-type="string">
            <text:p>Иванова К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8</text:p>
          </table:table-cell>
          <table:table-cell office:value-type="string" calcext:value-type="string">
            <text:p>Боброва М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33</text:p>
          </table:table-cell>
          <table:table-cell office:value-type="string" calcext:value-type="string">
            <text:p>Завьялова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00</text:p>
          </table:table-cell>
          <table:table-cell office:value-type="string" calcext:value-type="string">
            <text:p>Попов М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101</text:p>
          </table:table-cell>
          <table:table-cell office:value-type="string" calcext:value-type="string">
            <text:p>Беляев К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01</text:p>
          </table:table-cell>
          <table:table-cell office:value-type="string" calcext:value-type="string">
            <text:p>Кожевник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узенштерна, 76</text:p>
          </table:table-cell>
          <table:table-cell office:value-type="string" calcext:value-type="string">
            <text:p>Сафонов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24</text:p>
          </table:table-cell>
          <table:table-cell office:value-type="string" calcext:value-type="string">
            <text:p>Трофимов П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59</text:p>
          </table:table-cell>
          <table:table-cell office:value-type="string" calcext:value-type="string">
            <text:p>Степанов М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Савин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39</text:p>
          </table:table-cell>
          <table:table-cell office:value-type="string" calcext:value-type="string">
            <text:p>Новик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25</text:p>
          </table:table-cell>
          <table:table-cell office:value-type="string" calcext:value-type="string">
            <text:p>Вавил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51</text:p>
          </table:table-cell>
          <table:table-cell office:value-type="string" calcext:value-type="string">
            <text:p>Тихонова У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Николаева А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44</text:p>
          </table:table-cell>
          <table:table-cell office:value-type="string" calcext:value-type="string">
            <text:p>Сергеев Т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3</text:p>
          </table:table-cell>
          <table:table-cell office:value-type="string" calcext:value-type="string">
            <text:p>Киселев В. Э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голя, 121</text:p>
          </table:table-cell>
          <table:table-cell office:value-type="string" calcext:value-type="string">
            <text:p>Журавлев Д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79</text:p>
          </table:table-cell>
          <table:table-cell office:value-type="string" calcext:value-type="string">
            <text:p>Дементьева П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0</text:p>
          </table:table-cell>
          <table:table-cell office:value-type="string" calcext:value-type="string">
            <text:p>Комарова Е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ревняя, 45</text:p>
          </table:table-cell>
          <table:table-cell office:value-type="string" calcext:value-type="string">
            <text:p>Ермаков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95</text:p>
          </table:table-cell>
          <table:table-cell office:value-type="string" calcext:value-type="string">
            <text:p>Лапин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ревняя, 57</text:p>
          </table:table-cell>
          <table:table-cell office:value-type="string" calcext:value-type="string">
            <text:p>Макеева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Романова А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61</text:p>
          </table:table-cell>
          <table:table-cell office:value-type="string" calcext:value-type="string">
            <text:p>Малышева С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47</text:p>
          </table:table-cell>
          <table:table-cell office:value-type="string" calcext:value-type="string">
            <text:p>Корнеева К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65</text:p>
          </table:table-cell>
          <table:table-cell office:value-type="string" calcext:value-type="string">
            <text:p>Ермолов А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61</text:p>
          </table:table-cell>
          <table:table-cell office:value-type="string" calcext:value-type="string">
            <text:p>Лукин Ф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140</text:p>
          </table:table-cell>
          <table:table-cell office:value-type="string" calcext:value-type="string">
            <text:p>Шевелев Р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сная, 141</text:p>
          </table:table-cell>
          <table:table-cell office:value-type="string" calcext:value-type="string">
            <text:p>Борисов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</text:p>
          </table:table-cell>
          <table:table-cell office:value-type="string" calcext:value-type="string">
            <text:p>Тихомиров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36</text:p>
          </table:table-cell>
          <table:table-cell office:value-type="string" calcext:value-type="string">
            <text:p>Майоров Д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127</text:p>
          </table:table-cell>
          <table:table-cell office:value-type="string" calcext:value-type="string">
            <text:p>Крылов А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72</text:p>
          </table:table-cell>
          <table:table-cell office:value-type="string" calcext:value-type="string">
            <text:p>Смирнова У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133</text:p>
          </table:table-cell>
          <table:table-cell office:value-type="string" calcext:value-type="string">
            <text:p>Жукова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16</text:p>
          </table:table-cell>
          <table:table-cell office:value-type="string" calcext:value-type="string">
            <text:p>Захаров Б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олесникова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58</text:p>
          </table:table-cell>
          <table:table-cell office:value-type="string" calcext:value-type="string">
            <text:p>Козлов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20</text:p>
          </table:table-cell>
          <table:table-cell office:value-type="string" calcext:value-type="string">
            <text:p>Смирнов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91</text:p>
          </table:table-cell>
          <table:table-cell office:value-type="string" calcext:value-type="string">
            <text:p>Осипов М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1</text:p>
          </table:table-cell>
          <table:table-cell office:value-type="string" calcext:value-type="string">
            <text:p>Орлов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28</text:p>
          </table:table-cell>
          <table:table-cell office:value-type="string" calcext:value-type="string">
            <text:p>Гусе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55</text:p>
          </table:table-cell>
          <table:table-cell office:value-type="string" calcext:value-type="string">
            <text:p>Котов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Ефим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118</text:p>
          </table:table-cell>
          <table:table-cell office:value-type="string" calcext:value-type="string">
            <text:p>Соколов С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ревняя, 78</text:p>
          </table:table-cell>
          <table:table-cell office:value-type="string" calcext:value-type="string">
            <text:p>Балашов Р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23</text:p>
          </table:table-cell>
          <table:table-cell office:value-type="string" calcext:value-type="string">
            <text:p>Власова М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133</text:p>
          </table:table-cell>
          <table:table-cell office:value-type="string" calcext:value-type="string">
            <text:p>Гончаров Д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73</text:p>
          </table:table-cell>
          <table:table-cell office:value-type="string" calcext:value-type="string">
            <text:p>Фомин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Давыдова А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8</text:p>
          </table:table-cell>
          <table:table-cell office:value-type="string" calcext:value-type="string">
            <text:p>Агафонов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19</text:p>
          </table:table-cell>
          <table:table-cell office:value-type="string" calcext:value-type="string">
            <text:p>Васильева М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14</text:p>
          </table:table-cell>
          <table:table-cell office:value-type="string" calcext:value-type="string">
            <text:p>Васильев Т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ивановойсковая, 75</text:p>
          </table:table-cell>
          <table:table-cell office:value-type="string" calcext:value-type="string">
            <text:p>Соколо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56</text:p>
          </table:table-cell>
          <table:table-cell office:value-type="string" calcext:value-type="string">
            <text:p>Игнатова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Октябрьская, 40</text:p>
          </table:table-cell>
          <table:table-cell office:value-type="string" calcext:value-type="string">
            <text:p>Фролова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Калинина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8</text:p>
          </table:table-cell>
          <table:table-cell office:value-type="string" calcext:value-type="string">
            <text:p>Чеснокова А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30</text:p>
          </table:table-cell>
          <table:table-cell office:value-type="string" calcext:value-type="string">
            <text:p>Назарова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94</text:p>
          </table:table-cell>
          <table:table-cell office:value-type="string" calcext:value-type="string">
            <text:p>Андрианов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49</text:p>
          </table:table-cell>
          <table:table-cell office:value-type="string" calcext:value-type="string">
            <text:p>Долгова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ливайная, 122</text:p>
          </table:table-cell>
          <table:table-cell office:value-type="string" calcext:value-type="string">
            <text:p>Чернова С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нина, 68</text:p>
          </table:table-cell>
          <table:table-cell office:value-type="string" calcext:value-type="string">
            <text:p>Чумакова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узенштерна, 123</text:p>
          </table:table-cell>
          <table:table-cell office:value-type="string" calcext:value-type="string">
            <text:p>Попова Н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3</text:p>
          </table:table-cell>
          <table:table-cell office:value-type="string" calcext:value-type="string">
            <text:p>Белова В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40</text:p>
          </table:table-cell>
          <table:table-cell office:value-type="string" calcext:value-type="string">
            <text:p>Иванова С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77</text:p>
          </table:table-cell>
          <table:table-cell office:value-type="string" calcext:value-type="string">
            <text:p>Максимова М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5</text:p>
          </table:table-cell>
          <table:table-cell office:value-type="string" calcext:value-type="string">
            <text:p>Иванова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2</text:p>
          </table:table-cell>
          <table:table-cell office:value-type="string" calcext:value-type="string">
            <text:p>Зорин Я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43</text:p>
          </table:table-cell>
          <table:table-cell office:value-type="string" calcext:value-type="string">
            <text:p>Еремина Ф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89</text:p>
          </table:table-cell>
          <table:table-cell office:value-type="string" calcext:value-type="string">
            <text:p>Сальников П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36</text:p>
          </table:table-cell>
          <table:table-cell office:value-type="string" calcext:value-type="string">
            <text:p>Назаров П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84</text:p>
          </table:table-cell>
          <table:table-cell office:value-type="string" calcext:value-type="string">
            <text:p>Румянце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сная, 88</text:p>
          </table:table-cell>
          <table:table-cell office:value-type="string" calcext:value-type="string">
            <text:p>Галкина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етровская, 127</text:p>
          </table:table-cell>
          <table:table-cell office:value-type="string" calcext:value-type="string">
            <text:p>Поляков А. Ю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6</text:p>
          </table:table-cell>
          <table:table-cell office:value-type="string" calcext:value-type="string">
            <text:p>Жук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асноармейская, 37</text:p>
          </table:table-cell>
          <table:table-cell office:value-type="string" calcext:value-type="string">
            <text:p>Федоров П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00</text:p>
          </table:table-cell>
          <table:table-cell office:value-type="string" calcext:value-type="string">
            <text:p>Захарова М. З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11</text:p>
          </table:table-cell>
          <table:table-cell office:value-type="string" calcext:value-type="string">
            <text:p>Абрам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75</text:p>
          </table:table-cell>
          <table:table-cell office:value-type="string" calcext:value-type="string">
            <text:p>Леонова Е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Флотская, 99</text:p>
          </table:table-cell>
          <table:table-cell office:value-type="string" calcext:value-type="string">
            <text:p>Николаева Д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31</text:p>
          </table:table-cell>
          <table:table-cell office:value-type="string" calcext:value-type="string">
            <text:p>Фролов Р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5</text:p>
          </table:table-cell>
          <table:table-cell office:value-type="string" calcext:value-type="string">
            <text:p>Василье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Петров Ф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22</text:p>
          </table:table-cell>
          <table:table-cell office:value-type="string" calcext:value-type="string">
            <text:p>Емельянова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34</text:p>
          </table:table-cell>
          <table:table-cell office:value-type="string" calcext:value-type="string">
            <text:p>Клюева В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141</text:p>
          </table:table-cell>
          <table:table-cell office:value-type="string" calcext:value-type="string">
            <text:p>Леонтьев Н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01</text:p>
          </table:table-cell>
          <table:table-cell office:value-type="string" calcext:value-type="string">
            <text:p>Жданов Г. Б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48</text:p>
          </table:table-cell>
          <table:table-cell office:value-type="string" calcext:value-type="string">
            <text:p>Данил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ивая, 21</text:p>
          </table:table-cell>
          <table:table-cell office:value-type="string" calcext:value-type="string">
            <text:p>Поликарп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107</text:p>
          </table:table-cell>
          <table:table-cell office:value-type="string" calcext:value-type="string">
            <text:p>Кочеткова М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Зуева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03</text:p>
          </table:table-cell>
          <table:table-cell office:value-type="string" calcext:value-type="string">
            <text:p>Кузнецов К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47</text:p>
          </table:table-cell>
          <table:table-cell office:value-type="string" calcext:value-type="string">
            <text:p>Воронов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20</text:p>
          </table:table-cell>
          <table:table-cell office:value-type="string" calcext:value-type="string">
            <text:p>Кольцов Ф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59</text:p>
          </table:table-cell>
          <table:table-cell office:value-type="string" calcext:value-type="string">
            <text:p>Макаров Г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23</text:p>
          </table:table-cell>
          <table:table-cell office:value-type="string" calcext:value-type="string">
            <text:p>Сафонова А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62</text:p>
          </table:table-cell>
          <table:table-cell office:value-type="string" calcext:value-type="string">
            <text:p>Чернов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8</text:p>
          </table:table-cell>
          <table:table-cell office:value-type="string" calcext:value-type="string">
            <text:p>Колесов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49</text:p>
          </table:table-cell>
          <table:table-cell office:value-type="string" calcext:value-type="string">
            <text:p>Воронов А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54</text:p>
          </table:table-cell>
          <table:table-cell office:value-type="string" calcext:value-type="string">
            <text:p>Климова В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32</text:p>
          </table:table-cell>
          <table:table-cell office:value-type="string" calcext:value-type="string">
            <text:p>Мельник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03</text:p>
          </table:table-cell>
          <table:table-cell office:value-type="string" calcext:value-type="string">
            <text:p>Черкасов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8</text:p>
          </table:table-cell>
          <table:table-cell office:value-type="string" calcext:value-type="string">
            <text:p>Козлов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31</text:p>
          </table:table-cell>
          <table:table-cell office:value-type="string" calcext:value-type="string">
            <text:p>Ковалев К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40</text:p>
          </table:table-cell>
          <table:table-cell office:value-type="string" calcext:value-type="string">
            <text:p>Ширяева П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88</text:p>
          </table:table-cell>
          <table:table-cell office:value-type="string" calcext:value-type="string">
            <text:p>Поляков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Флотская, 19</text:p>
          </table:table-cell>
          <table:table-cell office:value-type="string" calcext:value-type="string">
            <text:p>Виноградов И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90</text:p>
          </table:table-cell>
          <table:table-cell office:value-type="string" calcext:value-type="string">
            <text:p>Сорокин Г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62</text:p>
          </table:table-cell>
          <table:table-cell office:value-type="string" calcext:value-type="string">
            <text:p>Сахаров И. З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Медведев Д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ивановойсковая, 101</text:p>
          </table:table-cell>
          <table:table-cell office:value-type="string" calcext:value-type="string">
            <text:p>Алексеева С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93</text:p>
          </table:table-cell>
          <table:table-cell office:value-type="string" calcext:value-type="string">
            <text:p>Лебедев П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19</text:p>
          </table:table-cell>
          <table:table-cell office:value-type="string" calcext:value-type="string">
            <text:p>Третьяков Д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30</text:p>
          </table:table-cell>
          <table:table-cell office:value-type="string" calcext:value-type="string">
            <text:p>Островская А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Историческая, 27</text:p>
          </table:table-cell>
          <table:table-cell office:value-type="string" calcext:value-type="string">
            <text:p>Мельников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67</text:p>
          </table:table-cell>
          <table:table-cell office:value-type="string" calcext:value-type="string">
            <text:p>Кондратьева М. Ю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51</text:p>
          </table:table-cell>
          <table:table-cell office:value-type="string" calcext:value-type="string">
            <text:p>Сокол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8</text:p>
          </table:table-cell>
          <table:table-cell office:value-type="string" calcext:value-type="string">
            <text:p>Харитонов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5</text:p>
          </table:table-cell>
          <table:table-cell office:value-type="string" calcext:value-type="string">
            <text:p>Трифонов П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144</text:p>
          </table:table-cell>
          <table:table-cell office:value-type="string" calcext:value-type="string">
            <text:p>Малышева В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140</text:p>
          </table:table-cell>
          <table:table-cell office:value-type="string" calcext:value-type="string">
            <text:p>Николаев Р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сторическая, 118</text:p>
          </table:table-cell>
          <table:table-cell office:value-type="string" calcext:value-type="string">
            <text:p>Морозов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65</text:p>
          </table:table-cell>
          <table:table-cell office:value-type="string" calcext:value-type="string">
            <text:p>Акимо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22</text:p>
          </table:table-cell>
          <table:table-cell office:value-type="string" calcext:value-type="string">
            <text:p>Игнатьева Н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73</text:p>
          </table:table-cell>
          <table:table-cell office:value-type="string" calcext:value-type="string">
            <text:p>Богданов В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Октябрьская, 89</text:p>
          </table:table-cell>
          <table:table-cell office:value-type="string" calcext:value-type="string">
            <text:p>Иванова М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90</text:p>
          </table:table-cell>
          <table:table-cell office:value-type="string" calcext:value-type="string">
            <text:p>Комиссаров П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70</text:p>
          </table:table-cell>
          <table:table-cell office:value-type="string" calcext:value-type="string">
            <text:p>Анисимова Э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21</text:p>
          </table:table-cell>
          <table:table-cell office:value-type="string" calcext:value-type="string">
            <text:p>Некрасов И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Тихонов И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8</text:p>
          </table:table-cell>
          <table:table-cell office:value-type="string" calcext:value-type="string">
            <text:p>Лобанов М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57</text:p>
          </table:table-cell>
          <table:table-cell office:value-type="string" calcext:value-type="string">
            <text:p>Андрианов С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31</text:p>
          </table:table-cell>
          <table:table-cell office:value-type="string" calcext:value-type="string">
            <text:p>Коновал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Александров Я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актовая, 14</text:p>
          </table:table-cell>
          <table:table-cell office:value-type="string" calcext:value-type="string">
            <text:p>Коровина Я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80</text:p>
          </table:table-cell>
          <table:table-cell office:value-type="string" calcext:value-type="string">
            <text:p>Чернова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36</text:p>
          </table:table-cell>
          <table:table-cell office:value-type="string" calcext:value-type="string">
            <text:p>Наумов Т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23</text:p>
          </table:table-cell>
          <table:table-cell office:value-type="string" calcext:value-type="string">
            <text:p>Иванова А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Шевцова А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Рубцов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89</text:p>
          </table:table-cell>
          <table:table-cell office:value-type="string" calcext:value-type="string">
            <text:p>Матвеев М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Кузьмин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98</text:p>
          </table:table-cell>
          <table:table-cell office:value-type="string" calcext:value-type="string">
            <text:p>Борисова А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96</text:p>
          </table:table-cell>
          <table:table-cell office:value-type="string" calcext:value-type="string">
            <text:p>Терехов А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18</text:p>
          </table:table-cell>
          <table:table-cell office:value-type="string" calcext:value-type="string">
            <text:p>Рудакова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06</text:p>
          </table:table-cell>
          <table:table-cell office:value-type="string" calcext:value-type="string">
            <text:p>Казакова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Севастьянов Е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асноармейская, 29</text:p>
          </table:table-cell>
          <table:table-cell office:value-type="string" calcext:value-type="string">
            <text:p>Корнеева В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109</text:p>
          </table:table-cell>
          <table:table-cell office:value-type="string" calcext:value-type="string">
            <text:p>Ильин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92</text:p>
          </table:table-cell>
          <table:table-cell office:value-type="string" calcext:value-type="string">
            <text:p>Ильин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49</text:p>
          </table:table-cell>
          <table:table-cell office:value-type="string" calcext:value-type="string">
            <text:p>Симонова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44</text:p>
          </table:table-cell>
          <table:table-cell office:value-type="string" calcext:value-type="string">
            <text:p>Миронов Г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24</text:p>
          </table:table-cell>
          <table:table-cell office:value-type="string" calcext:value-type="string">
            <text:p>Семенов Е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17</text:p>
          </table:table-cell>
          <table:table-cell office:value-type="string" calcext:value-type="string">
            <text:p>Поляков Д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59</text:p>
          </table:table-cell>
          <table:table-cell office:value-type="string" calcext:value-type="string">
            <text:p>Суркова М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5</text:p>
          </table:table-cell>
          <table:table-cell office:value-type="string" calcext:value-type="string">
            <text:p>Хохлова Е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9</text:p>
          </table:table-cell>
          <table:table-cell office:value-type="string" calcext:value-type="string">
            <text:p>Ермак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13</text:p>
          </table:table-cell>
          <table:table-cell office:value-type="string" calcext:value-type="string">
            <text:p>Козлова В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36</text:p>
          </table:table-cell>
          <table:table-cell office:value-type="string" calcext:value-type="string">
            <text:p>Софронова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63</text:p>
          </table:table-cell>
          <table:table-cell office:value-type="string" calcext:value-type="string">
            <text:p>Алексеева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68</text:p>
          </table:table-cell>
          <table:table-cell office:value-type="string" calcext:value-type="string">
            <text:p>Мельников С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16</text:p>
          </table:table-cell>
          <table:table-cell office:value-type="string" calcext:value-type="string">
            <text:p>Захарова А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Водная, 135</text:p>
          </table:table-cell>
          <table:table-cell office:value-type="string" calcext:value-type="string">
            <text:p>Гончарова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22</text:p>
          </table:table-cell>
          <table:table-cell office:value-type="string" calcext:value-type="string">
            <text:p>Савицкая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46</text:p>
          </table:table-cell>
          <table:table-cell office:value-type="string" calcext:value-type="string">
            <text:p>Куликов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30</text:p>
          </table:table-cell>
          <table:table-cell office:value-type="string" calcext:value-type="string">
            <text:p>Щукина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1</text:p>
          </table:table-cell>
          <table:table-cell office:value-type="string" calcext:value-type="string">
            <text:p>Зиновьева Д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00</text:p>
          </table:table-cell>
          <table:table-cell office:value-type="string" calcext:value-type="string">
            <text:p>Лосев М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9</text:p>
          </table:table-cell>
          <table:table-cell office:value-type="string" calcext:value-type="string">
            <text:p>Симонов Г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34</text:p>
          </table:table-cell>
          <table:table-cell office:value-type="string" calcext:value-type="string">
            <text:p>Сергеева А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118</text:p>
          </table:table-cell>
          <table:table-cell office:value-type="string" calcext:value-type="string">
            <text:p>Костин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96</text:p>
          </table:table-cell>
          <table:table-cell office:value-type="string" calcext:value-type="string">
            <text:p>Юдин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27</text:p>
          </table:table-cell>
          <table:table-cell office:value-type="string" calcext:value-type="string">
            <text:p>Степанов К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2</text:p>
          </table:table-cell>
          <table:table-cell office:value-type="string" calcext:value-type="string">
            <text:p>Зиновьева Е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36</text:p>
          </table:table-cell>
          <table:table-cell office:value-type="string" calcext:value-type="string">
            <text:p>Фадеев Д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51</text:p>
          </table:table-cell>
          <table:table-cell office:value-type="string" calcext:value-type="string">
            <text:p>Симонов В. Б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89</text:p>
          </table:table-cell>
          <table:table-cell office:value-type="string" calcext:value-type="string">
            <text:p>Коновалова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62</text:p>
          </table:table-cell>
          <table:table-cell office:value-type="string" calcext:value-type="string">
            <text:p>Федотова Я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48</text:p>
          </table:table-cell>
          <table:table-cell office:value-type="string" calcext:value-type="string">
            <text:p>Зайцева С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41</text:p>
          </table:table-cell>
          <table:table-cell office:value-type="string" calcext:value-type="string">
            <text:p>Сергеев И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</text:p>
          </table:table-cell>
          <table:table-cell office:value-type="string" calcext:value-type="string">
            <text:p>Андреев П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82</text:p>
          </table:table-cell>
          <table:table-cell office:value-type="string" calcext:value-type="string">
            <text:p>Семенов Л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88</text:p>
          </table:table-cell>
          <table:table-cell office:value-type="string" calcext:value-type="string">
            <text:p>Жукова С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120</text:p>
          </table:table-cell>
          <table:table-cell office:value-type="string" calcext:value-type="string">
            <text:p>Коновало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84</text:p>
          </table:table-cell>
          <table:table-cell office:value-type="string" calcext:value-type="string">
            <text:p>Герасимов Э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Гоголя, 30</text:p>
          </table:table-cell>
          <table:table-cell office:value-type="string" calcext:value-type="string">
            <text:p>Петров А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Кириллова С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28</text:p>
          </table:table-cell>
          <table:table-cell office:value-type="string" calcext:value-type="string">
            <text:p>Карпова Д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56</text:p>
          </table:table-cell>
          <table:table-cell office:value-type="string" calcext:value-type="string">
            <text:p>Никитин М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9</text:p>
          </table:table-cell>
          <table:table-cell office:value-type="string" calcext:value-type="string">
            <text:p>Семенов Д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Сарайская, 48</text:p>
          </table:table-cell>
          <table:table-cell office:value-type="string" calcext:value-type="string">
            <text:p>Шаповалова Е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22</text:p>
          </table:table-cell>
          <table:table-cell office:value-type="string" calcext:value-type="string">
            <text:p>Фадеев С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34</text:p>
          </table:table-cell>
          <table:table-cell office:value-type="string" calcext:value-type="string">
            <text:p>Кочет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125</text:p>
          </table:table-cell>
          <table:table-cell office:value-type="string" calcext:value-type="string">
            <text:p>Софронова Д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бегайделинская, 73</text:p>
          </table:table-cell>
          <table:table-cell office:value-type="string" calcext:value-type="string">
            <text:p>Семен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88</text:p>
          </table:table-cell>
          <table:table-cell office:value-type="string" calcext:value-type="string">
            <text:p>Иванов В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14</text:p>
          </table:table-cell>
          <table:table-cell office:value-type="string" calcext:value-type="string">
            <text:p>Баранов М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40</text:p>
          </table:table-cell>
          <table:table-cell office:value-type="string" calcext:value-type="string">
            <text:p>Федосее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60</text:p>
          </table:table-cell>
          <table:table-cell office:value-type="string" calcext:value-type="string">
            <text:p>Жданова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26</text:p>
          </table:table-cell>
          <table:table-cell office:value-type="string" calcext:value-type="string">
            <text:p>Гусева Е. Я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56</text:p>
          </table:table-cell>
          <table:table-cell office:value-type="string" calcext:value-type="string">
            <text:p>Зуева А. Б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95</text:p>
          </table:table-cell>
          <table:table-cell office:value-type="string" calcext:value-type="string">
            <text:p>Алешина С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29</text:p>
          </table:table-cell>
          <table:table-cell office:value-type="string" calcext:value-type="string">
            <text:p>Овсянник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84</text:p>
          </table:table-cell>
          <table:table-cell office:value-type="string" calcext:value-type="string">
            <text:p>Ильина К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108</text:p>
          </table:table-cell>
          <table:table-cell office:value-type="string" calcext:value-type="string">
            <text:p>Моргуно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14</text:p>
          </table:table-cell>
          <table:table-cell office:value-type="string" calcext:value-type="string">
            <text:p>Алешин Д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Железнодорожная, 103</text:p>
          </table:table-cell>
          <table:table-cell office:value-type="string" calcext:value-type="string">
            <text:p>Королева П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124</text:p>
          </table:table-cell>
          <table:table-cell office:value-type="string" calcext:value-type="string">
            <text:p>Иван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2</text:p>
          </table:table-cell>
          <table:table-cell office:value-type="string" calcext:value-type="string">
            <text:p>Богданов М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85</text:p>
          </table:table-cell>
          <table:table-cell office:value-type="string" calcext:value-type="string">
            <text:p>Колесников Н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58</text:p>
          </table:table-cell>
          <table:table-cell office:value-type="string" calcext:value-type="string">
            <text:p>Седова М. О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67</text:p>
          </table:table-cell>
          <table:table-cell office:value-type="string" calcext:value-type="string">
            <text:p>Гуляева С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120</text:p>
          </table:table-cell>
          <table:table-cell office:value-type="string" calcext:value-type="string">
            <text:p>Чистяк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нина, 64</text:p>
          </table:table-cell>
          <table:table-cell office:value-type="string" calcext:value-type="string">
            <text:p>Лаврова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43</text:p>
          </table:table-cell>
          <table:table-cell office:value-type="string" calcext:value-type="string">
            <text:p>Логинова В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33</text:p>
          </table:table-cell>
          <table:table-cell office:value-type="string" calcext:value-type="string">
            <text:p>Князе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122</text:p>
          </table:table-cell>
          <table:table-cell office:value-type="string" calcext:value-type="string">
            <text:p>Кожевникова Н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ивановойсковая, 31</text:p>
          </table:table-cell>
          <table:table-cell office:value-type="string" calcext:value-type="string">
            <text:p>Сорокин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81</text:p>
          </table:table-cell>
          <table:table-cell office:value-type="string" calcext:value-type="string">
            <text:p>Павл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81</text:p>
          </table:table-cell>
          <table:table-cell office:value-type="string" calcext:value-type="string">
            <text:p>Андрее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35</text:p>
          </table:table-cell>
          <table:table-cell office:value-type="string" calcext:value-type="string">
            <text:p>Киселева Е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4</text:p>
          </table:table-cell>
          <table:table-cell office:value-type="string" calcext:value-type="string">
            <text:p>Гордеев С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22</text:p>
          </table:table-cell>
          <table:table-cell office:value-type="string" calcext:value-type="string">
            <text:p>Евдоким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20</text:p>
          </table:table-cell>
          <table:table-cell office:value-type="string" calcext:value-type="string">
            <text:p>Кузнецов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4</text:p>
          </table:table-cell>
          <table:table-cell office:value-type="string" calcext:value-type="string">
            <text:p>Карпова А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Александр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12</text:p>
          </table:table-cell>
          <table:table-cell office:value-type="string" calcext:value-type="string">
            <text:p>Попов К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25</text:p>
          </table:table-cell>
          <table:table-cell office:value-type="string" calcext:value-type="string">
            <text:p>Вавилов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Лукина Д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39</text:p>
          </table:table-cell>
          <table:table-cell office:value-type="string" calcext:value-type="string">
            <text:p>Лебедева К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43</text:p>
          </table:table-cell>
          <table:table-cell office:value-type="string" calcext:value-type="string">
            <text:p>Миронов П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Калачев Е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25</text:p>
          </table:table-cell>
          <table:table-cell office:value-type="string" calcext:value-type="string">
            <text:p>Жаров Д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10</text:p>
          </table:table-cell>
          <table:table-cell office:value-type="string" calcext:value-type="string">
            <text:p>Лапина С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39</text:p>
          </table:table-cell>
          <table:table-cell office:value-type="string" calcext:value-type="string">
            <text:p>Смирнова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20</text:p>
          </table:table-cell>
          <table:table-cell office:value-type="string" calcext:value-type="string">
            <text:p>Ежова Э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39</text:p>
          </table:table-cell>
          <table:table-cell office:value-type="string" calcext:value-type="string">
            <text:p>Борисова Д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49</text:p>
          </table:table-cell>
          <table:table-cell office:value-type="string" calcext:value-type="string">
            <text:p>Смирнов Д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86</text:p>
          </table:table-cell>
          <table:table-cell office:value-type="string" calcext:value-type="string">
            <text:p>Горелов Г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38</text:p>
          </table:table-cell>
          <table:table-cell office:value-type="string" calcext:value-type="string">
            <text:p>Гаврилова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01</text:p>
          </table:table-cell>
          <table:table-cell office:value-type="string" calcext:value-type="string">
            <text:p>Васильев Д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Угольная, 91</text:p>
          </table:table-cell>
          <table:table-cell office:value-type="string" calcext:value-type="string">
            <text:p>Куприянов К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1</text:p>
          </table:table-cell>
          <table:table-cell office:value-type="string" calcext:value-type="string">
            <text:p>Блинова П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узнецов Ф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91</text:p>
          </table:table-cell>
          <table:table-cell office:value-type="string" calcext:value-type="string">
            <text:p>Моисеева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98</text:p>
          </table:table-cell>
          <table:table-cell office:value-type="string" calcext:value-type="string">
            <text:p>Дубинин А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90</text:p>
          </table:table-cell>
          <table:table-cell office:value-type="string" calcext:value-type="string">
            <text:p>Маслов Г. Ю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05</text:p>
          </table:table-cell>
          <table:table-cell office:value-type="string" calcext:value-type="string">
            <text:p>Титова С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Железнодорожная, 63</text:p>
          </table:table-cell>
          <table:table-cell office:value-type="string" calcext:value-type="string">
            <text:p>Ильин С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86</text:p>
          </table:table-cell>
          <table:table-cell office:value-type="string" calcext:value-type="string">
            <text:p>Андреева К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Михайлов Т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60</text:p>
          </table:table-cell>
          <table:table-cell office:value-type="string" calcext:value-type="string">
            <text:p>Николаева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96</text:p>
          </table:table-cell>
          <table:table-cell office:value-type="string" calcext:value-type="string">
            <text:p>Селезнев К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60</text:p>
          </table:table-cell>
          <table:table-cell office:value-type="string" calcext:value-type="string">
            <text:p>Зайцев Р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70</text:p>
          </table:table-cell>
          <table:table-cell office:value-type="string" calcext:value-type="string">
            <text:p>Басова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4</text:p>
          </table:table-cell>
          <table:table-cell office:value-type="string" calcext:value-type="string">
            <text:p>Корнилова Е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Большаков М. Е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Федотов Д. Л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94</text:p>
          </table:table-cell>
          <table:table-cell office:value-type="string" calcext:value-type="string">
            <text:p>Корнеева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12</text:p>
          </table:table-cell>
          <table:table-cell office:value-type="string" calcext:value-type="string">
            <text:p>Рябов Е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62</text:p>
          </table:table-cell>
          <table:table-cell office:value-type="string" calcext:value-type="string">
            <text:p>Калугин М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99</text:p>
          </table:table-cell>
          <table:table-cell office:value-type="string" calcext:value-type="string">
            <text:p>Булгакова М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52</text:p>
          </table:table-cell>
          <table:table-cell office:value-type="string" calcext:value-type="string">
            <text:p>Ильин П. Ф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85</text:p>
          </table:table-cell>
          <table:table-cell office:value-type="string" calcext:value-type="string">
            <text:p>Жданова Е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Головина Т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20</text:p>
          </table:table-cell>
          <table:table-cell office:value-type="string" calcext:value-type="string">
            <text:p>Степанов Д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Гусев Г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0</text:p>
          </table:table-cell>
          <table:table-cell office:value-type="string" calcext:value-type="string">
            <text:p>Волкова М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89</text:p>
          </table:table-cell>
          <table:table-cell office:value-type="string" calcext:value-type="string">
            <text:p>Белова С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147</text:p>
          </table:table-cell>
          <table:table-cell office:value-type="string" calcext:value-type="string">
            <text:p>Захаров Н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Снегирева Ю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55</text:p>
          </table:table-cell>
          <table:table-cell office:value-type="string" calcext:value-type="string">
            <text:p>Савин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63</text:p>
          </table:table-cell>
          <table:table-cell office:value-type="string" calcext:value-type="string">
            <text:p>Тарасова Е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144</text:p>
          </table:table-cell>
          <table:table-cell office:value-type="string" calcext:value-type="string">
            <text:p>Данилова В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Еремин А. Р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20</text:p>
          </table:table-cell>
          <table:table-cell office:value-type="string" calcext:value-type="string">
            <text:p>Чернов В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24</text:p>
          </table:table-cell>
          <table:table-cell office:value-type="string" calcext:value-type="string">
            <text:p>Гусева А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82</text:p>
          </table:table-cell>
          <table:table-cell office:value-type="string" calcext:value-type="string">
            <text:p>Жданов М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15</text:p>
          </table:table-cell>
          <table:table-cell office:value-type="string" calcext:value-type="string">
            <text:p>Мухина В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4</text:p>
          </table:table-cell>
          <table:table-cell office:value-type="string" calcext:value-type="string">
            <text:p>Березина В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23</text:p>
          </table:table-cell>
          <table:table-cell office:value-type="string" calcext:value-type="string">
            <text:p>Королева М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Быкова С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Свешникова М. И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96</text:p>
          </table:table-cell>
          <table:table-cell office:value-type="string" calcext:value-type="string">
            <text:p>Ушакова М. С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93</text:p>
          </table:table-cell>
          <table:table-cell office:value-type="string" calcext:value-type="string">
            <text:p>Волков А. Г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Ушакова А. М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30</text:p>
          </table:table-cell>
          <table:table-cell office:value-type="string" calcext:value-type="string">
            <text:p>Орлов М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45</text:p>
          </table:table-cell>
          <table:table-cell office:value-type="string" calcext:value-type="string">
            <text:p>Новиков М. Б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Широков Е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118</text:p>
          </table:table-cell>
          <table:table-cell office:value-type="string" calcext:value-type="string">
            <text:p>Колосова А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61</text:p>
          </table:table-cell>
          <table:table-cell office:value-type="string" calcext:value-type="string">
            <text:p>Черных В. В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99</text:p>
          </table:table-cell>
          <table:table-cell office:value-type="string" calcext:value-type="string">
            <text:p>Калинин Д. О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07</text:p>
          </table:table-cell>
          <table:table-cell office:value-type="string" calcext:value-type="string">
            <text:p>Крылов Г. А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106</text:p>
          </table:table-cell>
          <table:table-cell office:value-type="string" calcext:value-type="string">
            <text:p>Кулагина С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99</text:p>
          </table:table-cell>
          <table:table-cell office:value-type="string" calcext:value-type="string">
            <text:p>Петров М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145</text:p>
          </table:table-cell>
          <table:table-cell office:value-type="string" calcext:value-type="string">
            <text:p>Казакова В. Д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Лукьянов П. П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68</text:p>
          </table:table-cell>
          <table:table-cell office:value-type="string" calcext:value-type="string">
            <text:p>Вешняков А. Т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8</text:p>
          </table:table-cell>
          <table:table-cell office:value-type="string" calcext:value-type="string">
            <text:p>Николаева А. Н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49</text:p>
          </table:table-cell>
          <table:table-cell office:value-type="string" calcext:value-type="string">
            <text:p>Егорова Е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48</text:p>
          </table:table-cell>
          <table:table-cell office:value-type="string" calcext:value-type="string">
            <text:p>Крылов А. К.</text:p>
          </table:table-cell>
          <table:table-cell table:style-name="Default" table:number-columns-repeated="1638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38</text:p>
          </table:table-cell>
          <table:table-cell office:value-type="string" calcext:value-type="string">
            <text:p>Кудрявцева А. П.</text:p>
          </table:table-cell>
          <table:table-cell table:style-name="Default" table:number-columns-repeated="16380"/>
        </table:table-row>
        <table:table-row table:style-name="ro2" table:number-rows-repeated="1048174">
          <table:table-cell table:number-columns-repeated="4"/>
          <table:table-cell table:style-name="Default" table:number-columns-repeated="16380"/>
        </table:table-row>
        <table:table-row table:style-name="ro2">
          <table:table-cell table:number-columns-repeated="4"/>
          <table:table-cell table:style-name="Default" table:number-columns-repeated="16380"/>
        </table:table-row>
      </table:table>
      <table:named-expressions/>
      <table:database-ranges>
        <table:database-range table:name="__Anonymous_Sheet_DB__0" table:target-range-address="'Оказанные услуги'.A1:'Оказанные услуги'.G501" table:display-filter-buttons="true">
          <table:filter>
            <table:filter-and>
              <table:filter-condition table:value="видеонаблюдение" table:operator="=" table:field-number="4">
                <table:filter-set-item table:value="видеонаблюдение"/>
                <table:filter-set-item table:value="установка антивируса"/>
                <table:filter-set-item table:value="хостинг"/>
              </table:filter-condition>
              <table:filter-condition table:value="Новый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 loext:blank-width-char="-3">-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казанные_20_услуги" style:display-name="PageStyle_Оказанные 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слуги" style:display-name="PageStyle_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лиенты" style:display-name="PageStyle_Клиен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/>
    <meta:creation-date>2021-09-01T15:28:34</meta:creation-date>
    <dc:date>2025-09-23T22:08:11.425697000</dc:date>
    <meta:editing-duration>PT4M10S</meta:editing-duration>
    <meta:editing-cycles>1</meta:editing-cycles>
    <meta:document-statistic meta:table-count="3" meta:cell-count="5145" meta:object-count="0"/>
    <meta:generator>LibreOffice/25.8.1.1$MacOSX_AARCH64 LibreOffice_project/54047653041915e595ad4e45cccea684809c77b5</meta:generator>
  </office:meta>
</office:document-meta>
</file>